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0FA7AA875CC66E4547C.png" manifest:media-type="image/png"/>
  <manifest:file-entry manifest:full-path="Pictures/10000000000000BD0000009B8F1647E2D554CDC6.jpg" manifest:media-type="image/jpeg"/>
  <manifest:file-entry manifest:full-path="Pictures/10000000000001A2000001EFCD828919D73C5A61.jpg" manifest:media-type="image/jpeg"/>
  <manifest:file-entry manifest:full-path="Pictures/10000000000002A000000118A68B573868F01964.jpg" manifest:media-type="image/jpeg"/>
  <manifest:file-entry manifest:full-path="Pictures/100000000000027C0000006A0CA79D96521D5E89.jpg" manifest:media-type="image/jpeg"/>
  <manifest:file-entry manifest:full-path="Pictures/1000020100000266000000CC2216719D54C07F5D.png" manifest:media-type="image/png"/>
  <manifest:file-entry manifest:full-path="Pictures/1000000000000187000000942A1FA15A33E25A44.jpg" manifest:media-type="image/jpeg"/>
  <manifest:file-entry manifest:full-path="Pictures/100000000000014B000000D097FE9682166C1AB8.jpg" manifest:media-type="image/jpeg"/>
  <manifest:file-entry manifest:full-path="Pictures/100000000000026A0000012DE9AB4EBFF31B7B51.jpg" manifest:media-type="image/jpeg"/>
  <manifest:file-entry manifest:full-path="Pictures/1000000000000298000000DB0E998DD805F5B9A8.jpg" manifest:media-type="image/jpeg"/>
  <manifest:file-entry manifest:full-path="Pictures/100000000000017E0000003C92CE8630621F8761.jpg" manifest:media-type="image/jpeg"/>
  <manifest:file-entry manifest:full-path="Pictures/10000000000002440000003EB650762BFD83D060.jpg" manifest:media-type="image/jpeg"/>
  <manifest:file-entry manifest:full-path="Pictures/1000000000000295000000CC2DF447966AF1A22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MonOSPACE" svg:font-family="MonOSPACE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 officeooo:rsid="000460f8" officeooo:paragraph-rsid="000460f8"/>
    </style:style>
    <style:style style:name="P2" style:family="paragraph" style:parent-style-name="Standard">
      <style:paragraph-properties fo:text-align="start" style:justify-single-word="false"/>
      <style:text-properties officeooo:paragraph-rsid="0013c01d"/>
    </style:style>
    <style:style style:name="P3" style:family="paragraph" style:parent-style-name="Standard">
      <style:paragraph-properties fo:text-align="start" style:justify-single-word="false"/>
      <style:text-properties officeooo:paragraph-rsid="0011dbb3"/>
    </style:style>
    <style:style style:name="P4" style:family="paragraph" style:parent-style-name="Standard">
      <style:paragraph-properties fo:text-align="start" style:justify-single-word="false"/>
      <style:text-properties officeooo:paragraph-rsid="0030eed1"/>
    </style:style>
    <style:style style:name="P5" style:family="paragraph" style:parent-style-name="Standard">
      <style:paragraph-properties fo:text-align="start" style:justify-single-word="false"/>
      <style:text-properties officeooo:paragraph-rsid="00c47d1b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b6002" officeooo:paragraph-rsid="0014478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98b67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officeooo:paragraph-rsid="009d35f9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a6a8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7a58" officeooo:paragraph-rsid="000c7a5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5d1b" officeooo:paragraph-rsid="000c5d1b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normal" officeooo:rsid="00b71a56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008cc1" officeooo:paragraph-rsid="00008cc1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11dbb3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43c74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98b67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30eed1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0dd1af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101e7a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 fo:orphans="2" fo:widows="2"/>
      <style:text-properties fo:color="#000000" style:font-name="Microsoft Sans Serif" fo:font-size="14pt" fo:language="pt" fo:country="BR" fo:font-weight="normal" officeooo:rsid="0011dbb3" officeooo:paragraph-rsid="00bc577f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33c6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1dbb3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f959f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30eed1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9d35f9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28cb" officeooo:paragraph-rsid="002228cb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a3c8f2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0460f8" officeooo:paragraph-rsid="000460f8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60a6a" officeooo:paragraph-rsid="00260a6a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30eed1" officeooo:paragraph-rsid="0030eed1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33c6" officeooo:paragraph-rsid="009d35f9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bold" officeooo:rsid="0011dbb3" officeooo:paragraph-rsid="0011dbb3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27cf" officeooo:paragraph-rsid="000627cf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067250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9d35f9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2551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4753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9d35f9" style:font-size-asian="14pt" style:font-size-complex="14pt"/>
    </style:style>
    <style:style style:name="P49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84753" officeooo:paragraph-rsid="00084753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289fa" officeooo:paragraph-rsid="000289fa" style:font-size-asian="14pt" style:font-size-complex="14pt"/>
    </style:style>
    <style:style style:name="P51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08cc1" officeooo:paragraph-rsid="00008cc1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style:font-name="Microsoft Sans Serif" fo:font-size="14pt" fo:language="pt" fo:country="BR" style:text-underline-style="solid" style:text-underline-width="auto" style:text-underline-color="font-color" officeooo:rsid="00008cc1" officeooo:paragraph-rsid="002e15bb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Microsoft Sans Serif" fo:font-size="14pt" officeooo:paragraph-rsid="0014478c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Microsoft Sans Serif" fo:font-size="14pt" officeooo:paragraph-rsid="000b730f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Microsoft Sans Serif" fo:font-size="14pt" officeooo:paragraph-rsid="000c5d1b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Microsoft Sans Serif" fo:font-size="14pt" officeooo:paragraph-rsid="002e15bb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Microsoft Sans Serif" fo:font-size="14pt" officeooo:paragraph-rsid="009d35f9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c7a58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fa029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Microsoft Sans Serif" fo:font-size="14pt" officeooo:rsid="000fa029" officeooo:paragraph-rsid="009d35f9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style:font-name="Microsoft Sans Serif" fo:font-size="14pt" fo:font-weight="bold" officeooo:paragraph-rsid="002e15bb" style:font-size-asian="14pt" style:font-weight-asian="bold" style:font-size-complex="14pt" style:font-weight-complex="bold"/>
    </style:style>
    <style:style style:name="P62" style:family="paragraph" style:parent-style-name="Standard">
      <style:paragraph-properties fo:text-align="start" style:justify-single-word="false"/>
      <style:text-properties officeooo:rsid="001f959f" officeooo:paragraph-rsid="001f959f"/>
    </style:style>
    <style:style style:name="P63" style:family="paragraph" style:parent-style-name="Standard">
      <style:paragraph-properties fo:text-align="start" style:justify-single-word="false"/>
      <style:text-properties officeooo:rsid="001f959f" officeooo:paragraph-rsid="003aecb0"/>
    </style:style>
    <style:style style:name="P64" style:family="paragraph" style:parent-style-name="Standard">
      <style:paragraph-properties fo:text-align="start" style:justify-single-word="false"/>
      <style:text-properties officeooo:rsid="00260a6a" officeooo:paragraph-rsid="00260a6a"/>
    </style:style>
    <style:style style:name="P65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66" style:family="paragraph" style:parent-style-name="Standard">
      <style:paragraph-properties style:line-height-at-least="0.582cm"/>
      <style:text-properties fo:color="#d4d4d4" style:font-name="Consolas" fo:font-size="12pt" fo:font-weight="normal" officeooo:paragraph-rsid="0085c703" fo:background-color="#1e1e1e"/>
    </style:style>
    <style:style style:name="P67" style:family="paragraph" style:parent-style-name="Standard">
      <style:paragraph-properties style:line-height-at-least="0.582cm"/>
      <style:text-properties fo:color="#d4d4d4" fo:background-color="#1e1e1e"/>
    </style:style>
    <style:style style:name="P68" style:family="paragraph" style:parent-style-name="Standard">
      <style:paragraph-properties style:line-height-at-least="0.582cm"/>
      <style:text-properties fo:color="#d4d4d4" officeooo:paragraph-rsid="0085c703" fo:background-color="#1e1e1e"/>
    </style:style>
    <style:style style:name="P69" style:family="paragraph" style:parent-style-name="Standard">
      <style:paragraph-properties style:line-height-at-least="0.582cm"/>
      <style:text-properties fo:color="#d4d4d4" fo:language="pt" fo:country="BR" fo:background-color="#1e1e1e"/>
    </style:style>
    <style:style style:name="P70" style:family="paragraph" style:parent-style-name="Standard">
      <style:paragraph-properties style:line-height-at-least="0.582cm"/>
      <style:text-properties fo:color="#d4d4d4" fo:language="pt" fo:country="BR" officeooo:paragraph-rsid="007d9525" fo:background-color="#1e1e1e"/>
    </style:style>
    <style:style style:name="P71" style:family="paragraph" style:parent-style-name="Standard">
      <style:paragraph-properties style:line-height-at-least="0.582cm"/>
      <style:text-properties fo:color="#d4d4d4" fo:language="pt" fo:country="BR" officeooo:paragraph-rsid="007d35a0" fo:background-color="#1e1e1e"/>
    </style:style>
    <style:style style:name="P72" style:family="paragraph" style:parent-style-name="Standard">
      <style:paragraph-properties style:line-height-at-least="0.582cm"/>
      <style:text-properties fo:color="#d4d4d4" fo:language="pt" fo:country="BR" officeooo:paragraph-rsid="007b45ff" fo:background-color="#1e1e1e"/>
    </style:style>
    <style:style style:name="P73" style:family="paragraph" style:parent-style-name="Standard">
      <style:paragraph-properties style:line-height-at-least="0.582cm"/>
      <style:text-properties fo:color="#808080" style:font-name="Consolas" fo:font-size="12pt" fo:font-weight="normal" officeooo:paragraph-rsid="0085c703" fo:background-color="#1e1e1e"/>
    </style:style>
    <style:style style:name="P74" style:family="paragraph" style:parent-style-name="Standard">
      <style:paragraph-properties style:line-height-at-least="0.582cm"/>
      <style:text-properties fo:color="#6a9955" style:font-name="Consolas" fo:font-size="12pt" fo:language="pt" fo:country="BR" fo:font-weight="normal" fo:background-color="#1e1e1e"/>
    </style:style>
    <style:style style:name="P75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76" style:family="paragraph" style:parent-style-name="Standard" style:master-page-name="">
      <loext:graphic-properties draw:fill="none"/>
      <style:paragraph-properties fo:margin-left="0cm" fo:margin-right="-0.7cm" fo:text-align="start" style:justify-single-word="false" fo:text-indent="0cm" style:auto-text-indent="false" style:page-number="auto" fo:background-color="transparent"/>
      <style:text-properties officeooo:paragraph-rsid="002c7f63"/>
    </style:style>
    <style:style style:name="P77" style:family="paragraph" style:parent-style-name="Standard" style:master-page-name="">
      <loext:graphic-properties draw:fill="none"/>
      <style:paragraph-properties fo:margin-left="0cm" fo:margin-right="-0.7cm" style:line-height-at-least="0.582cm" fo:text-align="start" style:justify-single-word="false" fo:text-indent="0cm" style:auto-text-indent="false" style:page-number="auto" fo:background-color="transparent"/>
      <style:text-properties officeooo:paragraph-rsid="00c043b6"/>
    </style:style>
    <style:style style:name="P7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2c7f63"/>
    </style:style>
    <style:style style:name="P7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44f32"/>
    </style:style>
    <style:style style:name="P8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49524a"/>
    </style:style>
    <style:style style:name="P8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71439"/>
    </style:style>
    <style:style style:name="P8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bbf3e"/>
    </style:style>
    <style:style style:name="P8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d3931"/>
    </style:style>
    <style:style style:name="P8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69d7eb"/>
    </style:style>
    <style:style style:name="P8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officeooo:rsid="002af1eb" officeooo:paragraph-rsid="002af1eb"/>
    </style:style>
    <style:style style:name="P8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af1eb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af1eb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cc7de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44f32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3f181" officeooo:paragraph-rsid="0043f181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49524a" style:font-size-asian="14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3e2068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cbfd72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officeooo:paragraph-rsid="0049524a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7ee9c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8fc69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8fc69" officeooo:paragraph-rsid="0038fc69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cbfd72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999657" style:font-size-asian="14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officeooo:paragraph-rsid="004aa96c" style:font-size-asian="14pt" style:font-weight-asian="normal" style:font-size-complex="14pt" style:font-weight-complex="normal"/>
    </style:style>
    <style:style style:name="P10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505dcb" style:font-size-asian="14pt" style:font-weight-asian="normal" style:font-size-complex="14pt" style:font-weight-complex="normal"/>
    </style:style>
    <style:style style:name="P10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officeooo:paragraph-rsid="002cc7de" fo:background-color="transparent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officeooo:paragraph-rsid="00344f32" style:font-size-asian="14pt" style:font-weight-asian="bold" style:font-size-complex="14pt" style:font-weight-complex="bold"/>
    </style:style>
    <style:style style:name="P10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0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f4071" officeooo:paragraph-rsid="009fa7c7" fo:background-color="transparent" style:font-size-asian="14pt" style:font-weight-asian="normal" style:font-size-complex="14pt" style:font-weight-complex="normal"/>
    </style:style>
    <style:style style:name="P11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9fa7c7" fo:background-color="transparent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29f1c" fo:background-color="transparent" style:font-size-asian="14pt" style:font-weight-asian="normal" style:font-size-complex="14pt" style:font-weight-complex="normal"/>
    </style:style>
    <style:style style:name="P11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f9f16" fo:background-color="transparent" style:font-size-asian="14pt" style:font-weight-asian="normal" style:font-size-complex="14pt" style:font-weight-complex="normal"/>
    </style:style>
    <style:style style:name="P11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11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d40522" fo:background-color="transparent" style:font-size-asian="14pt" style:font-weight-asian="normal" style:font-size-complex="14pt" style:font-weight-complex="normal"/>
    </style:style>
    <style:style style:name="P115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11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8d17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ad122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b29f1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officeooo:paragraph-rsid="00bfeef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2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fbaf9" style:font-size-asian="14pt" style:font-weight-asian="normal" style:font-size-complex="14pt" style:font-weight-complex="normal"/>
    </style:style>
    <style:style style:name="P12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0823d" style:font-size-asian="14pt" style:font-weight-asian="normal" style:font-size-complex="14pt" style:font-weight-complex="normal"/>
    </style:style>
    <style:style style:name="P12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119be" style:font-size-asian="14pt" style:font-weight-asian="normal" style:font-size-complex="14pt" style:font-weight-complex="normal"/>
    </style:style>
    <style:style style:name="P12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0823d" style:font-size-asian="14pt" style:font-weight-asian="normal" style:font-size-complex="14pt" style:font-weight-complex="normal"/>
    </style:style>
    <style:style style:name="P12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2c896" style:font-size-asian="14pt" style:font-weight-asian="normal" style:font-size-complex="14pt" style:font-weight-complex="normal"/>
    </style:style>
    <style:style style:name="P12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officeooo:paragraph-rsid="00571439" style:font-size-asian="14pt" style:font-weight-asian="normal" style:font-size-complex="14pt" style:font-weight-complex="normal"/>
    </style:style>
    <style:style style:name="P13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800a5" officeooo:paragraph-rsid="005800a5" style:font-size-asian="14pt" style:font-weight-asian="normal" style:font-size-complex="14pt" style:font-weight-complex="normal"/>
    </style:style>
    <style:style style:name="P13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3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5d3931" style:font-size-asian="14pt" style:font-weight-asian="normal" style:font-size-complex="14pt" style:font-weight-complex="normal"/>
    </style:style>
    <style:style style:name="P13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70a58d" style:font-size-asian="14pt" style:font-weight-asian="normal" style:font-size-complex="14pt" style:font-weight-complex="normal"/>
    </style:style>
    <style:style style:name="P13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officeooo:paragraph-rsid="005d3931" style:font-size-asian="14pt" style:font-weight-asian="normal" style:font-size-complex="14pt" style:font-weight-complex="normal"/>
    </style:style>
    <style:style style:name="P13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5e76f8" style:font-size-asian="14pt" style:font-weight-asian="normal" style:font-size-complex="14pt" style:font-weight-complex="normal"/>
    </style:style>
    <style:style style:name="P13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3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9d35f9" style:font-size-asian="14pt" style:font-weight-asian="normal" style:font-size-complex="14pt" style:font-weight-complex="normal"/>
    </style:style>
    <style:style style:name="P13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607e7" style:font-size-asian="14pt" style:font-weight-asian="normal" style:font-size-complex="14pt" style:font-weight-complex="normal"/>
    </style:style>
    <style:style style:name="P13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a6ece1" style:font-size-asian="14pt" style:font-weight-asian="normal" style:font-size-complex="14pt" style:font-weight-complex="normal"/>
    </style:style>
    <style:style style:name="P14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4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4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6117db" style:font-size-asian="14pt" style:font-weight-asian="normal" style:font-size-complex="14pt" style:font-weight-complex="normal"/>
    </style:style>
    <style:style style:name="P14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14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607e7" style:font-size-asian="14pt" style:font-weight-asian="normal" style:font-size-complex="14pt" style:font-weight-complex="normal"/>
    </style:style>
    <style:style style:name="P14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7528a" style:font-size-asian="14pt" style:font-weight-asian="normal" style:font-size-complex="14pt" style:font-weight-complex="normal"/>
    </style:style>
    <style:style style:name="P14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1ead1" officeooo:paragraph-rsid="0071ead1" style:font-size-asian="14pt" style:font-weight-asian="normal" style:font-size-complex="14pt" style:font-weight-complex="normal"/>
    </style:style>
    <style:style style:name="P14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3708d" style:font-size-asian="14pt" style:font-weight-asian="normal" style:font-size-complex="14pt" style:font-weight-complex="normal"/>
    </style:style>
    <style:style style:name="P14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48482" style:font-size-asian="14pt" style:font-weight-asian="normal" style:font-size-complex="14pt" style:font-weight-complex="normal"/>
    </style:style>
    <style:style style:name="P14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854af" style:font-size-asian="14pt" style:font-weight-asian="normal" style:font-size-complex="14pt" style:font-weight-complex="normal"/>
    </style:style>
    <style:style style:name="P15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style:font-size-asian="14pt" style:font-weight-asian="normal" style:font-size-complex="14pt" style:font-weight-complex="normal"/>
    </style:style>
    <style:style style:name="P15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425fc" officeooo:paragraph-rsid="009d35f9" style:font-size-asian="14pt" style:font-weight-asian="normal" style:font-size-complex="14pt" style:font-weight-complex="normal"/>
    </style:style>
    <style:style style:name="P15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6e225" officeooo:paragraph-rsid="0052c896" style:font-size-asian="14pt" style:font-weight-asian="normal" style:font-size-complex="14pt" style:font-weight-complex="normal"/>
    </style:style>
    <style:style style:name="P15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fo:background-color="transparent" style:font-size-asian="14pt" style:font-weight-asian="normal" style:font-size-complex="14pt" style:font-weight-complex="normal"/>
    </style:style>
    <style:style style:name="P15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35a0" fo:background-color="transparent" style:font-size-asian="14pt" style:font-weight-asian="normal" style:font-size-complex="14pt" style:font-weight-complex="normal"/>
    </style:style>
    <style:style style:name="P15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44b7" fo:background-color="transparent" style:font-size-asian="14pt" style:font-weight-asian="normal" style:font-size-complex="14pt" style:font-weight-complex="normal"/>
    </style:style>
    <style:style style:name="P15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462f3" fo:background-color="transparent" style:font-size-asian="14pt" style:font-weight-asian="normal" style:font-size-complex="14pt" style:font-weight-complex="normal"/>
    </style:style>
    <style:style style:name="P15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5da85" fo:background-color="transparent" style:font-size-asian="14pt" style:font-weight-asian="normal" style:font-size-complex="14pt" style:font-weight-complex="normal"/>
    </style:style>
    <style:style style:name="P15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c850" officeooo:paragraph-rsid="0087c850" fo:background-color="transparent" style:font-size-asian="14pt" style:font-weight-asian="normal" style:font-size-complex="14pt" style:font-weight-complex="normal"/>
    </style:style>
    <style:style style:name="P15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officeooo:paragraph-rsid="008074b8" fo:background-color="transparent" style:font-size-asian="14pt" style:font-weight-asian="normal" style:font-size-complex="14pt" style:font-weight-complex="normal"/>
    </style:style>
    <style:style style:name="P16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7c850" fo:background-color="transparent" style:font-size-asian="14pt" style:font-weight-asian="normal" style:font-size-complex="14pt" style:font-weight-complex="normal"/>
    </style:style>
    <style:style style:name="P16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f67" fo:background-color="transparent" style:font-size-asian="14pt" style:font-weight-asian="normal" style:font-size-complex="14pt" style:font-weight-complex="normal"/>
    </style:style>
    <style:style style:name="P162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cf6" fo:background-color="transparent" style:font-size-asian="14pt" style:font-weight-asian="normal" style:font-size-complex="14pt" style:font-weight-complex="normal"/>
    </style:style>
    <style:style style:name="P16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officeooo:paragraph-rsid="008f4f67" fo:background-color="transparent" style:font-size-asian="14pt" style:font-weight-asian="normal" style:font-size-complex="14pt" style:font-weight-complex="normal"/>
    </style:style>
    <style:style style:name="P16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officeooo:paragraph-rsid="00999657" fo:background-color="transparent" style:font-size-asian="14pt" style:font-weight-asian="normal" style:font-size-complex="14pt" style:font-weight-complex="normal"/>
    </style:style>
    <style:style style:name="P16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fo:letter-spacing="normal" officeooo:paragraph-rsid="00b16f0c"/>
    </style:style>
    <style:style style:name="P16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2dab23" officeooo:paragraph-rsid="002dab23" style:font-size-asian="14pt" style:font-weight-asian="bold" style:font-size-complex="14pt" style:font-weight-complex="bold"/>
    </style:style>
    <style:style style:name="P16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73708d" officeooo:paragraph-rsid="0071ead1" style:font-size-asian="14pt" style:font-weight-asian="bold" style:font-size-complex="14pt" style:font-weight-complex="bold"/>
    </style:style>
    <style:style style:name="P16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2e15bb" officeooo:paragraph-rsid="00327d7e" style:font-size-asian="18pt" style:font-weight-asian="bold" style:font-size-complex="18pt" style:font-weight-complex="bold"/>
    </style:style>
    <style:style style:name="P16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79dba" officeooo:paragraph-rsid="00479dba" style:font-size-asian="18pt" style:font-weight-asian="bold" style:font-size-complex="18pt" style:font-weight-complex="bold"/>
    </style:style>
    <style:style style:name="P17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17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7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7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7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7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176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a52b8b" officeooo:paragraph-rsid="00a52b8b" fo:background-color="transparent" style:font-size-asian="18pt" style:font-weight-asian="bold" style:font-size-complex="18pt" style:font-weight-complex="bold"/>
    </style:style>
    <style:style style:name="P177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22pt" fo:letter-spacing="normal" fo:language="pt" fo:country="BR" fo:font-style="normal" fo:font-weight="bold" officeooo:rsid="00a8d171" officeooo:paragraph-rsid="00a8d171" fo:background-color="transparent" style:font-size-asian="22pt" style:font-weight-asian="bold" style:font-size-complex="22pt" style:font-weight-complex="bold"/>
    </style:style>
    <style:style style:name="P17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7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854af" officeooo:paragraph-rsid="007b45ff" fo:background-color="#1e1e1e" style:font-size-asian="14pt" style:font-weight-asian="normal" style:font-size-complex="14pt" style:font-weight-complex="normal"/>
    </style:style>
    <style:style style:name="P18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3708d" officeooo:paragraph-rsid="0073708d" fo:background-color="#1e1e1e" style:font-size-asian="14pt" style:font-weight-asian="normal" style:font-size-complex="14pt" style:font-weight-complex="normal"/>
    </style:style>
    <style:style style:name="P18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87d59c" officeooo:paragraph-rsid="008f4f67" fo:background-color="#1e1e1e" style:font-size-asian="14pt" style:font-weight-asian="normal" style:font-size-complex="14pt" style:font-weight-complex="normal"/>
    </style:style>
    <style:style style:name="P18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8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officeooo:paragraph-rsid="002c7f63" style:font-size-asian="14pt" style:font-weight-asian="normal" style:font-size-complex="14pt" style:font-weight-complex="normal"/>
    </style:style>
    <style:style style:name="P18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808080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8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officeooo:paragraph-rsid="00949358" fo:background-color="transparent" style:font-size-asian="14pt" style:font-weight-asian="normal" style:font-size-complex="14pt" style:font-weight-complex="normal"/>
    </style:style>
    <style:style style:name="P186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780373" style:text-line-through-style="none" style:text-line-through-type="none" style:font-name="Microsoft Sans Serif" fo:font-size="18pt" fo:letter-spacing="normal" fo:language="pt" fo:country="BR" fo:font-style="normal" style:text-underline-style="solid" style:text-underline-width="auto" style:text-underline-color="font-color" fo:font-weight="bold" officeooo:rsid="0059ea71" officeooo:paragraph-rsid="008f4cf6" fo:background-color="transparent" style:font-size-asian="18pt" style:font-weight-asian="bold" style:font-size-complex="18pt" style:font-weight-complex="bold"/>
    </style:style>
    <style:style style:name="P18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bf0041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d40522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8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2dab23" officeooo:paragraph-rsid="002dab23"/>
    </style:style>
    <style:style style:name="P18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327d7e" style:font-size-asian="18pt" style:font-weight-asian="bold" style:font-size-complex="18pt" style:font-weight-complex="bold"/>
    </style:style>
    <style:style style:name="P19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479dba" style:font-size-asian="18pt" style:font-weight-asian="bold" style:font-size-complex="18pt" style:font-weight-complex="bold"/>
    </style:style>
    <style:style style:name="P19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5800a5" officeooo:paragraph-rsid="005800a5"/>
    </style:style>
    <style:style style:name="P19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074b8"/>
    </style:style>
    <style:style style:name="P19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f4f67"/>
    </style:style>
    <style:style style:name="P19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8b8b3"/>
    </style:style>
    <style:style style:name="P19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officeooo:paragraph-rsid="00b0f261"/>
    </style:style>
    <style:style style:name="P19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officeooo:paragraph-rsid="00b16f0c"/>
    </style:style>
    <style:style style:name="P19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af9f16"/>
    </style:style>
    <style:style style:name="P19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b0f261"/>
    </style:style>
    <style:style style:name="P19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d1ac93"/>
    </style:style>
    <style:style style:name="P200" style:family="paragraph" style:parent-style-name="Standard">
      <loext:graphic-properties draw:fill="none"/>
      <style:paragraph-properties fo:margin-left="0cm" fo:margin-right="-0.7cm" style:line-height-at-least="0.582cm" fo:text-align="justify" style:justify-single-word="false" fo:text-indent="0cm" style:auto-text-indent="false" fo:background-color="transparent"/>
      <style:text-properties officeooo:paragraph-rsid="00975697"/>
    </style:style>
    <style:style style:name="P20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074b8" officeooo:paragraph-rsid="008074b8"/>
    </style:style>
    <style:style style:name="P20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15750" officeooo:paragraph-rsid="00815750"/>
    </style:style>
    <style:style style:name="P20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2d4df"/>
    </style:style>
    <style:style style:name="P20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64a14"/>
    </style:style>
    <style:style style:name="P20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462f3" officeooo:paragraph-rsid="008462f3"/>
    </style:style>
    <style:style style:name="P20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5da85" officeooo:paragraph-rsid="0085da85"/>
    </style:style>
    <style:style style:name="P20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158466" officeooo:rsid="00949358" officeooo:paragraph-rsid="00949358"/>
    </style:style>
    <style:style style:name="P20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49358" fo:background-color="#1c1c1c"/>
    </style:style>
    <style:style style:name="P20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37ee9c" officeooo:paragraph-rsid="009d35f9"/>
    </style:style>
    <style:style style:name="P21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9cdcfe" style:font-name="Consolas" fo:font-size="12pt" fo:font-weight="normal" officeooo:rsid="008462f3" officeooo:paragraph-rsid="008462f3" fo:background-color="#1e1e1e"/>
    </style:style>
    <style:style style:name="P21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808080" style:font-name="Consolas" fo:font-size="12pt" fo:font-weight="normal" officeooo:paragraph-rsid="008f4f67" fo:background-color="#1e1e1e"/>
    </style:style>
    <style:style style:name="P21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color="#000000" style:font-name="Microsoft Sans Serif" fo:font-size="14pt" fo:language="pt" fo:country="BR" fo:font-weight="normal" officeooo:rsid="003e2068" officeooo:paragraph-rsid="00a52b8b" style:font-size-asian="14pt" style:font-weight-asian="normal" style:font-size-complex="14pt" style:font-weight-complex="normal"/>
    </style:style>
    <style:style style:name="P213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text-indent="0cm" style:auto-text-indent="false" style:page-number="auto" fo:background-color="transparent"/>
      <style:text-properties officeooo:paragraph-rsid="004aa96c"/>
    </style:style>
    <style:style style:name="P214" style:family="paragraph" style:parent-style-name="Standard" style:master-page-name="">
      <loext:graphic-properties draw:fill="none"/>
      <style:paragraph-properties fo:margin-left="0cm" fo:margin-right="-1.101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15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9d35f9"/>
    </style:style>
    <style:style style:name="P216" style:family="paragraph" style:parent-style-name="Standard">
      <loext:graphic-properties draw:fill="none"/>
      <style:paragraph-properties fo:margin-left="0cm" fo:margin-right="-1.199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217" style:family="paragraph" style:parent-style-name="Standard" style:master-page-name="">
      <loext:graphic-properties draw:fill="none"/>
      <style:paragraph-properties fo:margin-left="0cm" fo:margin-right="-1.199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218" style:family="paragraph" style:parent-style-name="Standard" style:master-page-name="">
      <loext:graphic-properties draw:fill="none"/>
      <style:paragraph-properties fo:margin-left="0cm" fo:margin-right="-0.9cm" style:line-height-at-least="0.582cm" fo:text-align="start" style:justify-single-word="false" fo:text-indent="0cm" style:auto-text-indent="false" style:page-number="auto" fo:background-color="transparent"/>
      <style:text-properties officeooo:paragraph-rsid="00c043b6"/>
    </style:style>
    <style:style style:name="P219" style:family="paragraph" style:parent-style-name="Standard">
      <loext:graphic-properties draw:fill="none"/>
      <style:paragraph-properties fo:margin-left="1.3cm" fo:margin-right="-0.9cm" style:line-height-at-least="0.582cm" fo:text-align="start" style:justify-single-word="false" fo:orphans="2" fo:widows="2" fo:text-indent="-0.6cm" style:auto-text-indent="false" fo:background-color="transparent"/>
      <style:text-properties fo:font-variant="normal" fo:text-transform="none" fo:color="#ffffff" style:text-line-through-style="none" style:text-line-through-type="none" style:font-name="Monospace" fo:font-size="13pt" fo:letter-spacing="normal" fo:language="pt" fo:country="BR" fo:font-style="normal" fo:font-weight="normal" officeooo:rsid="00b3ec0e" officeooo:paragraph-rsid="00be9001" fo:background-color="#111111" style:font-size-asian="13pt" style:font-style-asian="normal" style:font-weight-asian="normal" style:font-size-complex="13pt" style:font-style-complex="normal" style:font-weight-complex="normal"/>
    </style:style>
    <style:style style:name="P22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22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44f32"/>
    </style:style>
    <style:style style:name="P22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aecb0"/>
    </style:style>
    <style:style style:name="P22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9e13f"/>
    </style:style>
    <style:style style:name="P224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be9001"/>
    </style:style>
    <style:style style:name="P225" style:family="paragraph" style:parent-style-name="Standard" style:master-page-name="">
      <loext:graphic-properties draw:fill="none"/>
      <style:paragraph-properties fo:margin-left="0cm" fo:margin-right="-1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weight-asian="normal" style:font-size-complex="14pt" style:font-weight-complex="normal"/>
    </style:style>
    <style:style style:name="P226" style:family="paragraph" style:parent-style-name="Standard" style:list-style-name="L1">
      <style:paragraph-properties fo:text-align="start" style:justify-single-word="false"/>
      <style:text-properties officeooo:paragraph-rsid="002233c6"/>
    </style:style>
    <style:style style:name="P227" style:family="paragraph" style:parent-style-name="Standard" style:list-style-name="L3">
      <style:paragraph-properties fo:text-align="start" style:justify-single-word="false"/>
      <style:text-properties officeooo:paragraph-rsid="003c342f"/>
    </style:style>
    <style:style style:name="P228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3aecb0"/>
    </style:style>
    <style:style style:name="P229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67528a"/>
    </style:style>
    <style:style style:name="P230" style:family="paragraph" style:parent-style-name="Standard" style:list-style-name="L1">
      <style:paragraph-properties fo:text-align="start" style:justify-single-word="false"/>
      <style:text-properties fo:font-weight="normal" officeooo:paragraph-rsid="009d35f9" style:font-weight-asian="normal" style:font-weight-complex="normal"/>
    </style:style>
    <style:style style:name="P231" style:family="paragraph" style:parent-style-name="Standard" style:list-style-name="L2">
      <style:paragraph-properties fo:text-align="start" style:justify-single-word="false"/>
      <style:text-properties style:font-name="Microsoft Sans Serif" fo:font-size="14pt" officeooo:paragraph-rsid="001630a1" style:font-size-asian="14pt" style:font-size-complex="14pt"/>
    </style:style>
    <style:style style:name="P232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officeooo:paragraph-rsid="0067528a" style:font-size-asian="14pt" style:font-weight-asian="normal" style:font-size-complex="14pt" style:font-weight-complex="normal"/>
    </style:style>
    <style:style style:name="P233" style:family="paragraph" style:parent-style-name="Standard" style:list-style-name="L12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34" style:family="paragraph" style:parent-style-name="Standard" style:list-style-name="L14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weight-asian="normal" style:font-size-complex="14pt" style:font-weight-complex="normal"/>
    </style:style>
    <style:style style:name="P235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rsid="009d35f9" officeooo:paragraph-rsid="009d35f9"/>
    </style:style>
    <style:style style:name="P236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9d35f9"/>
    </style:style>
    <style:style style:name="P237" style:family="paragraph" style:parent-style-name="Standard" style:list-style-name="L7">
      <loext:graphic-properties draw:fill="none"/>
      <style:paragraph-properties style:line-height-at-least="0.582cm" fo:text-align="start" style:justify-single-word="false" fo:background-color="transparent"/>
      <style:text-properties officeooo:paragraph-rsid="007d44b7"/>
    </style:style>
    <style:style style:name="P238" style:family="paragraph" style:parent-style-name="Standard" style:list-style-name="L9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39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40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paragraph-rsid="00c14d64"/>
    </style:style>
    <style:style style:name="P241" style:family="paragraph" style:parent-style-name="Standard" style:list-style-name="L11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42" style:family="paragraph" style:parent-style-name="Standard" style:list-style-name="L11">
      <loext:graphic-properties draw:fill="none"/>
      <style:paragraph-properties style:line-height-at-least="0.582cm" fo:text-align="start" style:justify-single-word="false" fo:background-color="transparent"/>
      <style:text-properties officeooo:paragraph-rsid="00c043b6"/>
    </style:style>
    <style:style style:name="P243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244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9001"/>
    </style:style>
    <style:style style:name="P245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rsid="00c14d64" officeooo:paragraph-rsid="00c14d64"/>
    </style:style>
    <style:style style:name="P246" style:family="paragraph" style:parent-style-name="Standard" style:list-style-name="L8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5da85"/>
    </style:style>
    <style:style style:name="P247" style:family="paragraph" style:parent-style-name="Standard" style:list-style-name="L13" style:master-page-name="">
      <loext:graphic-properties draw:fill="none"/>
      <style:paragraph-properties fo:margin-left="1.3cm" fo:margin-right="-0.499cm" style:line-height-at-least="0.582cm" fo:text-align="start" style:justify-single-word="false" fo:orphans="2" fo:widows="2" fo:text-indent="-0.6cm" style:auto-text-indent="false" style:page-number="auto" fo:background-color="transparent"/>
      <style:text-properties officeooo:paragraph-rsid="00be9001"/>
    </style:style>
    <style:style style:name="P248" style:family="paragraph" style:parent-style-name="Standard" style:list-style-name="L13" style:master-page-name="">
      <loext:graphic-properties draw:fill="none"/>
      <style:paragraph-properties fo:margin-left="1.3cm" fo:margin-right="-0.9cm" style:line-height-at-least="0.582cm" fo:text-align="start" style:justify-single-word="false" fo:orphans="2" fo:widows="2" fo:text-indent="-0.6cm" style:auto-text-indent="false" style:page-number="auto" fo:background-color="transparent"/>
      <style:text-properties officeooo:paragraph-rsid="00be9001"/>
    </style:style>
    <style:style style:name="T1" style:family="text">
      <style:text-properties officeooo:rsid="000460f8"/>
    </style:style>
    <style:style style:name="T2" style:family="text">
      <style:text-properties officeooo:rsid="00067250"/>
    </style:style>
    <style:style style:name="T3" style:family="text">
      <style:text-properties officeooo:rsid="00072123"/>
    </style:style>
    <style:style style:name="T4" style:family="text">
      <style:text-properties officeooo:rsid="00084753"/>
    </style:style>
    <style:style style:name="T5" style:family="text">
      <style:text-properties fo:language="pt" fo:country="BR" officeooo:rsid="00008cc1"/>
    </style:style>
    <style:style style:name="T6" style:family="text">
      <style:text-properties fo:language="pt" fo:country="BR" officeooo:rsid="000289fa"/>
    </style:style>
    <style:style style:name="T7" style:family="text">
      <style:text-properties fo:language="pt" fo:country="BR" officeooo:rsid="00084753"/>
    </style:style>
    <style:style style:name="T8" style:family="text">
      <style:text-properties fo:language="pt" fo:country="BR" style:text-underline-style="solid" style:text-underline-width="auto" style:text-underline-color="font-color" officeooo:rsid="00008cc1"/>
    </style:style>
    <style:style style:name="T9" style:family="text">
      <style:text-properties fo:language="pt" fo:country="BR" fo:font-weight="normal" officeooo:rsid="009d35f9" style:font-weight-asian="normal" style:font-weight-complex="normal"/>
    </style:style>
    <style:style style:name="T10" style:family="text">
      <style:text-properties fo:font-variant="normal" fo:text-transform="none" fo:color="#202124" fo:letter-spacing="normal"/>
    </style:style>
    <style:style style:name="T1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aecb0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0e48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57a0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01e7a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7f63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c7de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5f92b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9e13f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aecb0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de2f4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0e48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57a0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4478c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a52b8b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cb2193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cbfd72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344f32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0e48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a96c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0460f8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0460f8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4a0e48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4a0e48" style:font-size-asian="14pt" style:font-weight-asian="normal" style:font-size-complex="14pt" style:font-weight-complex="normal"/>
    </style:style>
    <style:style style:name="T49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344f32" style:font-size-asian="14pt" style:font-weight-asian="normal" style:font-size-complex="14pt" style:font-weight-complex="normal"/>
    </style:style>
    <style:style style:name="T50" style:family="text">
      <style:text-properties fo:font-variant="normal" fo:text-transform="none" fo:color="#000000" fo:letter-spacing="normal" fo:language="pt" fo:country="BR" fo:font-style="normal" fo:font-weight="normal" officeooo:rsid="0014478c" style:font-weight-asian="normal" style:font-weight-complex="normal"/>
    </style:style>
    <style:style style:name="T51" style:family="text">
      <style:text-properties fo:font-variant="normal" fo:text-transform="none" fo:color="#000000" fo:letter-spacing="normal" fo:language="pt" fo:country="BR" fo:font-style="normal" fo:font-weight="normal" officeooo:rsid="001630a1" style:font-weight-asian="normal" style:font-weight-complex="normal"/>
    </style:style>
    <style:style style:name="T52" style:family="text">
      <style:text-properties fo:font-variant="normal" fo:text-transform="none" fo:color="#000000" fo:letter-spacing="normal" fo:language="pt" fo:country="BR" fo:font-style="normal" fo:font-weight="normal" officeooo:rsid="000c7a58" style:font-weight-asian="normal" style:font-weight-complex="normal"/>
    </style:style>
    <style:style style:name="T53" style:family="text">
      <style:text-properties fo:font-variant="normal" fo:text-transform="none" fo:color="#000000" fo:letter-spacing="normal" fo:language="pt" fo:country="BR" fo:font-style="normal" fo:font-weight="normal" officeooo:rsid="000b6002" style:font-weight-asian="normal" style:font-weight-complex="normal"/>
    </style:style>
    <style:style style:name="T54" style:family="text">
      <style:text-properties fo:font-variant="normal" fo:text-transform="none" fo:color="#000000" fo:letter-spacing="normal" fo:language="pt" fo:country="BR" fo:font-style="normal" fo:font-weight="normal" officeooo:rsid="000b730f" style:font-weight-asian="normal" style:font-weight-complex="normal"/>
    </style:style>
    <style:style style:name="T55" style:family="text">
      <style:text-properties fo:font-variant="normal" fo:text-transform="none" fo:color="#000000" fo:letter-spacing="normal" fo:language="pt" fo:country="BR" fo:font-style="normal" fo:font-weight="normal" officeooo:rsid="000dd1af" style:font-weight-asian="normal" style:font-weight-complex="normal"/>
    </style:style>
    <style:style style:name="T56" style:family="text">
      <style:text-properties fo:font-variant="normal" fo:text-transform="none" fo:color="#000000" fo:letter-spacing="normal" fo:language="pt" fo:country="BR" fo:font-style="normal" fo:font-weight="normal" officeooo:rsid="000c5d1b" style:font-weight-asian="normal" style:font-weight-complex="normal"/>
    </style:style>
    <style:style style:name="T57" style:family="text">
      <style:text-properties fo:font-variant="normal" fo:text-transform="none" fo:color="#000000" fo:letter-spacing="normal" fo:language="pt" fo:country="BR" fo:font-style="normal" fo:font-weight="normal" officeooo:rsid="009d35f9" style:font-weight-asian="normal" style:font-weight-complex="normal"/>
    </style:style>
    <style:style style:name="T58" style:family="text">
      <style:text-properties fo:font-variant="normal" fo:text-transform="none" fo:color="#000000" fo:letter-spacing="normal" fo:language="pt" fo:country="BR" fo:font-style="normal" fo:font-weight="normal" officeooo:rsid="00c5cce9" style:font-weight-asian="normal" style:font-weight-complex="normal"/>
    </style:style>
    <style:style style:name="T59" style:family="text">
      <style:text-properties fo:font-variant="normal" fo:text-transform="none" fo:color="#000000" fo:letter-spacing="normal" fo:language="pt" fo:country="BR" fo:font-style="normal" fo:font-weight="bold" officeooo:rsid="000b6002" style:font-weight-asian="bold" style:font-weight-complex="bold"/>
    </style:style>
    <style:style style:name="T60" style:family="text">
      <style:text-properties fo:font-variant="normal" fo:text-transform="none" fo:color="#000000" fo:letter-spacing="normal" fo:language="pt" fo:country="BR" fo:font-style="normal" fo:font-weight="bold" officeooo:rsid="000c7a58" style:font-weight-asian="bold" style:font-weight-complex="bold"/>
    </style:style>
    <style:style style:name="T61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bold" officeooo:rsid="000b6002" style:font-weight-asian="bold" style:font-weight-complex="bold"/>
    </style:style>
    <style:style style:name="T62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0b6002" style:font-weight-asian="normal" style:font-weight-complex="normal"/>
    </style:style>
    <style:style style:name="T63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1630a1" style:font-weight-asian="normal" style:font-weight-complex="normal"/>
    </style:style>
    <style:style style:name="T64" style:family="text">
      <style:text-properties fo:font-variant="normal" fo:text-transform="none" fo:color="#000000" fo:letter-spacing="normal" fo:font-style="normal" fo:font-weight="bold" officeooo:rsid="000460f8" style:font-weight-asian="bold" style:font-weight-complex="bold"/>
    </style:style>
    <style:style style:name="T65" style:family="text">
      <style:text-properties fo:font-variant="normal" fo:text-transform="none" fo:color="#000000" fo:letter-spacing="normal" fo:font-style="normal" fo:font-weight="normal" officeooo:rsid="00101e7a" style:font-weight-asian="normal" style:font-weight-complex="normal"/>
    </style:style>
    <style:style style:name="T66" style:family="text">
      <style:text-properties fo:font-variant="normal" fo:text-transform="none" fo:color="#000000" fo:letter-spacing="normal" fo:font-style="normal" fo:font-weight="normal" officeooo:rsid="0013c01d" style:font-weight-asian="normal" style:font-weight-complex="normal"/>
    </style:style>
    <style:style style:name="T67" style:family="text">
      <style:text-properties fo:font-variant="normal" fo:text-transform="none" fo:color="#000000" fo:letter-spacing="normal" fo:font-style="normal" fo:font-weight="normal" officeooo:rsid="0009fab9" style:font-weight-asian="normal" style:font-weight-complex="normal"/>
    </style:style>
    <style:style style:name="T68" style:family="text">
      <style:text-properties fo:font-variant="normal" fo:text-transform="none" fo:color="#000000" fo:letter-spacing="normal" fo:font-style="normal" fo:font-weight="normal" officeooo:rsid="000460f8" style:font-weight-asian="normal" style:font-weight-complex="normal"/>
    </style:style>
    <style:style style:name="T69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0460f8" style:font-weight-asian="bold" style:font-weight-complex="bold"/>
    </style:style>
    <style:style style:name="T70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0009fab9" style:font-weight-asian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3a16a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fo:background-color="transparent" loext:char-shading-value="0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da85" fo:background-color="transparent" loext:char-shading-value="0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64a14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57b11" fo:background-color="transparent" loext:char-shading-value="0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aee63" fo:background-color="transparent" loext:char-shading-value="0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fo:background-color="transparent" loext:char-shading-value="0" style:font-size-asian="14pt" style:font-weight-asian="normal" style:font-size-complex="14pt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0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074b8" fo:background-color="transparent" loext:char-shading-value="0" style:font-size-asian="14pt" style:font-weight-asian="bold" style:font-size-complex="14pt" style:font-weight-complex="bold"/>
    </style:style>
    <style:style style:name="T10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36983" fo:background-color="transparent" loext:char-shading-value="0" style:font-size-asian="14pt" style:font-weight-asian="bold" style:font-size-complex="14pt" style:font-weight-complex="bold"/>
    </style:style>
    <style:style style:name="T10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0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5d3931" style:font-size-asian="14pt" style:font-weight-asian="normal" style:font-size-complex="14pt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63a16a" style:font-size-asian="14pt" style:font-weight-asian="normal" style:font-size-complex="14pt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f4f67" fo:background-color="transparent" loext:char-shading-value="0" style:font-size-asian="14pt" style:font-weight-asian="bold" style:font-size-complex="14pt" style:font-weight-complex="bold"/>
    </style:style>
    <style:style style:name="T11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1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571439" style:font-size-asian="14pt" style:font-weight-asian="bold" style:font-size-complex="14pt" style:font-weight-complex="bold"/>
    </style:style>
    <style:style style:name="T11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1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weight-asian="normal" style:font-size-complex="14pt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weight-asian="normal" style:font-size-complex="14pt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weight-asian="normal" style:font-size-complex="14pt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d1ac93" fo:background-color="transparent" loext:char-shading-value="0" style:font-size-asian="14pt" style:font-weight-asian="normal" style:font-size-complex="14pt" style:font-weight-complex="normal"/>
    </style:style>
    <style:style style:name="T12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6ece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16f0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e2b6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d1ac9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d5933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bold" officeooo:rsid="00b3ec0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3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dd74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4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ffeb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feef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043b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2cef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4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style:text-underline-style="solid" style:text-underline-width="auto" style:text-underline-color="font-color" fo:font-weight="normal" officeooo:rsid="00bfeef9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50" style:family="text">
      <style:text-properties fo:font-variant="normal" fo:text-transform="none" fo:color="#000000" style:text-line-through-style="none" style:text-line-through-type="none" style:font-name="Microsoft Sans Serif" fo:font-size="13pt" fo:letter-spacing="normal" fo:language="pt" fo:country="BR" fo:font-style="normal" fo:font-weight="normal" officeooo:rsid="00b3ec0e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51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2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italic" fo:font-weight="normal" officeooo:rsid="009fa7c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54" style:family="text">
      <style:text-properties fo:font-variant="normal" fo:text-transform="none" fo:color="#000000" style:font-name="Monospace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55" style:family="text">
      <style:text-properties fo:font-variant="normal" fo:text-transform="none" fo:color="#171717" fo:letter-spacing="normal" fo:language="pt" fo:country="BR" fo:font-style="normal" fo:font-weight="bold" style:font-weight-asian="bold" style:font-weight-complex="bold"/>
    </style:style>
    <style:style style:name="T156" style:family="text">
      <style:text-properties fo:font-variant="normal" fo:text-transform="none" fo:color="#171717" fo:letter-spacing="normal" fo:language="pt" fo:country="BR" fo:font-style="normal" fo:font-weight="normal" style:font-weight-asian="normal" style:font-weight-complex="normal"/>
    </style:style>
    <style:style style:name="T157" style:family="text">
      <style:text-properties fo:font-variant="normal" fo:text-transform="none" fo:color="#171717" fo:letter-spacing="normal" fo:language="pt" fo:country="BR" fo:font-style="normal" fo:font-weight="normal" officeooo:rsid="000b730f" style:font-weight-asian="normal" style:font-weight-complex="normal"/>
    </style:style>
    <style:style style:name="T158" style:family="text">
      <style:text-properties fo:font-variant="normal" fo:text-transform="none" fo:color="#171717" fo:letter-spacing="normal" fo:language="pt" fo:country="BR" fo:font-style="normal" fo:font-weight="normal" officeooo:rsid="000c5d1b" style:font-weight-asian="normal" style:font-weight-complex="normal"/>
    </style:style>
    <style:style style:name="T159" style:family="text">
      <style:text-properties fo:font-variant="normal" fo:text-transform="none" fo:color="#171717" fo:letter-spacing="normal" fo:language="pt" fo:country="BR" fo:font-style="normal" fo:font-weight="normal" officeooo:rsid="000dd1af" style:font-weight-asian="normal" style:font-weight-complex="normal"/>
    </style:style>
    <style:style style:name="T160" style:family="text">
      <style:text-properties fo:font-variant="normal" fo:text-transform="none" fo:color="#171717" fo:letter-spacing="normal" fo:language="pt" fo:country="BR" fo:font-style="normal" fo:font-weight="normal" officeooo:rsid="00189878" style:font-weight-asian="normal" style:font-weight-complex="normal"/>
    </style:style>
    <style:style style:name="T161" style:family="text">
      <style:text-properties fo:font-variant="normal" fo:text-transform="none" fo:color="#171717" fo:letter-spacing="normal" fo:language="pt" fo:country="BR" fo:font-style="normal" fo:font-weight="normal" officeooo:rsid="009d35f9" style:font-weight-asian="normal" style:font-weight-complex="normal"/>
    </style:style>
    <style:style style:name="T162" style:family="text">
      <style:text-properties fo:font-variant="normal" fo:text-transform="none" fo:color="#171717" fo:letter-spacing="normal" fo:language="pt" fo:country="BR" fo:font-style="normal" fo:font-weight="normal" officeooo:rsid="0014478c" style:font-weight-asian="normal" style:font-weight-complex="normal"/>
    </style:style>
    <style:style style:name="T163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style:font-weight-asian="bold" style:font-weight-complex="bold"/>
    </style:style>
    <style:style style:name="T164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9d35f9" style:font-weight-asian="bold" style:font-weight-complex="bold"/>
    </style:style>
    <style:style style:name="T165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c5d1b" style:font-weight-asian="bold" style:font-weight-complex="bold"/>
    </style:style>
    <style:style style:name="T166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dd1af" style:font-weight-asian="bold" style:font-weight-complex="bold"/>
    </style:style>
    <style:style style:name="T167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normal" style:font-weight-asian="normal" style:font-weight-complex="normal"/>
    </style:style>
    <style:style style:name="T168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normal" officeooo:rsid="000dd1af" style:font-weight-asian="normal" style:font-weight-complex="normal"/>
    </style:style>
    <style:style style:name="T169" style:family="text">
      <style:text-properties fo:font-variant="normal" fo:text-transform="none" fo:color="#ff4000" fo:letter-spacing="normal" fo:language="pt" fo:country="BR" fo:font-style="normal" fo:font-weight="bold" style:font-weight-asian="bold" style:font-weight-complex="bold"/>
    </style:style>
    <style:style style:name="T170" style:family="text">
      <style:text-properties fo:font-variant="normal" fo:text-transform="none" fo:color="#ff4000" fo:letter-spacing="normal" fo:language="pt" fo:country="BR" fo:font-style="normal" fo:font-weight="bold" officeooo:rsid="000b730f" style:font-weight-asian="bold" style:font-weight-complex="bold"/>
    </style:style>
    <style:style style:name="T171" style:family="text">
      <style:text-properties fo:font-variant="normal" fo:text-transform="none" fo:color="#ff4000" fo:letter-spacing="normal" fo:font-style="normal"/>
    </style:style>
    <style:style style:name="T172" style:family="text">
      <style:text-properties fo:font-variant="normal" fo:text-transform="none" fo:color="#ff4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173" style:family="text">
      <style:text-properties fo:font-variant="normal" fo:text-transform="none" fo:color="#ff4000" style:text-line-through-style="none" style:text-line-through-type="none" style:font-name="Microsoft Sans Serif1" fo:font-size="14pt" fo:letter-spacing="normal" fo:language="pt" fo:country="BR" fo:font-style="normal" fo:font-weight="bold" officeooo:rsid="005d3931" style:font-size-asian="14pt" style:font-weight-asian="bold" style:font-size-complex="14pt" style:font-weight-complex="bold"/>
    </style:style>
    <style:style style:name="T174" style:family="text">
      <style:text-properties fo:font-variant="normal" fo:text-transform="none" fo:color="#ff4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5" style:family="text">
      <style:text-properties fo:font-variant="normal" fo:text-transform="none" fo:color="#ff4000" style:text-line-through-style="none" style:text-line-through-type="none" style:font-name="Microsoft Sans Serif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76" style:family="text">
      <style:text-properties fo:font-variant="normal" fo:text-transform="none" fo:color="#ff4000" style:text-line-through-style="none" style:text-line-through-type="none" style:font-name="Monospace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7" style:family="text">
      <style:text-properties fo:font-variant="normal" fo:text-transform="none" fo:color="#ff4000" style:font-name="Microsoft Sans Serif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78" style:family="text">
      <style:text-properties fo:font-variant="normal" fo:text-transform="none" fo:color="#ff4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179" style:family="text">
      <style:text-properties fo:font-variant="normal" fo:text-transform="none" fo:color="#800080" fo:letter-spacing="normal" fo:language="pt" fo:country="BR" fo:font-style="normal" fo:font-weight="bold" style:font-weight-asian="bold" style:font-weight-complex="bold"/>
    </style:style>
    <style:style style:name="T180" style:family="text">
      <style:text-properties fo:font-variant="normal" fo:text-transform="none" fo:color="#800080" fo:letter-spacing="normal" fo:language="pt" fo:country="BR" fo:font-style="normal" fo:font-weight="bold" officeooo:rsid="000b730f" style:font-weight-asian="bold" style:font-weight-complex="bold"/>
    </style:style>
    <style:style style:name="T181" style:family="text">
      <style:text-properties fo:font-variant="normal" fo:text-transform="none" fo:color="#800080" fo:letter-spacing="normal" fo:font-style="normal" fo:font-weight="bold" style:font-weight-asian="bold" style:font-weight-complex="bold"/>
    </style:style>
    <style:style style:name="T182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83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84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8af62" style:font-size-asian="14pt" style:font-weight-asian="bold" style:font-size-complex="14pt" style:font-weight-complex="bold"/>
    </style:style>
    <style:style style:name="T185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e02c6" style:font-size-asian="14pt" style:font-weight-asian="bold" style:font-size-complex="14pt" style:font-weight-complex="bold"/>
    </style:style>
    <style:style style:name="T186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87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88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71439" style:font-size-asian="14pt" style:font-weight-asian="bold" style:font-size-complex="14pt" style:font-weight-complex="bold"/>
    </style:style>
    <style:style style:name="T189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style:font-size-asian="14pt" style:font-weight-asian="bold" style:font-size-complex="14pt" style:font-weight-complex="bold"/>
    </style:style>
    <style:style style:name="T190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91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915fef" fo:background-color="transparent" loext:char-shading-value="0" style:font-size-asian="14pt" style:font-weight-asian="bold" style:font-size-complex="14pt" style:font-weight-complex="bold"/>
    </style:style>
    <style:style style:name="T192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fo:background-color="transparent" loext:char-shading-value="0" style:font-size-asian="14pt" style:font-weight-asian="bold" style:font-size-complex="14pt" style:font-weight-complex="bold"/>
    </style:style>
    <style:style style:name="T193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94" style:family="text">
      <style:text-properties fo:font-variant="normal" fo:text-transform="none" fo:color="#158466" fo:letter-spacing="normal" fo:language="pt" fo:country="BR" fo:font-style="normal" fo:font-weight="bold" style:font-weight-asian="bold" style:font-weight-complex="bold"/>
    </style:style>
    <style:style style:name="T195" style:family="text">
      <style:text-properties fo:font-variant="normal" fo:text-transform="none" fo:color="#158466" fo:letter-spacing="normal" fo:language="pt" fo:country="BR" fo:font-style="normal" fo:font-weight="bold" officeooo:rsid="000b730f" style:font-weight-asian="bold" style:font-weight-complex="bold"/>
    </style:style>
    <style:style style:name="T196" style:family="text">
      <style:text-properties fo:font-variant="normal" fo:text-transform="none" fo:color="#158466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97" style:family="text">
      <style:text-properties fo:font-variant="normal" fo:text-transform="none" fo:color="#2a6099" fo:letter-spacing="normal" fo:language="pt" fo:country="BR" fo:font-style="normal" fo:font-weight="bold" style:font-weight-asian="bold" style:font-weight-complex="bold"/>
    </style:style>
    <style:style style:name="T198" style:family="text">
      <style:text-properties fo:font-variant="normal" fo:text-transform="none" fo:color="#2a6099" fo:letter-spacing="normal" fo:language="pt" fo:country="BR" fo:font-style="normal" fo:font-weight="bold" officeooo:rsid="000c5d1b" style:font-weight-asian="bold" style:font-weight-complex="bold"/>
    </style:style>
    <style:style style:name="T199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200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967cd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01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6607e7" style:font-size-asian="14pt" style:font-weight-asian="bold" style:font-size-complex="14pt" style:font-weight-complex="bold"/>
    </style:style>
    <style:style style:name="T202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03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04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205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06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07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14d6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08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4e6dfe" style:font-size-asian="14pt" style:font-weight-asian="bold" style:font-size-complex="14pt" style:font-weight-complex="bold"/>
    </style:style>
    <style:style style:name="T209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7854af" fo:background-color="transparent" loext:char-shading-value="0" style:font-size-asian="14pt" style:font-weight-asian="bold" style:font-size-complex="14pt" style:font-weight-complex="bold"/>
    </style:style>
    <style:style style:name="T210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7d44b7" fo:background-color="transparent" loext:char-shading-value="0" style:font-size-asian="14pt" style:font-weight-asian="bold" style:font-size-complex="14pt" style:font-weight-complex="bold"/>
    </style:style>
    <style:style style:name="T211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212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85da85" fo:background-color="transparent" loext:char-shading-value="0" style:font-size-asian="14pt" style:font-weight-asian="bold" style:font-size-complex="14pt" style:font-weight-complex="bold"/>
    </style:style>
    <style:style style:name="T213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14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15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16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a8d17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17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c14d64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18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b3ec0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19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be2b6c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20" style:family="text">
      <style:text-properties fo:font-variant="normal" fo:text-transform="none" fo:letter-spacing="normal" fo:language="pt" fo:country="BR" fo:font-style="normal" fo:font-weight="bold" style:font-weight-asian="bold" style:font-weight-complex="bold"/>
    </style:style>
    <style:style style:name="T221" style:family="text">
      <style:text-properties fo:font-variant="normal" fo:text-transform="none" fo:letter-spacing="normal" fo:font-style="normal"/>
    </style:style>
    <style:style style:name="T22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23" style:family="text">
      <style:text-properties fo:font-variant="normal" fo:text-transform="none" fo:letter-spacing="normal" fo:font-style="normal" fo:font-weight="bold" officeooo:rsid="002e15bb" style:font-weight-asian="bold" style:font-weight-complex="bold"/>
    </style:style>
    <style:style style:name="T224" style:family="text">
      <style:text-properties fo:font-variant="normal" fo:text-transform="none" fo:letter-spacing="normal" fo:font-style="normal" fo:font-weight="bold" officeooo:rsid="00401201" style:font-weight-asian="bold" style:font-weight-complex="bold"/>
    </style:style>
    <style:style style:name="T225" style:family="text">
      <style:text-properties fo:font-variant="normal" fo:text-transform="none" fo:letter-spacing="normal" fo:font-style="normal" officeooo:rsid="002e15bb"/>
    </style:style>
    <style:style style:name="T226" style:family="text">
      <style:text-properties fo:font-variant="normal" fo:text-transform="none" fo:letter-spacing="normal" fo:font-style="normal" officeooo:rsid="00401201"/>
    </style:style>
    <style:style style:name="T227" style:family="text">
      <style:text-properties fo:font-variant="normal" fo:text-transform="none" fo:letter-spacing="normal" fo:font-style="normal" officeooo:rsid="00479dba"/>
    </style:style>
    <style:style style:name="T228" style:family="text">
      <style:text-properties fo:font-variant="normal" fo:text-transform="none" fo:letter-spacing="normal" fo:font-style="normal" officeooo:rsid="009d35f9"/>
    </style:style>
    <style:style style:name="T229" style:family="text">
      <style:text-properties fo:font-variant="normal" fo:text-transform="none" fo:letter-spacing="normal" fo:font-style="normal" officeooo:rsid="009eb1ab"/>
    </style:style>
    <style:style style:name="T230" style:family="text">
      <style:text-properties fo:font-variant="normal" fo:text-transform="none" fo:letter-spacing="normal" fo:font-style="normal" officeooo:rsid="00a52b8b"/>
    </style:style>
    <style:style style:name="T231" style:family="text">
      <style:text-properties fo:font-variant="normal" fo:text-transform="none" fo:letter-spacing="normal" fo:font-style="normal" officeooo:rsid="00c93311"/>
    </style:style>
    <style:style style:name="T232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33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34" style:family="text">
      <style:text-properties fo:font-variant="normal" fo:text-transform="none" fo:color="#ce181e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35" style:family="text">
      <style:text-properties fo:font-variant="normal" fo:text-transform="none" fo:color="#ce181e" style:text-line-through-style="none" style:text-line-through-type="none" style:font-name="Microsoft Sans Serif" fo:font-size="14pt" fo:letter-spacing="normal" fo:language="pt" fo:country="BR" fo:font-style="normal" fo:font-weight="bold" officeooo:rsid="00af9f16" fo:background-color="transparent" loext:char-shading-value="0" style:font-size-asian="14pt" style:font-weight-asian="bold" style:font-size-complex="14pt" style:font-weight-complex="bold"/>
    </style:style>
    <style:style style:name="T236" style:family="text">
      <style:text-properties fo:font-variant="normal" fo:text-transform="none" fo:color="#ce181e" style:text-line-through-style="none" style:text-line-through-type="none" style:font-name="Microsoft Sans Serif" fo:font-size="14pt" fo:letter-spacing="normal" fo:language="pt" fo:country="BR" fo:font-style="normal" fo:font-weight="bold" officeooo:rsid="00b0f261" fo:background-color="transparent" loext:char-shading-value="0" style:font-size-asian="14pt" style:font-weight-asian="bold" style:font-size-complex="14pt" style:font-weight-complex="bold"/>
    </style:style>
    <style:style style:name="T237" style:family="text">
      <style:text-properties fo:font-variant="normal" fo:text-transform="none" fo:color="#569cd6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239" style:family="text">
      <style:text-properties fo:font-variant="normal" fo:text-transform="none" fo:color="#ce9178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40" style:family="text">
      <style:text-properties fo:font-variant="normal" fo:text-transform="none" fo:color="#c586c0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41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42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fo:background-color="#ffffff" loext:char-shading-value="0" style:font-size-asian="14pt" style:font-weight-asian="normal" style:font-size-complex="14pt" style:font-weight-complex="normal"/>
    </style:style>
    <style:style style:name="T243" style:family="text">
      <style:text-properties fo:font-variant="normal" fo:text-transform="none" fo:color="#3791ff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44" style:family="text">
      <style:text-properties fo:font-variant="normal" fo:text-transform="none" fo:color="#ffff38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45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246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officeooo:rsid="00949358" fo:background-color="#ffffff" loext:char-shading-value="0" style:font-size-asian="14pt" style:font-weight-asian="normal" style:font-size-complex="14pt" style:font-weight-complex="normal"/>
    </style:style>
    <style:style style:name="T247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248" style:family="text">
      <style:text-properties fo:font-variant="normal" fo:text-transform="none" fo:color="#00a933" style:font-name="Microsoft Sans Serif" fo:font-size="14pt" fo:letter-spacing="normal" fo:language="pt" fo:country="BR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49" style:family="text">
      <style:text-properties fo:font-variant="normal" fo:text-transform="none" fo:color="#ff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2cc7de" style:font-size-asian="14pt" style:font-weight-asian="bold" style:font-size-complex="14pt" style:font-weight-complex="bold"/>
    </style:style>
    <style:style style:name="T250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51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252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style:text-underline-style="none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53" style:family="text">
      <style:text-properties fo:font-variant="normal" fo:text-transform="none" fo:color="#ffffff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54" style:family="text">
      <style:text-properties fo:font-variant="normal" fo:text-transform="none" fo:color="#ffffff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255" style:family="text">
      <style:text-properties fo:font-variant="normal" fo:text-transform="none" fo:color="#ffff00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56" style:family="text">
      <style:text-properties fo:font-variant="normal" fo:text-transform="none" fo:color="#ffff00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257" style:family="text">
      <style:text-properties fo:font-variant="normal" fo:text-transform="none" style:font-name="Monospace" fo:letter-spacing="normal" fo:font-style="normal" officeooo:rsid="00401201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officeooo:rsid="000460f8" style:font-weight-asian="bold" style:font-weight-complex="bold"/>
    </style:style>
    <style:style style:name="T260" style:family="text">
      <style:text-properties fo:font-weight="bold" officeooo:rsid="00067250" style:font-weight-asian="bold" style:font-weight-complex="bold"/>
    </style:style>
    <style:style style:name="T261" style:family="text">
      <style:text-properties fo:font-weight="bold" officeooo:rsid="002228cb" style:font-weight-asian="bold" style:font-weight-complex="bold"/>
    </style:style>
    <style:style style:name="T262" style:family="text">
      <style:text-properties fo:font-weight="bold" officeooo:rsid="00344f32" style:font-weight-asian="bold" style:font-weight-complex="bold"/>
    </style:style>
    <style:style style:name="T263" style:family="text">
      <style:text-properties fo:font-weight="bold" officeooo:rsid="009d35f9" style:font-weight-asian="bold" style:font-weight-complex="bold"/>
    </style:style>
    <style:style style:name="T264" style:family="text">
      <style:text-properties fo:font-weight="bold" officeooo:rsid="00203e1f" style:font-weight-asian="bold" style:font-weight-complex="bold"/>
    </style:style>
    <style:style style:name="T265" style:family="text">
      <style:text-properties fo:font-weight="bold" officeooo:rsid="009fa7c7" style:font-weight-asian="bold" style:font-weight-complex="bold"/>
    </style:style>
    <style:style style:name="T266" style:family="text">
      <style:text-properties fo:font-weight="bold" officeooo:rsid="00b57eee" style:font-weight-asian="bold" style:font-weight-complex="bold"/>
    </style:style>
    <style:style style:name="T267" style:family="text">
      <style:text-properties fo:font-weight="bold" officeooo:rsid="00cbfd72" style:font-weight-asian="bold" style:font-weight-complex="bold"/>
    </style:style>
    <style:style style:name="T268" style:family="text">
      <style:text-properties fo:font-weight="bold" officeooo:rsid="00cc5c65" style:font-weight-asian="bold" style:font-weight-complex="bold"/>
    </style:style>
    <style:style style:name="T269" style:family="text">
      <style:text-properties fo:font-weight="bold" officeooo:rsid="00d1ac93" style:font-weight-asian="bold" style:font-weight-complex="bold"/>
    </style:style>
    <style:style style:name="T270" style:family="text">
      <style:text-properties style:font-name="Microsoft Sans Serif" fo:font-size="14pt" style:font-size-asian="14pt" style:font-size-complex="14pt"/>
    </style:style>
    <style:style style:name="T271" style:family="text">
      <style:text-properties style:font-name="Microsoft Sans Serif" fo:font-size="14pt" officeooo:rsid="009d35f9" style:font-size-asian="14pt" style:font-size-complex="14pt"/>
    </style:style>
    <style:style style:name="T272" style:family="text">
      <style:text-properties style:font-name="Microsoft Sans Serif" fo:language="pt" fo:country="BR"/>
    </style:style>
    <style:style style:name="T273" style:family="text">
      <style:text-properties style:font-name="Microsoft Sans Serif" officeooo:rsid="009fa7c7" fo:background-color="transparent" loext:char-shading-value="0"/>
    </style:style>
    <style:style style:name="T274" style:family="text">
      <style:text-properties style:font-name="Microsoft Sans Serif" officeooo:rsid="00a6ece1" fo:background-color="transparent" loext:char-shading-value="0"/>
    </style:style>
    <style:style style:name="T275" style:family="text">
      <style:text-properties fo:color="#000000" style:font-name="Microsoft Sans Serif" fo:font-size="14pt" fo:language="pt" fo:country="BR" fo:font-weight="normal" style:font-size-asian="14pt" style:font-weight-asian="normal" style:font-size-complex="14pt" style:font-weight-complex="normal"/>
    </style:style>
    <style:style style:name="T276" style:family="text">
      <style:text-properties fo:color="#000000" style:font-name="Microsoft Sans Serif" fo:font-size="14pt" fo:language="pt" fo:country="BR" fo:font-weight="normal" officeooo:rsid="0011dbb3" style:font-size-asian="14pt" style:font-weight-asian="normal" style:font-size-complex="14pt" style:font-weight-complex="normal"/>
    </style:style>
    <style:style style:name="T277" style:family="text">
      <style:text-properties fo:color="#000000" style:font-name="Microsoft Sans Serif" fo:font-size="14pt" fo:language="pt" fo:country="BR" fo:font-weight="normal" officeooo:rsid="001ed580" style:font-size-asian="14pt" style:font-weight-asian="normal" style:font-size-complex="14pt" style:font-weight-complex="normal"/>
    </style:style>
    <style:style style:name="T278" style:family="text">
      <style:text-properties fo:color="#000000" style:font-name="Microsoft Sans Serif" fo:font-size="14pt" fo:language="pt" fo:country="BR" fo:font-weight="normal" officeooo:rsid="001f959f" style:font-size-asian="14pt" style:font-weight-asian="normal" style:font-size-complex="14pt" style:font-weight-complex="normal"/>
    </style:style>
    <style:style style:name="T279" style:family="text">
      <style:text-properties fo:color="#000000" style:font-name="Microsoft Sans Serif" fo:font-size="14pt" fo:language="pt" fo:country="BR" fo:font-weight="normal" officeooo:rsid="002228cb" style:font-size-asian="14pt" style:font-weight-asian="normal" style:font-size-complex="14pt" style:font-weight-complex="normal"/>
    </style:style>
    <style:style style:name="T280" style:family="text">
      <style:text-properties fo:color="#000000" style:font-name="Microsoft Sans Serif" fo:font-size="14pt" fo:language="pt" fo:country="BR" fo:font-weight="normal" officeooo:rsid="002233c6" style:font-size-asian="14pt" style:font-weight-asian="normal" style:font-size-complex="14pt" style:font-weight-complex="normal"/>
    </style:style>
    <style:style style:name="T281" style:family="text">
      <style:text-properties fo:color="#000000" style:font-name="Microsoft Sans Serif" fo:font-size="14pt" fo:language="pt" fo:country="BR" fo:font-weight="normal" officeooo:rsid="00243c74" style:font-size-asian="14pt" style:font-weight-asian="normal" style:font-size-complex="14pt" style:font-weight-complex="normal"/>
    </style:style>
    <style:style style:name="T282" style:family="text">
      <style:text-properties fo:color="#000000" style:font-name="Microsoft Sans Serif" fo:font-size="14pt" fo:language="pt" fo:country="BR" fo:font-weight="normal" officeooo:rsid="00260a6a" style:font-size-asian="14pt" style:font-weight-asian="normal" style:font-size-complex="14pt" style:font-weight-complex="normal"/>
    </style:style>
    <style:style style:name="T283" style:family="text">
      <style:text-properties fo:color="#000000" style:font-name="Microsoft Sans Serif" fo:font-size="14pt" fo:language="pt" fo:country="BR" fo:font-weight="normal" officeooo:rsid="0027b6e0" style:font-size-asian="14pt" style:font-weight-asian="normal" style:font-size-complex="14pt" style:font-weight-complex="normal"/>
    </style:style>
    <style:style style:name="T284" style:family="text">
      <style:text-properties fo:color="#000000" style:font-name="Microsoft Sans Serif" fo:font-size="14pt" fo:language="pt" fo:country="BR" fo:font-weight="normal" officeooo:rsid="002dfecf" style:font-size-asian="14pt" style:font-weight-asian="normal" style:font-size-complex="14pt" style:font-weight-complex="normal"/>
    </style:style>
    <style:style style:name="T285" style:family="text">
      <style:text-properties fo:color="#000000" style:font-name="Microsoft Sans Serif" fo:font-size="14pt" fo:language="pt" fo:country="BR" fo:font-weight="normal" officeooo:rsid="0037ee9c" style:font-size-asian="14pt" style:font-weight-asian="normal" style:font-size-complex="14pt" style:font-weight-complex="normal"/>
    </style:style>
    <style:style style:name="T286" style:family="text">
      <style:text-properties fo:color="#000000" style:font-name="Microsoft Sans Serif" fo:font-size="14pt" fo:language="pt" fo:country="BR" fo:font-weight="normal" officeooo:rsid="003c342f" style:font-size-asian="14pt" style:font-weight-asian="normal" style:font-size-complex="14pt" style:font-weight-complex="normal"/>
    </style:style>
    <style:style style:name="T287" style:family="text">
      <style:text-properties fo:color="#000000" style:font-name="Microsoft Sans Serif" fo:font-size="14pt" fo:language="pt" fo:country="BR" fo:font-weight="normal" officeooo:rsid="009d35f9" style:font-size-asian="14pt" style:font-weight-asian="normal" style:font-size-complex="14pt" style:font-weight-complex="normal"/>
    </style:style>
    <style:style style:name="T288" style:family="text">
      <style:text-properties fo:color="#000000" style:font-name="Microsoft Sans Serif" fo:font-size="14pt" fo:language="pt" fo:country="BR" fo:font-weight="normal" officeooo:rsid="00298b67" style:font-size-asian="14pt" style:font-weight-asian="normal" style:font-size-complex="14pt" style:font-weight-complex="normal"/>
    </style:style>
    <style:style style:name="T289" style:family="text">
      <style:text-properties fo:color="#000000" style:font-name="Microsoft Sans Serif" fo:font-size="14pt" fo:language="pt" fo:country="BR" fo:font-weight="normal" officeooo:rsid="00c47d1b" style:font-size-asian="14pt" style:font-weight-asian="normal" style:font-size-complex="14pt" style:font-weight-complex="normal"/>
    </style:style>
    <style:style style:name="T290" style:family="text">
      <style:text-properties fo:color="#00000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291" style:family="text">
      <style:text-properties fo:color="#000000" style:font-name="Microsoft Sans Serif" fo:font-size="14pt" fo:language="pt" fo:country="BR" fo:font-weight="bold" officeooo:rsid="0011dbb3" style:font-size-asian="14pt" style:font-weight-asian="bold" style:font-size-complex="14pt" style:font-weight-complex="bold"/>
    </style:style>
    <style:style style:name="T292" style:family="text">
      <style:text-properties fo:color="#00000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93" style:family="text">
      <style:text-properties fo:color="#000000" style:font-name="Microsoft Sans Serif" fo:font-size="14pt" fo:language="pt" fo:country="BR" officeooo:rsid="002233c6" style:font-size-asian="14pt" style:font-size-complex="14pt"/>
    </style:style>
    <style:style style:name="T294" style:family="text">
      <style:text-properties fo:color="#000000" style:font-name="Microsoft Sans Serif" fo:font-size="14pt" fo:language="pt" fo:country="BR" officeooo:rsid="0023ce6e" style:font-size-asian="14pt" style:font-size-complex="14pt"/>
    </style:style>
    <style:style style:name="T295" style:family="text">
      <style:text-properties fo:color="#000000" style:font-name="Microsoft Sans Serif" fo:font-size="14pt" fo:language="pt" fo:country="BR" officeooo:rsid="009d35f9" style:font-size-asian="14pt" style:font-size-complex="14pt"/>
    </style:style>
    <style:style style:name="T296" style:family="text">
      <style:text-properties fo:color="#000000" style:font-name="Microsoft Sans Serif" fo:font-size="14pt" fo:language="pt" fo:country="BR" officeooo:rsid="00c5cce9" style:font-size-asian="14pt" style:font-size-complex="14pt"/>
    </style:style>
    <style:style style:name="T297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98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11dbb3" style:font-size-asian="14pt" style:font-weight-asian="normal" style:font-size-complex="14pt" style:font-weight-complex="normal"/>
    </style:style>
    <style:style style:name="T299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c47d1b" style:font-size-asian="14pt" style:font-weight-asian="normal" style:font-size-complex="14pt" style:font-weight-complex="normal"/>
    </style:style>
    <style:style style:name="T300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9d35f9" style:font-size-asian="14pt" style:font-weight-asian="normal" style:font-size-complex="14pt" style:font-weight-complex="normal"/>
    </style:style>
    <style:style style:name="T301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02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11dbb3" style:font-size-asian="14pt" style:font-weight-asian="bold" style:font-size-complex="14pt" style:font-weight-complex="bold"/>
    </style:style>
    <style:style style:name="T303" style:family="text">
      <style:text-properties fo:color="#000000" style:font-name="Microsoft Sans Serif" fo:font-size="14pt" fo:language="pt" fo:country="BR" style:text-underline-style="none" fo:font-weight="normal" officeooo:rsid="00243c74" style:font-size-asian="14pt" style:font-weight-asian="normal" style:font-size-complex="14pt" style:font-weight-complex="normal"/>
    </style:style>
    <style:style style:name="T304" style:family="text">
      <style:text-properties fo:color="#000000" style:font-name="Microsoft Sans Serif" fo:font-size="14pt" fo:language="pt" fo:country="BR" style:text-underline-style="none" fo:font-weight="normal" officeooo:rsid="00a3c8f2" style:font-size-asian="14pt" style:font-weight-asian="normal" style:font-size-complex="14pt" style:font-weight-complex="normal"/>
    </style:style>
    <style:style style:name="T305" style:family="text">
      <style:text-properties fo:color="#000000" style:font-name="Microsoft Sans Serif" fo:font-size="14pt" fo:language="pt" fo:country="BR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306" style:family="text">
      <style:text-properties fo:color="#000000" style:font-name="Monospace" fo:font-size="14pt" fo:language="pt" fo:country="BR" fo:font-weight="bold" officeooo:rsid="0011dbb3" style:font-size-asian="14pt" style:font-weight-asian="bold" style:font-size-complex="14pt" style:font-weight-complex="bold"/>
    </style:style>
    <style:style style:name="T307" style:family="text">
      <style:text-properties fo:color="#000000" style:font-name="Monospace" fo:font-size="14pt" fo:language="pt" fo:country="BR" fo:font-weight="bold" officeooo:rsid="001ed580" style:font-size-asian="14pt" style:font-weight-asian="bold" style:font-size-complex="14pt" style:font-weight-complex="bold"/>
    </style:style>
    <style:style style:name="T308" style:family="text">
      <style:text-properties fo:color="#000000" style:font-name="Monospace" fo:font-size="14pt" fo:language="pt" fo:country="BR" fo:font-weight="bold" officeooo:rsid="009d35f9" style:font-size-asian="14pt" style:font-weight-asian="bold" style:font-size-complex="14pt" style:font-weight-complex="bold"/>
    </style:style>
    <style:style style:name="T309" style:family="text">
      <style:text-properties fo:color="#000000" style:font-name="Monospace" fo:font-size="14pt" fo:language="pt" fo:country="BR" fo:font-weight="bold" officeooo:rsid="003c342f" style:font-size-asian="14pt" style:font-weight-asian="bold" style:font-size-complex="14pt" style:font-weight-complex="bold"/>
    </style:style>
    <style:style style:name="T310" style:family="text">
      <style:text-properties fo:color="#000000" style:font-name="Monospace" fo:font-size="14pt" fo:language="pt" fo:country="BR" fo:font-weight="normal" officeooo:rsid="003c342f" style:font-size-asian="14pt" style:font-weight-asian="normal" style:font-size-complex="14pt" style:font-weight-complex="normal"/>
    </style:style>
    <style:style style:name="T311" style:family="text">
      <style:text-properties officeooo:rsid="00221ddb"/>
    </style:style>
    <style:style style:name="T312" style:family="text">
      <style:text-properties officeooo:rsid="002228cb"/>
    </style:style>
    <style:style style:name="T313" style:family="text">
      <style:text-properties officeooo:rsid="001f959f"/>
    </style:style>
    <style:style style:name="T314" style:family="text">
      <style:text-properties fo:color="#ce181e"/>
    </style:style>
    <style:style style:name="T315" style:family="text">
      <style:text-properties fo:color="#ce181e" fo:font-weight="bold" style:font-weight-asian="bold" style:font-weight-complex="bold"/>
    </style:style>
    <style:style style:name="T316" style:family="text">
      <style:text-properties fo:color="#ce181e" fo:font-weight="bold" officeooo:rsid="002228cb" style:font-weight-asian="bold" style:font-weight-complex="bold"/>
    </style:style>
    <style:style style:name="T317" style:family="text">
      <style:text-properties fo:color="#ce181e" fo:font-weight="bold" officeooo:rsid="009d35f9" style:font-weight-asian="bold" style:font-weight-complex="bold"/>
    </style:style>
    <style:style style:name="T318" style:family="text">
      <style:text-properties fo:color="#ce181e" fo:font-weight="bold" style:font-style-asian="normal" style:font-weight-asian="bold" style:font-style-complex="normal" style:font-weight-complex="bold"/>
    </style:style>
    <style:style style:name="T319" style:family="text">
      <style:text-properties fo:color="#ce181e" fo:font-weight="bold" officeooo:rsid="00a90641" style:font-style-asian="normal" style:font-weight-asian="bold" style:font-style-complex="normal" style:font-weight-complex="bold"/>
    </style:style>
    <style:style style:name="T320" style:family="text">
      <style:text-properties fo:color="#ce181e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321" style:family="text">
      <style:text-properties fo:color="#ce181e" fo:language="pt" fo:country="BR" fo:font-weight="bold" officeooo:rsid="00008cc1" style:font-weight-asian="bold" style:font-weight-complex="bold"/>
    </style:style>
    <style:style style:name="T322" style:family="text">
      <style:text-properties fo:color="#ce181e" fo:font-size="20pt" fo:font-weight="bold" officeooo:rsid="002228cb" style:font-size-asian="20pt" style:font-weight-asian="bold" style:font-size-complex="20pt" style:font-weight-complex="bold"/>
    </style:style>
    <style:style style:name="T323" style:family="text">
      <style:text-properties fo:color="#ce181e" style:font-style-asian="normal" style:font-style-complex="normal"/>
    </style:style>
    <style:style style:name="T324" style:family="text">
      <style:text-properties fo:color="#ce181e" officeooo:rsid="00a8d171" style:font-style-asian="normal" style:font-style-complex="normal"/>
    </style:style>
    <style:style style:name="T325" style:family="text">
      <style:text-properties fo:color="#ce181e" officeooo:rsid="00a90641" style:font-style-asian="normal" style:font-style-complex="normal"/>
    </style:style>
    <style:style style:name="T326" style:family="text">
      <style:text-properties fo:color="#ce181e" fo:font-size="22pt" fo:font-weight="bold" officeooo:rsid="00a8d171" style:font-size-asian="22pt" style:font-weight-asian="bold" style:font-size-complex="22pt" style:font-weight-complex="bold"/>
    </style:style>
    <style:style style:name="T327" style:family="text">
      <style:text-properties fo:color="#ce181e" style:font-name="Monospace" fo:font-weight="bold" style:font-weight-asian="bold" style:font-weight-complex="bold"/>
    </style:style>
    <style:style style:name="T328" style:family="text">
      <style:text-properties fo:color="#ce181e" style:font-name="Monospace" fo:font-weight="bold" style:font-style-asian="normal" style:font-weight-asian="bold" style:font-style-complex="normal" style:font-weight-complex="bold"/>
    </style:style>
    <style:style style:name="T329" style:family="text">
      <style:text-properties fo:color="#800080" fo:font-weight="bold" style:font-weight-asian="bold" style:font-weight-complex="bold"/>
    </style:style>
    <style:style style:name="T330" style:family="text">
      <style:text-properties fo:color="#800080" fo:font-weight="bold" officeooo:rsid="006d35fb" style:font-weight-asian="bold" style:font-weight-complex="bold"/>
    </style:style>
    <style:style style:name="T331" style:family="text">
      <style:text-properties fo:color="#800080" fo:font-weight="bold" officeooo:rsid="006d71e2" style:font-weight-asian="bold" style:font-weight-complex="bold"/>
    </style:style>
    <style:style style:name="T332" style:family="text">
      <style:text-properties fo:color="#800080" fo:font-weight="bold" officeooo:rsid="006ec015" style:font-weight-asian="bold" style:font-weight-complex="bold"/>
    </style:style>
    <style:style style:name="T333" style:family="text">
      <style:text-properties fo:color="#800080" fo:font-weight="bold" officeooo:rsid="0073708d" style:font-weight-asian="bold" style:font-weight-complex="bold"/>
    </style:style>
    <style:style style:name="T334" style:family="text">
      <style:text-properties fo:color="#800080" fo:font-weight="bold" officeooo:rsid="007b45ff" style:font-weight-asian="bold" style:font-weight-complex="bold"/>
    </style:style>
    <style:style style:name="T335" style:family="text">
      <style:text-properties fo:color="#800080" fo:font-weight="bold" officeooo:rsid="007d35a0" style:font-weight-asian="bold" style:font-weight-complex="bold"/>
    </style:style>
    <style:style style:name="T336" style:family="text">
      <style:text-properties fo:color="#800080" fo:font-weight="bold" officeooo:rsid="0087dece" style:font-weight-asian="bold" style:font-weight-complex="bold"/>
    </style:style>
    <style:style style:name="T337" style:family="text">
      <style:text-properties fo:color="#800080" fo:font-weight="bold" officeooo:rsid="008f4cf6" style:font-weight-asian="bold" style:font-weight-complex="bold"/>
    </style:style>
    <style:style style:name="T338" style:family="text">
      <style:text-properties fo:color="#800080" fo:font-weight="bold" style:font-style-asian="italic" style:font-weight-asian="bold" style:font-style-complex="italic" style:font-weight-complex="bold"/>
    </style:style>
    <style:style style:name="T339" style:family="text">
      <style:text-properties fo:color="#800080" fo:font-weight="bold" officeooo:rsid="006d35fb" style:font-style-asian="italic" style:font-weight-asian="bold" style:font-style-complex="italic" style:font-weight-complex="bold"/>
    </style:style>
    <style:style style:name="T340" style:family="text">
      <style:text-properties fo:color="#80008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341" style:family="text">
      <style:text-properties fo:color="#800080" style:font-name="Microsoft Sans Serif" fo:font-size="14pt" fo:language="pt" fo:country="BR" fo:font-weight="bold" officeooo:rsid="00260a6a" style:font-size-asian="14pt" style:font-weight-asian="bold" style:font-size-complex="14pt" style:font-weight-complex="bold"/>
    </style:style>
    <style:style style:name="T342" style:family="text">
      <style:text-properties fo:color="#800080" style:font-name="Microsoft Sans Serif" fo:font-size="14pt" fo:language="pt" fo:country="BR" fo:font-weight="bold" officeooo:rsid="00298b67" style:font-size-asian="14pt" style:font-weight-asian="bold" style:font-size-complex="14pt" style:font-weight-complex="bold"/>
    </style:style>
    <style:style style:name="T343" style:family="text">
      <style:text-properties fo:color="#800080" style:font-name="Microsoft Sans Serif1" fo:font-weight="bold" style:font-weight-asian="bold" style:font-weight-complex="bold"/>
    </style:style>
    <style:style style:name="T344" style:family="text">
      <style:text-properties fo:color="#800080" style:text-line-through-style="none" style:text-line-through-type="none" style:font-name="Microsoft Sans Serif1" fo:font-size="14pt" fo:language="pt" fo:country="BR" fo:font-style="normal" fo:font-weight="bold" officeooo:rsid="0087dece" fo:background-color="transparent" loext:char-shading-value="0" style:font-size-asian="14pt" style:font-weight-asian="bold" style:font-size-complex="14pt" style:font-weight-complex="bold"/>
    </style:style>
    <style:style style:name="T345" style:family="text">
      <style:text-properties fo:color="#800080" style:text-line-through-style="none" style:text-line-through-type="none" style:font-name="Microsoft Sans Serif1" fo:font-size="14pt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346" style:family="text">
      <style:text-properties officeooo:rsid="002e15bb"/>
    </style:style>
    <style:style style:name="T347" style:family="text">
      <style:text-properties officeooo:rsid="00334811"/>
    </style:style>
    <style:style style:name="T348" style:family="text">
      <style:text-properties style:text-underline-style="solid" style:text-underline-width="auto" style:text-underline-color="font-color"/>
    </style:style>
    <style:style style:name="T349" style:family="text">
      <style:text-properties style:text-underline-style="solid" style:text-underline-width="auto" style:text-underline-color="font-color" style:font-style-asian="normal" style:font-style-complex="normal"/>
    </style:style>
    <style:style style:name="T350" style:family="text">
      <style:text-properties style:text-underline-style="solid" style:text-underline-width="auto" style:text-underline-color="font-color" officeooo:rsid="00a8d171" style:font-style-asian="normal" style:font-style-complex="normal"/>
    </style:style>
    <style:style style:name="T35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2" style:family="text">
      <style:text-properties style:text-underline-style="solid" style:text-underline-width="auto" style:text-underline-color="font-color" fo:font-weight="bold" officeooo:rsid="0050823d" style:font-weight-asian="bold" style:font-weight-complex="bold"/>
    </style:style>
    <style:style style:name="T353" style:family="text">
      <style:text-properties style:text-underline-style="solid" style:text-underline-width="auto" style:text-underline-color="font-color" fo:font-weight="bold" officeooo:rsid="006117db" style:font-weight-asian="bold" style:font-weight-complex="bold"/>
    </style:style>
    <style:style style:name="T354" style:family="text">
      <style:text-properties style:text-underline-style="solid" style:text-underline-width="auto" style:text-underline-color="font-color" fo:font-weight="bold" officeooo:rsid="00975697" style:font-weight-asian="bold" style:font-weight-complex="bold"/>
    </style:style>
    <style:style style:name="T355" style:family="text">
      <style:text-properties style:text-underline-style="solid" style:text-underline-width="auto" style:text-underline-color="font-color" fo:font-weight="bold" officeooo:rsid="00cc5c65" style:font-weight-asian="bold" style:font-weight-complex="bold"/>
    </style:style>
    <style:style style:name="T356" style:family="text">
      <style:text-properties style:text-underline-style="solid" style:text-underline-width="auto" style:text-underline-color="font-color" officeooo:rsid="006039a5"/>
    </style:style>
    <style:style style:name="T357" style:family="text">
      <style:text-properties style:text-underline-style="solid" style:text-underline-width="auto" style:text-underline-color="font-color" officeooo:rsid="009d35f9"/>
    </style:style>
    <style:style style:name="T358" style:family="text">
      <style:text-properties style:text-underline-style="solid" style:text-underline-width="auto" style:text-underline-color="font-color" officeooo:rsid="0073708d"/>
    </style:style>
    <style:style style:name="T359" style:family="text">
      <style:text-properties style:text-underline-style="solid" style:text-underline-width="auto" style:text-underline-color="font-color" officeooo:rsid="00cf7b4f"/>
    </style:style>
    <style:style style:name="T360" style:family="text">
      <style:text-properties officeooo:rsid="0038fc69"/>
    </style:style>
    <style:style style:name="T361" style:family="text">
      <style:text-properties officeooo:rsid="0042d5c2"/>
    </style:style>
    <style:style style:name="T362" style:family="text">
      <style:text-properties fo:color="#202124" style:font-name="arial" fo:font-size="8.25pt"/>
    </style:style>
    <style:style style:name="T363" style:family="text">
      <style:text-properties officeooo:rsid="0049524a"/>
    </style:style>
    <style:style style:name="T364" style:family="text">
      <style:text-properties style:text-line-through-style="solid" style:text-line-through-type="single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officeooo:rsid="009fa7c7" style:font-style-asian="italic" style:font-style-complex="italic"/>
    </style:style>
    <style:style style:name="T36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68" style:family="text">
      <style:text-properties fo:font-style="italic" fo:font-weight="bold" officeooo:rsid="009fa7c7" style:font-style-asian="italic" style:font-weight-asian="bold" style:font-style-complex="italic" style:font-weight-complex="bold"/>
    </style:style>
    <style:style style:name="T369" style:family="text">
      <style:text-properties fo:background-color="#fff200" loext:char-shading-value="0"/>
    </style:style>
    <style:style style:name="T370" style:family="text">
      <style:text-properties style:font-name="Microsoft Sans Serif1"/>
    </style:style>
    <style:style style:name="T371" style:family="text">
      <style:text-properties style:font-name="Microsoft Sans Serif1" style:font-style-asian="italic" style:font-style-complex="italic"/>
    </style:style>
    <style:style style:name="T372" style:family="text">
      <style:text-properties style:font-name="Microsoft Sans Serif1" officeooo:rsid="00505dcb" style:font-style-asian="italic" style:font-style-complex="italic"/>
    </style:style>
    <style:style style:name="T373" style:family="text">
      <style:text-properties style:font-name="Microsoft Sans Serif1" officeooo:rsid="006d35fb" style:font-style-asian="italic" style:font-style-complex="italic"/>
    </style:style>
    <style:style style:name="T374" style:family="text">
      <style:text-properties style:font-name="Microsoft Sans Serif1" officeooo:rsid="00cc5c65"/>
    </style:style>
    <style:style style:name="T375" style:family="text">
      <style:text-properties style:font-style-asian="italic" style:font-style-complex="italic"/>
    </style:style>
    <style:style style:name="T376" style:family="text">
      <style:text-properties officeooo:rsid="00505dcb" style:font-style-asian="italic" style:font-style-complex="italic"/>
    </style:style>
    <style:style style:name="T377" style:family="text">
      <style:text-properties style:font-style-asian="normal" style:font-style-complex="normal"/>
    </style:style>
    <style:style style:name="T378" style:family="text">
      <style:text-properties officeooo:rsid="00a8d171" style:font-style-asian="normal" style:font-style-complex="normal"/>
    </style:style>
    <style:style style:name="T379" style:family="text">
      <style:text-properties officeooo:rsid="00a90641" style:font-style-asian="normal" style:font-style-complex="normal"/>
    </style:style>
    <style:style style:name="T380" style:family="text">
      <style:text-properties officeooo:rsid="00d40522" style:font-style-asian="normal" style:font-style-complex="normal"/>
    </style:style>
    <style:style style:name="T381" style:family="text">
      <style:text-properties officeooo:rsid="0052c896"/>
    </style:style>
    <style:style style:name="T382" style:family="text">
      <style:text-properties officeooo:rsid="0059ea71"/>
    </style:style>
    <style:style style:name="T383" style:family="text">
      <style:text-properties style:text-line-through-style="none" style:text-line-through-type="none"/>
    </style:style>
    <style:style style:name="T384" style:family="text">
      <style:text-properties style:text-line-through-style="none" style:text-line-through-type="none" officeooo:rsid="0059ea71"/>
    </style:style>
    <style:style style:name="T385" style:family="text">
      <style:text-properties style:text-line-through-style="none" style:text-line-through-type="none" officeooo:rsid="009d35f9"/>
    </style:style>
    <style:style style:name="T386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387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82a9b" fo:background-color="transparent" loext:char-shading-value="0" style:font-size-asian="14pt" style:font-weight-asian="normal" style:font-size-complex="14pt" style:font-weight-complex="normal"/>
    </style:style>
    <style:style style:name="T388" style:family="text">
      <style:text-properties style:text-line-through-style="none" style:text-line-through-type="none" style:font-name="Microsoft Sans Serif1" fo:font-size="14pt" fo:language="pt" fo:country="BR" fo:font-style="normal" style:text-underline-style="solid" style:text-underline-width="auto" style:text-underline-color="font-color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389" style:family="text">
      <style:text-properties officeooo:rsid="005d3931"/>
    </style:style>
    <style:style style:name="T390" style:family="text">
      <style:text-properties fo:color="#ff4000" fo:font-weight="bold" style:font-weight-asian="bold" style:font-weight-complex="bold"/>
    </style:style>
    <style:style style:name="T391" style:family="text">
      <style:text-properties fo:color="#ff4000" fo:font-weight="bold" officeooo:rsid="006d35fb" style:font-weight-asian="bold" style:font-weight-complex="bold"/>
    </style:style>
    <style:style style:name="T392" style:family="text">
      <style:text-properties fo:color="#ff4000" fo:font-weight="bold" officeooo:rsid="006d71e2" style:font-weight-asian="bold" style:font-weight-complex="bold"/>
    </style:style>
    <style:style style:name="T393" style:family="text">
      <style:text-properties fo:color="#ff4000" fo:font-weight="bold" officeooo:rsid="005bbf3e" style:font-weight-asian="bold" style:font-weight-complex="bold"/>
    </style:style>
    <style:style style:name="T394" style:family="text">
      <style:text-properties fo:color="#ff4000" officeooo:rsid="006d35fb" style:font-style-asian="italic" style:font-style-complex="italic"/>
    </style:style>
    <style:style style:name="T395" style:family="text">
      <style:text-properties fo:color="#ff4000" officeooo:rsid="006d35fb"/>
    </style:style>
    <style:style style:name="T396" style:family="text">
      <style:text-properties fo:color="#ff4000" style:text-line-through-style="none" style:text-line-through-type="none" style:font-name="Microsoft Sans Serif1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397" style:family="text">
      <style:text-properties fo:color="#808080"/>
    </style:style>
    <style:style style:name="T398" style:family="text">
      <style:text-properties fo:color="#808080" fo:background-color="#1e1e1e" loext:char-shading-value="0"/>
    </style:style>
    <style:style style:name="T399" style:family="text">
      <style:text-properties fo:color="#808080" style:font-name="Consolas" fo:font-size="12pt" fo:font-weight="normal"/>
    </style:style>
    <style:style style:name="T400" style:family="text">
      <style:text-properties fo:color="#808080" style:font-name="Consolas" fo:font-size="12pt" fo:font-weight="normal" fo:background-color="#1e1e1e" loext:char-shading-value="0"/>
    </style:style>
    <style:style style:name="T401" style:family="text">
      <style:text-properties fo:color="#808080" style:font-name="Consolas" fo:font-size="12pt" fo:background-color="#1e1e1e" loext:char-shading-value="0"/>
    </style:style>
    <style:style style:name="T402" style:family="text">
      <style:text-properties fo:color="#808080" style:font-name="Consolas" fo:font-size="12pt" officeooo:rsid="00999657" fo:background-color="#000000" loext:char-shading-value="0"/>
    </style:style>
    <style:style style:name="T403" style:family="text">
      <style:text-properties fo:color="#569cd6"/>
    </style:style>
    <style:style style:name="T404" style:family="text">
      <style:text-properties fo:color="#569cd6" fo:background-color="#1e1e1e" loext:char-shading-value="0"/>
    </style:style>
    <style:style style:name="T405" style:family="text">
      <style:text-properties fo:color="#569cd6" style:font-name="Consolas" fo:font-size="12pt" fo:font-weight="normal"/>
    </style:style>
    <style:style style:name="T406" style:family="text">
      <style:text-properties fo:color="#569cd6" style:font-name="Consolas" fo:font-size="12pt" fo:font-weight="normal" fo:background-color="#1e1e1e" loext:char-shading-value="0"/>
    </style:style>
    <style:style style:name="T407" style:family="text">
      <style:text-properties fo:color="#569cd6" style:font-name="Consolas" fo:font-size="12pt" fo:background-color="#1e1e1e" loext:char-shading-value="0"/>
    </style:style>
    <style:style style:name="T408" style:family="text">
      <style:text-properties fo:color="#569cd6" style:font-name="Consolas" fo:font-size="12pt" officeooo:rsid="00999657" fo:background-color="#000000" loext:char-shading-value="0"/>
    </style:style>
    <style:style style:name="T409" style:family="text">
      <style:text-properties fo:color="#9cdcfe"/>
    </style:style>
    <style:style style:name="T410" style:family="text">
      <style:text-properties fo:color="#9cdcfe" fo:background-color="#1e1e1e" loext:char-shading-value="0"/>
    </style:style>
    <style:style style:name="T411" style:family="text">
      <style:text-properties fo:color="#9cdcfe" style:font-name="Consolas" fo:font-size="12pt" fo:font-weight="normal"/>
    </style:style>
    <style:style style:name="T412" style:family="text">
      <style:text-properties fo:color="#9cdcfe" style:font-name="Consolas" fo:font-size="12pt" fo:font-weight="normal" officeooo:rsid="007b45ff"/>
    </style:style>
    <style:style style:name="T413" style:family="text">
      <style:text-properties fo:color="#9cdcfe" style:font-name="Consolas" fo:font-size="12pt" fo:font-weight="normal" officeooo:rsid="00864a14"/>
    </style:style>
    <style:style style:name="T414" style:family="text">
      <style:text-properties fo:color="#9cdcfe" style:font-name="Consolas" fo:font-size="12pt" fo:font-weight="normal" fo:background-color="#1e1e1e" loext:char-shading-value="0"/>
    </style:style>
    <style:style style:name="T415" style:family="text">
      <style:text-properties fo:color="#9cdcfe" style:font-name="Consolas" fo:font-size="12pt" fo:background-color="#1e1e1e" loext:char-shading-value="0"/>
    </style:style>
    <style:style style:name="T416" style:family="text">
      <style:text-properties fo:color="#9cdcfe" style:font-name="Consolas" fo:font-size="12pt" officeooo:rsid="00999657" fo:background-color="#000000" loext:char-shading-value="0"/>
    </style:style>
    <style:style style:name="T417" style:family="text">
      <style:text-properties fo:color="#ce9178"/>
    </style:style>
    <style:style style:name="T418" style:family="text">
      <style:text-properties fo:color="#ce9178" fo:background-color="#1e1e1e" loext:char-shading-value="0"/>
    </style:style>
    <style:style style:name="T419" style:family="text">
      <style:text-properties fo:color="#ce9178" style:font-name="Consolas" fo:font-size="12pt" fo:font-weight="normal"/>
    </style:style>
    <style:style style:name="T420" style:family="text">
      <style:text-properties fo:color="#ce9178" style:font-name="Consolas" fo:font-size="12pt" fo:font-weight="normal" fo:background-color="#1e1e1e" loext:char-shading-value="0"/>
    </style:style>
    <style:style style:name="T421" style:family="text">
      <style:text-properties fo:color="#ce9178" style:font-name="Consolas" fo:font-size="12pt" fo:background-color="#1e1e1e" loext:char-shading-value="0"/>
    </style:style>
    <style:style style:name="T422" style:family="text">
      <style:text-properties fo:color="#ce9178" style:font-name="Consolas" fo:font-size="12pt" officeooo:rsid="00999657" fo:background-color="#000000" loext:char-shading-value="0"/>
    </style:style>
    <style:style style:name="T423" style:family="text">
      <style:text-properties fo:color="#ff0000" fo:font-weight="bold" fo:background-color="#1e1e1e" loext:char-shading-value="0" style:font-weight-asian="bold" style:font-weight-complex="bold"/>
    </style:style>
    <style:style style:name="T424" style:family="text">
      <style:text-properties officeooo:rsid="006117db"/>
    </style:style>
    <style:style style:name="T425" style:family="text">
      <style:text-properties fo:background-color="#1e1e1e" loext:char-shading-value="0"/>
    </style:style>
    <style:style style:name="T426" style:family="text">
      <style:text-properties officeooo:rsid="0064a411"/>
    </style:style>
    <style:style style:name="T427" style:family="text">
      <style:text-properties officeooo:rsid="0067528a"/>
    </style:style>
    <style:style style:name="T428" style:family="text">
      <style:text-properties officeooo:rsid="006d35fb"/>
    </style:style>
    <style:style style:name="T429" style:family="text">
      <style:text-properties officeooo:rsid="006d71e2"/>
    </style:style>
    <style:style style:name="T430" style:family="text">
      <style:text-properties officeooo:rsid="006e0ca4"/>
    </style:style>
    <style:style style:name="T431" style:family="text">
      <style:text-properties officeooo:rsid="0070a58d"/>
    </style:style>
    <style:style style:name="T432" style:family="text">
      <style:text-properties officeooo:rsid="0073708d"/>
    </style:style>
    <style:style style:name="T433" style:family="text">
      <style:text-properties fo:color="#2a6099" fo:font-weight="bold" style:font-weight-asian="bold" style:font-weight-complex="bold"/>
    </style:style>
    <style:style style:name="T434" style:family="text">
      <style:text-properties fo:color="#2a6099" fo:font-weight="bold" style:font-style-asian="normal" style:font-weight-asian="bold" style:font-style-complex="normal" style:font-weight-complex="bold"/>
    </style:style>
    <style:style style:name="T435" style:family="text">
      <style:text-properties fo:color="#2a6099" style:text-line-through-style="none" style:text-line-through-type="none" style:font-name="Microsoft Sans Serif1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36" style:family="text">
      <style:text-properties fo:color="#2a6099" style:font-style-asian="normal" style:font-style-complex="normal"/>
    </style:style>
    <style:style style:name="T437" style:family="text">
      <style:text-properties fo:color="#2a6099" officeooo:rsid="00b71a56" style:font-style-asian="normal" style:font-style-complex="normal"/>
    </style:style>
    <style:style style:name="T438" style:family="text">
      <style:text-properties fo:color="#2a6099" style:font-name="Monospace" fo:font-weight="bold" style:font-weight-asian="bold" style:font-weight-complex="bold"/>
    </style:style>
    <style:style style:name="T439" style:family="text">
      <style:text-properties fo:color="#2a6099" style:font-name="Monospace" fo:font-weight="bold" officeooo:rsid="00c66855" style:font-weight-asian="bold" style:font-weight-complex="bold"/>
    </style:style>
    <style:style style:name="T440" style:family="text">
      <style:text-properties fo:color="#2a6099" style:font-name="Monospace" fo:font-weight="bold" officeooo:rsid="004e6dfe" style:font-weight-asian="bold" style:font-weight-complex="bold"/>
    </style:style>
    <style:style style:name="T441" style:family="text">
      <style:text-properties fo:color="#2a6099" style:font-name="Monospace" fo:font-weight="bold" style:font-style-asian="normal" style:font-weight-asian="bold" style:font-style-complex="normal" style:font-weight-complex="bold"/>
    </style:style>
    <style:style style:name="T442" style:family="text">
      <style:text-properties officeooo:rsid="00760901"/>
    </style:style>
    <style:style style:name="T443" style:family="text">
      <style:text-properties officeooo:rsid="007854af"/>
    </style:style>
    <style:style style:name="T444" style:family="text">
      <style:text-properties officeooo:rsid="007b45ff"/>
    </style:style>
    <style:style style:name="T445" style:family="text">
      <style:text-properties style:font-name="Consolas" fo:font-size="12pt" fo:font-weight="normal"/>
    </style:style>
    <style:style style:name="T446" style:family="text">
      <style:text-properties style:font-name="Consolas" fo:font-size="12pt" fo:font-weight="normal" officeooo:rsid="007d35a0"/>
    </style:style>
    <style:style style:name="T447" style:family="text">
      <style:text-properties style:font-name="Consolas" fo:font-size="12pt" fo:font-weight="normal" officeooo:rsid="00864a14"/>
    </style:style>
    <style:style style:name="T448" style:family="text">
      <style:text-properties fo:color="#6a9955" style:font-name="Consolas" fo:font-size="12pt" fo:font-weight="normal"/>
    </style:style>
    <style:style style:name="T449" style:family="text">
      <style:text-properties officeooo:rsid="007d35a0"/>
    </style:style>
    <style:style style:name="T450" style:family="text">
      <style:text-properties officeooo:rsid="0085da85"/>
    </style:style>
    <style:style style:name="T451" style:family="text">
      <style:text-properties officeooo:rsid="0087d59c"/>
    </style:style>
    <style:style style:name="T452" style:family="text">
      <style:text-properties officeooo:rsid="008f4cf6"/>
    </style:style>
    <style:style style:name="T453" style:family="text">
      <style:text-properties officeooo:rsid="008f8147"/>
    </style:style>
    <style:style style:name="T454" style:family="text">
      <style:text-properties officeooo:rsid="0093318d"/>
    </style:style>
    <style:style style:name="T455" style:family="text">
      <style:text-properties officeooo:rsid="00967cd1"/>
    </style:style>
    <style:style style:name="T456" style:family="text">
      <style:text-properties fo:color="#d4d4d4" style:font-name="Consolas" fo:font-size="12pt" fo:font-weight="normal" fo:background-color="#1e1e1e" loext:char-shading-value="0"/>
    </style:style>
    <style:style style:name="T457" style:family="text">
      <style:text-properties fo:color="#d4d4d4" style:font-name="Consolas" fo:font-size="12pt" fo:background-color="#1e1e1e" loext:char-shading-value="0"/>
    </style:style>
    <style:style style:name="T458" style:family="text">
      <style:text-properties fo:color="#d4d4d4" style:font-name="Consolas" fo:font-size="12pt" officeooo:rsid="00999657" fo:background-color="#000000" loext:char-shading-value="0"/>
    </style:style>
    <style:style style:name="T459" style:family="text">
      <style:text-properties fo:color="#d7ba7d"/>
    </style:style>
    <style:style style:name="T460" style:family="text">
      <style:text-properties fo:color="#d7ba7d" style:font-name="Consolas" fo:font-size="12pt" fo:font-weight="normal"/>
    </style:style>
    <style:style style:name="T461" style:family="text">
      <style:text-properties fo:color="#b5cea8" style:font-name="Consolas" fo:font-size="12pt" fo:font-weight="normal"/>
    </style:style>
    <style:style style:name="T462" style:family="text">
      <style:text-properties officeooo:rsid="009d35f9"/>
    </style:style>
    <style:style style:name="T463" style:family="text">
      <style:text-properties officeooo:rsid="00203e1f"/>
    </style:style>
    <style:style style:name="T464" style:family="text">
      <style:text-properties style:text-underline-style="none"/>
    </style:style>
    <style:style style:name="T465" style:family="text">
      <style:text-properties style:text-underline-style="none" fo:font-weight="bold" style:font-weight-asian="bold" style:font-weight-complex="bold"/>
    </style:style>
    <style:style style:name="T466" style:family="text">
      <style:text-properties style:text-underline-style="none" officeooo:rsid="00a8d171" style:font-style-asian="normal" style:font-style-complex="normal"/>
    </style:style>
    <style:style style:name="T467" style:family="text">
      <style:text-properties style:text-underline-style="none" officeooo:rsid="00a90641" style:font-style-asian="normal" style:font-style-complex="normal"/>
    </style:style>
    <style:style style:name="T468" style:family="text">
      <style:text-properties fo:color="#ffff38"/>
    </style:style>
    <style:style style:name="T469" style:family="text">
      <style:text-properties fo:color="#ffff38" style:font-name="Consolas" fo:font-size="12pt" fo:font-weight="normal"/>
    </style:style>
    <style:style style:name="T470" style:family="text">
      <style:text-properties officeooo:rsid="009fa7c7"/>
    </style:style>
    <style:style style:name="T471" style:family="text">
      <style:text-properties fo:color="#fff200" style:font-name="Consolas" fo:font-size="12pt" officeooo:rsid="009fa7c7" fo:background-color="#000000" loext:char-shading-value="0"/>
    </style:style>
    <style:style style:name="T472" style:family="text">
      <style:text-properties officeooo:rsid="00a24cfe"/>
    </style:style>
    <style:style style:name="T473" style:family="text">
      <style:text-properties fo:color="#bf0041" style:text-underline-style="solid" style:text-underline-width="auto" style:text-underline-color="font-color" officeooo:rsid="00d40522"/>
    </style:style>
    <style:style style:name="T474" style:family="text">
      <style:text-properties fo:color="#bf0041" style:font-name="Monospace" style:text-underline-style="solid" style:text-underline-width="auto" style:text-underline-color="font-color" fo:font-weight="bold" officeooo:rsid="00d40522" style:font-weight-asian="bold" style:font-weight-complex="bold"/>
    </style:style>
    <style:style style:name="T475" style:family="text">
      <style:text-properties officeooo:rsid="00a3c8f2"/>
    </style:style>
    <style:style style:name="T476" style:family="text">
      <style:text-properties fo:color="#00a933" fo:font-weight="bold" style:font-weight-asian="bold" style:font-weight-complex="bold"/>
    </style:style>
    <style:style style:name="T477" style:family="text">
      <style:text-properties fo:color="#780373" fo:font-weight="bold" officeooo:rsid="009fa7c7" style:font-weight-asian="bold" style:font-weight-complex="bold"/>
    </style:style>
    <style:style style:name="T478" style:family="text">
      <style:text-properties fo:color="#780373" fo:font-weight="bold" style:font-style-asian="normal" style:font-weight-asian="bold" style:font-style-complex="normal" style:font-weight-complex="bold"/>
    </style:style>
    <style:style style:name="T479" style:family="text">
      <style:text-properties officeooo:rsid="00a6ece1"/>
    </style:style>
    <style:style style:name="T480" style:family="text">
      <style:text-properties officeooo:rsid="00a7092f"/>
    </style:style>
    <style:style style:name="T481" style:family="text">
      <style:text-properties fo:color="#235080" fo:font-weight="bold" style:font-style-asian="normal" style:font-weight-asian="bold" style:font-style-complex="normal" style:font-weight-complex="bold"/>
    </style:style>
    <style:style style:name="T482" style:family="text">
      <style:text-properties fo:color="#235080" style:font-style-asian="normal" style:font-style-complex="normal"/>
    </style:style>
    <style:style style:name="T483" style:family="text">
      <style:text-properties fo:color="#235080" style:font-name="Monospace" fo:font-weight="bold" style:font-style-asian="normal" style:font-weight-asian="bold" style:font-style-complex="normal" style:font-weight-complex="bold"/>
    </style:style>
    <style:style style:name="T484" style:family="text">
      <style:text-properties officeooo:rsid="00ad1225"/>
    </style:style>
    <style:style style:name="T485" style:family="text">
      <style:text-properties fo:font-weight="normal" officeooo:rsid="00b29f1c" style:font-style-asian="normal" style:font-weight-asian="normal" style:font-style-complex="normal" style:font-weight-complex="normal"/>
    </style:style>
    <style:style style:name="T486" style:family="text">
      <style:text-properties fo:font-weight="normal" style:font-weight-asian="normal" style:font-weight-complex="normal"/>
    </style:style>
    <style:style style:name="T487" style:family="text">
      <style:text-properties fo:font-weight="normal" officeooo:rsid="00b57eee" style:font-weight-asian="normal" style:font-weight-complex="normal"/>
    </style:style>
    <style:style style:name="T488" style:family="text">
      <style:text-properties fo:font-weight="normal" officeooo:rsid="000460f8" style:font-weight-asian="normal" style:font-weight-complex="normal"/>
    </style:style>
    <style:style style:name="T489" style:family="text">
      <style:text-properties officeooo:rsid="00b29f1c"/>
    </style:style>
    <style:style style:name="T490" style:family="text">
      <style:text-properties officeooo:rsid="00b3ec0e"/>
    </style:style>
    <style:style style:name="T491" style:family="text">
      <style:text-properties officeooo:rsid="00b57eee"/>
    </style:style>
    <style:style style:name="T492" style:family="text">
      <style:text-properties officeooo:rsid="00be9001"/>
    </style:style>
    <style:style style:name="T493" style:family="text">
      <style:text-properties officeooo:rsid="00bfeef9"/>
    </style:style>
    <style:style style:name="T494" style:family="text">
      <style:text-properties officeooo:rsid="00c5cce9"/>
    </style:style>
    <style:style style:name="T495" style:family="text">
      <style:text-properties style:font-name="Monospace"/>
    </style:style>
    <style:style style:name="T496" style:family="text">
      <style:text-properties style:font-name="Monospace" fo:font-weight="bold" style:font-weight-asian="bold" style:font-weight-complex="bold"/>
    </style:style>
    <style:style style:name="T497" style:family="text">
      <style:text-properties style:font-name="Monospace" fo:font-style="italic" style:text-underline-style="none" style:font-style-asian="italic" style:font-style-complex="italic"/>
    </style:style>
    <style:style style:name="T498" style:family="text">
      <style:text-properties style:font-name="Monospace" style:font-style-asian="normal" style:font-style-complex="normal"/>
    </style:style>
    <style:style style:name="T499" style:family="text">
      <style:text-properties style:font-name="Monospace" officeooo:rsid="00505dcb" style:font-style-asian="italic" style:font-style-complex="italic"/>
    </style:style>
    <style:style style:name="T500" style:family="text">
      <style:text-properties officeooo:rsid="00c75372"/>
    </style:style>
    <style:style style:name="T501" style:family="text">
      <style:text-properties officeooo:rsid="00cb2193"/>
    </style:style>
    <style:style style:name="T502" style:family="text">
      <style:text-properties officeooo:rsid="0043f181"/>
    </style:style>
    <style:style style:name="T503" style:family="text">
      <style:text-properties officeooo:rsid="00cbfd72"/>
    </style:style>
    <style:style style:name="T504" style:family="text">
      <style:text-properties fo:font-size="14pt" style:font-size-asian="14pt" style:font-size-complex="14pt"/>
    </style:style>
    <style:style style:name="T505" style:family="text">
      <style:text-properties fo:font-size="14pt" style:font-size-asian="12.25pt" style:font-size-complex="14pt"/>
    </style:style>
    <style:style style:name="T506" style:family="text">
      <style:text-properties officeooo:rsid="00cc5c65"/>
    </style:style>
    <style:style style:name="T507" style:family="text">
      <style:text-properties officeooo:rsid="00ce3802"/>
    </style:style>
    <style:style style:name="T508" style:family="text">
      <style:text-properties officeooo:rsid="00cf7b4f"/>
    </style:style>
    <style:style style:name="T509" style:family="text">
      <style:text-properties style:font-name="MonOSPACE"/>
    </style:style>
    <style:style style:name="T510" style:family="text">
      <style:text-properties style:font-name="MonOSPACE" officeooo:rsid="00d1ac93"/>
    </style:style>
    <style:style style:name="T511" style:family="text">
      <style:text-properties style:font-name="MonOSPACE" officeooo:rsid="00d40522"/>
    </style:style>
    <style:style style:name="T512" style:family="text">
      <style:text-properties officeooo:rsid="00d302e5"/>
    </style:style>
    <style:style style:name="T513" style:family="text">
      <style:text-properties officeooo:rsid="00d405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Instalação para desenvolver HTML/CSS</text:p>
      <text:list xml:id="list3935732357" text:style-name="L1">
        <text:list-item>
          <text:p text:style-name="P226"><text:span text:style-name="T280">Instale </text:span><text:span text:style-name="T287">o editor de código da Microsoft:</text:span><text:span text:style-name="T280"> </text:span><text:a xlink:type="simple" xlink:href="https://code.visualstudio.com/" text:style-name="Internet_20_link" text:visited-style-name="Visited_20_Internet_20_Link"><text:span text:style-name="T505">Visual Studio Code</text:span></text:a></text:p>
        </text:list-item>
        <text:list-item>
          <text:p text:style-name="P230"><text:span text:style-name="T293">Após a instalação, </text:span><text:span text:style-name="T296">baixe</text:span><text:span text:style-name="T295"> o plugin de idioma</text:span><text:span text:style-name="T293">, </text:span><text:span text:style-name="T295">configure o </text:span><text:span text:style-name="T293">tamanho da </text:span><text:span text:style-name="T295">fonte</text:span><text:span text:style-name="T293">, ative o word wrap (quebra automátic</text:span><text:span text:style-name="T294">a</text:span><text:span text:style-name="T293"> de linhas) </text:span><text:span text:style-name="T295">e </text:span><text:span text:style-name="T293">habilite o salvamento automático.</text:span></text:p>
        </text:list-item>
      </text:list>
      <text:p text:style-name="P41"/>
      <text:p text:style-name="P16">Aula <text:span text:style-name="T346">0</text:span>1 – <text:span text:style-name="T462">História e como funciona a Internet</text:span></text:p>
      <text:p text:style-name="P51"/>
      <text:p text:style-name="P43"><text:tab/>A <text:span text:style-name="T258">internet</text:span> <text:span text:style-name="T258">nasceu</text:span> <text:span text:style-name="T491">em 1970, </text:span>dentro da <text:span text:style-name="T258">DARPA</text:span>, num <text:span text:style-name="T258">projeto</text:span> chamado <text:span text:style-name="T258">ARPANET</text:span>, <text:span text:style-name="T3">interligando 4 computadores.</text:span></text:p>
      <text:p text:style-name="P43"><text:tab/><text:span text:style-name="T491">Esse projeto criou o protocolo NCP que, por sua vez, continha 2 protocolos que são usados até hoje: o </text:span><text:span text:style-name="T266">FTP</text:span><text:span text:style-name="T491">, para transmissão de arquivos e o </text:span><text:span text:style-name="T266">DNS</text:span><text:span text:style-name="T491">, para identificação de máquinas na rede. </text:span></text:p>
      <text:p text:style-name="P43"><text:tab/>Em 1983, <text:span text:style-name="T2">o </text:span><text:span text:style-name="T260">TCP/IP</text:span><text:span text:style-name="T2"> se tornou o </text:span><text:span text:style-name="T260">protocolo</text:span><text:span text:style-name="T2"> </text:span><text:span text:style-name="T260">único</text:span><text:span text:style-name="T2"> da internet, substituindo o limitado protocolo NCP.</text:span></text:p>
      <text:p text:style-name="P44"><text:tab/>Em 1992, Tim Bernes Lee cunhou o termo <text:span text:style-name="T258">W</text:span><text:span text:style-name="T491">orld </text:span><text:span text:style-name="T258">W</text:span><text:span text:style-name="T491">ide </text:span><text:span text:style-name="T258">W</text:span><text:span text:style-name="T491">eb</text:span>, criando também o<text:span text:style-name="T491"> protocolo</text:span> <text:span text:style-name="T258">HTTP</text:span> e <text:span text:style-name="T462">a linguagem</text:span> <text:span text:style-name="T258">HTML</text:span><text:span text:style-name="T486">. </text:span><text:span text:style-name="T487">Atualmente, o W3C é o consórcio que regulamenta essa linguagem.</text:span></text:p>
      <text:p text:style-name="P45"><text:tab/><text:span text:style-name="T462">Em 1989, </text:span>começou <text:span text:style-name="T462">a</text:span> internet <text:span text:style-name="T462">no Brasil </text:span>com o projeto RNP <text:span text:style-name="T462">(Backbone que interliga algumas universidades).</text:span></text:p>
      <text:p text:style-name="P46"><text:tab/><text:span text:style-name="T494">Hoje, </text:span>95% das informações intercontinentais são transmitidas via cabos submarinos.</text:p>
      <text:p text:style-name="P46"/>
      <text:p text:style-name="P48"><text:span text:style-name="Emphasis"><text:span text:style-name="T69">DNS</text:span></text:span><text:span text:style-name="Emphasis"><text:span text:style-name="T64"> – </text:span></text:span><text:span text:style-name="Emphasis"><text:span text:style-name="T65">Domain Name System – </text:span></text:span><text:span text:style-name="Emphasis"><text:span text:style-name="T66">é uma</text:span></text:span><text:span text:style-name="Emphasis"><text:span text:style-name="T67"> rede global de servidores </text:span></text:span><text:span text:style-name="Emphasis"><text:span text:style-name="T66">que </text:span></text:span><text:span text:style-name="Emphasis"><text:span text:style-name="T70">traduzem</text:span></text:span><text:span text:style-name="T68"> as palavras que compõem a </text:span><text:span text:style-name="Emphasis"><text:span text:style-name="T64">URL </text:span></text:span><text:span text:style-name="Emphasis"><text:span text:style-name="T67">(o nome do domínio)</text:span></text:span><text:span text:style-name="Emphasis"><text:span text:style-name="T68"> </text:span></text:span><text:span text:style-name="T68">para </text:span><text:span text:style-name="T67">números/</text:span><text:span text:style-name="T68">endereço </text:span><text:span text:style-name="T64">IP</text:span><text:span text:style-name="T68"> do servidor.</text:span></text:p>
      <text:p text:style-name="P9"/>
      <text:p text:style-name="P47"><text:tab/>O <text:span text:style-name="T258">Gateway</text:span> do cliente <text:span text:style-name="T486">se conecta</text:span> ao <text:span text:style-name="T494">r</text:span><text:span text:style-name="T486">oteador do provedor</text:span> de acesso e <text:span text:style-name="T4">e</text:span>s<text:span text:style-name="T4">s</text:span>e, por sua vez, <text:span text:style-name="T486">acessa</text:span> os servidores <text:span text:style-name="T486">DNS</text:span> para conseguir <text:span text:style-name="T462">o endereço e </text:span>se conectar aos diferentes servidores <text:span text:style-name="T4">pelo mundo, cada qual com seu IP.</text:span></text:p>
      <text:p text:style-name="P49"><draw:frame draw:style-name="fr1" draw:name="Figura1" text:anchor-type="paragraph" svg:x="2.286cm" svg:y="0.166cm" svg:width="12.278cm" svg:height="6.615cm" draw:z-index="0"><draw:image xlink:href="Pictures/10000201000001D0000000FA7AA875CC66E4547C.png" xlink:type="simple" xlink:show="embed" xlink:actuate="onLoad" loext:mime-type="image/png"/></draw:frame><text:s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/>
      <text:p text:style-name="P48"><text:soft-page-break/>O aparelho responsável pela <text:span text:style-name="T258">M</text:span><text:span text:style-name="T263">o</text:span>dulação e <text:span text:style-name="T258">D</text:span><text:span text:style-name="T263">em</text:span>odulação dos diferentes formatos de sinais <text:span text:style-name="T462">de internet</text:span> é o <text:span text:style-name="T351">Modem</text:span>.</text:p>
      <text:p text:style-name="P48"/>
      <text:p text:style-name="P44"/>
      <text:p text:style-name="P61"><text:span text:style-name="T5">MB é </text:span><text:span text:style-name="T10">≠</text:span><text:span text:style-name="T5"> de Mb!<text:tab/></text:span><text:span text:style-name="T9">Megabyte é diferente de Megabit:</text:span></text:p>
      <text:p text:style-name="P56"><text:span text:style-name="T5">M</text:span><text:span text:style-name="T321">B</text:span><text:span text:style-name="T5"> = </text:span><text:span text:style-name="T6">Megabytes</text:span><text:span text:style-name="T5">, </text:span><text:span text:style-name="T7">significa </text:span><text:span text:style-name="T8">armazenamento</text:span><text:span text:style-name="T5"><text:tab/>M</text:span><text:span text:style-name="T321">b</text:span><text:span text:style-name="T5"> = Megabits, </text:span><text:span text:style-name="T8">transferência</text:span></text:p>
      <text:p text:style-name="P52"/>
      <text:p text:style-name="P50">Os dados não trafegam na rede sempre pelo mesmo caminho pois a rota está constantemente mudando, isso significa, por exemplo, <text:span text:style-name="T1">que ao acessar uma página web e essa demorar a responder, atualize a página porque os</text:span><text:span text:style-name="T488"> dados podem vir por outra</text:span><text:span text:style-name="T259"> rota</text:span><text:span text:style-name="T1">, menos congestionada.</text:span></text:p>
      <text:p text:style-name="P50"/>
      <text:p text:style-name="P1"><text:span text:style-name="T270">O site </text:span><text:a xlink:type="simple" xlink:href="http://iplocation.net/" text:style-name="Internet_20_link" text:visited-style-name="Visited_20_Internet_20_Link"><text:span text:style-name="T270">iplocation.net</text:span></text:a><text:span text:style-name="T270"> informa o seu atual endereço de IP, bem como </text:span><text:span text:style-name="T271">o </text:span><text:span text:style-name="T270">de outros sites.</text:span></text:p>
      <text:p text:style-name="P38"/>
      <text:p text:style-name="P2"><text:span text:style-name="T36">N</text:span><text:span text:style-name="T19">ome de </text:span><text:span text:style-name="T46">domínio</text:span><text:span text:style-name="T19"> é uma forma </text:span><text:span text:style-name="T45">amigável</text:span><text:span text:style-name="T19"> d</text:span><text:span text:style-name="T36">o</text:span><text:span text:style-name="T19"> endereço IP, </text:span><text:span text:style-name="T36">sendo apenas um trecho da</text:span><text:span text:style-name="T19"> URL. </text:span><text:span text:style-name="T36">Te</text:span><text:span text:style-name="T18">m taxa de pagamento anual </text:span><text:span text:style-name="T37">e s</text:span><text:span text:style-name="T36">eu TLD pode ser do tipo:</text:span></text:p>
      <text:list xml:id="list3634691712" text:style-name="L2">
        <text:list-item>
          <text:p text:style-name="P231"><text:span text:style-name="T50">cc</text:span><text:span text:style-name="T51">TLD (country code). Como exemplo:<text:tab/>.br<text:tab/>.pt<text:tab/>us.<text:tab/>.uk</text:span></text:p>
        </text:list-item>
        <text:list-item>
          <text:p text:style-name="P231"><text:span text:style-name="T57">g</text:span><text:span text:style-name="T51">TLD (genérico). Como exemplo: .com<text:tab/>.edu.<text:tab/>.gov<text:tab/>.store</text:span></text:p>
        </text:list-item>
      </text:list>
      <text:p text:style-name="P6"/>
      <text:p text:style-name="P53"><text:span text:style-name="T61">URL</text:span><text:span text:style-name="T59"> – </text:span><text:span text:style-name="T50">Uniform Resource Locat</text:span><text:span text:style-name="T58">o</text:span><text:span text:style-name="T50">r –</text:span><text:span text:style-name="T60"> </text:span><text:span text:style-name="T51">(localizador de </text:span><text:span text:style-name="T63">endereço</text:span><text:span text:style-name="T51"> único) </text:span><text:span text:style-name="T52">é todo o endereço, que te leva a</text:span><text:span text:style-name="T53"> uma </text:span><text:span text:style-name="T62">página da web específica</text:span><text:span text:style-name="T53">, </text:span><text:span text:style-name="T52">sendo formada então pelo</text:span><text:span text:style-name="T54"> endereço IP </text:span><text:span text:style-name="T50">traduzido (domínio) </text:span><text:span text:style-name="T54">+ o </text:span><text:span text:style-name="T52">local do arquivo no servidor, para poder copiar e enviar o conteúdo.</text:span><text:span text:style-name="T54"> Exemplo: <text:tab/><text:line-break/><text:line-break/><text:tab/>URL = </text:span><text:span text:style-name="T169">https://</text:span><text:span text:style-name="T194">store.</text:span><text:span text:style-name="T179">seusite.com</text:span><text:span text:style-name="T155">/</text:span><text:span text:style-name="T197">login/area.html</text:span><text:span text:style-name="T220"> </text:span></text:p>
      <text:p text:style-name="P54"><text:span text:style-name="T54"><text:tab/></text:span><text:span text:style-name="T170">prefixo</text:span><text:span text:style-name="T157"> da </text:span><text:span text:style-name="T170">URL</text:span><text:span text:style-name="T157"> (ou </text:span><text:span text:style-name="T170">protocolo</text:span><text:span text:style-name="T157"> usado) = <text:s/>https: //</text:span><text:span text:style-name="T54"> </text:span></text:p>
      <text:p text:style-name="P57"><text:span text:style-name="T54"><text:tab/></text:span><text:span text:style-name="T157">nome do </text:span><text:span text:style-name="T180">domínio</text:span><text:span text:style-name="T157"> = <text:s/>seusite.com</text:span><text:span text:style-name="T54"> </text:span></text:p>
      <text:p text:style-name="P57"><text:span text:style-name="T54"><text:tab/></text:span><text:span text:style-name="T195">subdomínio</text:span><text:span text:style-name="T157"> <text:s/>= <text:s/>store.seusite.com.</text:span><text:span text:style-name="T54"> </text:span><text:span text:style-name="T55">(www também é um subdomínio)</text:span></text:p>
      <text:p text:style-name="P55"><text:span text:style-name="T54"><text:tab/></text:span><text:span text:style-name="T198">Local do arquivo</text:span><text:span text:style-name="T56"> = <text:s/></text:span><text:span text:style-name="T158">login/area.htm</text:span><text:span text:style-name="T161">l</text:span></text:p>
      <text:p text:style-name="P14"><draw:frame draw:style-name="fr1" draw:name="Figura2" text:anchor-type="paragraph" svg:x="0.884cm" svg:y="0.788cm" svg:width="16.247cm" svg:height="5.398cm" draw:z-index="1"><draw:image xlink:href="Pictures/1000020100000266000000CC2216719D54C07F5D.png" xlink:type="simple" xlink:show="embed" xlink:actuate="onLoad" loext:mime-type="image/png"/></draw:frame></text:p>
      <text:p text:style-name="P58"><text:soft-page-break/><text:span text:style-name="T164">HTTPS</text:span><text:span text:style-name="T163">://</text:span><text:span text:style-name="T155"> </text:span><text:span text:style-name="T159">é o protocolo </text:span><text:span text:style-name="T161">com</text:span><text:span text:style-name="T159"> a </text:span><text:span text:style-name="T168">camada adicional de segurança</text:span><text:span text:style-name="T156"> </text:span><text:span text:style-name="T159">que utiliza o protocolo</text:span><text:span text:style-name="T156"> </text:span><text:span text:style-name="T155">SSL</text:span><text:span text:style-name="T156"> (um serviço de </text:span><text:span text:style-name="T167">criptografia</text:span><text:span text:style-name="T156"> de dados). </text:span></text:p>
      <text:p text:style-name="P13"/>
      <text:p text:style-name="P59"><text:span text:style-name="T165">H</text:span><text:span text:style-name="T166">ospedagem</text:span><text:span text:style-name="T159"> é a casa onde seu site vive, ou seja, o computador onde seus os arquivos estão guardados.</text:span></text:p>
      <text:p text:style-name="P60"><text:span text:style-name="T159">E</text:span><text:span text:style-name="T156">s</text:span><text:span text:style-name="T160">s</text:span><text:span text:style-name="T156">e serviço fornece: </text:span><text:span text:style-name="T167">disponibilidade</text:span><text:span text:style-name="T156"> para o site se manter online sempre, </text:span><text:span text:style-name="T167">performance</text:span><text:span text:style-name="T156"> para suportar até milhões de acessos simultâneos e </text:span><text:span text:style-name="T167">segurança</text:span><text:span text:style-name="T155">. </text:span><text:span text:style-name="T156">Algumas dessas empresas contratam data centers e os alugam a seus clientes. </text:span><text:span text:style-name="T162">Os pagamentos ao serviço de hosting são mensais.</text:span></text:p>
      <text:p text:style-name="P22"/>
      <text:p text:style-name="P23"/>
      <text:p text:style-name="P17">Aula <text:span text:style-name="T346">0</text:span>2 – <text:span text:style-name="T462">Como funciona HTML e CSS</text:span></text:p>
      <text:p text:style-name="P24"/>
      <text:p text:style-name="P24"/>
      <text:p text:style-name="P25"><text:span text:style-name="T312"><text:tab/>A </text:span><text:span text:style-name="T351">HTML</text:span> trabalha fundamentada apenas nas marcas ou etiquetas (do Inglês <text:span text:style-name="T258">tag</text:span>), <text:span text:style-name="T462">já</text:span> as <text:span text:style-name="T258">CSS</text:span> funcionam baseadas <text:span text:style-name="T462">em</text:span> <text:span text:style-name="T438">seletores</text:span><text:span text:style-name="T439">{}</text:span>, <text:span text:style-name="T500">com suas declaraçãoes de </text:span><text:s/><text:span text:style-name="T438">propriedades:</text:span>, <text:span text:style-name="T438">valores””</text:span>.</text:p>
      <text:p text:style-name="P25"><draw:frame draw:style-name="fr1" draw:name="Figura3" text:anchor-type="paragraph" svg:x="3.623cm" svg:y="0.056cm" svg:width="10.345cm" svg:height="3.916cm" draw:z-index="2"><draw:image xlink:href="Pictures/1000000000000187000000942A1FA15A33E25A44.jpg" xlink:type="simple" xlink:show="embed" xlink:actuate="onLoad" loext:mime-type="image/jpe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<text:span text:style-name="T221">Quando não solicitamos um arquivo específico ao servidor, ele vai entregar o arquivo de índice do site, que se chama</text:span><text:span text:style-name="T222"> index.html. </text:span></text:p>
      <text:p text:style-name="P42"/>
      <text:p text:style-name="P215"><text:span text:style-name="T276">Uma </text:span><text:span text:style-name="T302">tag</text:span><text:span text:style-name="T276"> é um conjunto de palavras entre sinais de colchete angular </text:span><text:span text:style-name="T306">&lt;&gt;</text:span><text:span text:style-name="T291">. </text:span><text:span text:style-name="T284">Elas</text:span><text:span text:style-name="T279"> não podem conter espaços</text:span><text:span text:style-name="T276"> </text:span><text:span text:style-name="T284">e </text:span><text:span text:style-name="T276">maioria possu</text:span><text:span text:style-name="T287">i</text:span><text:span text:style-name="T276"> abertura </text:span><text:span text:style-name="T308">&lt;tag&gt;</text:span><text:span text:style-name="T277"> </text:span><text:span text:style-name="T276">e fechamento </text:span><text:span text:style-name="T307">&lt;/</text:span><text:span text:style-name="T308">t</text:span><text:span text:style-name="T307">a</text:span><text:span text:style-name="T308">g&gt;</text:span><text:span text:style-name="T277">. </text:span></text:p>
      <text:p text:style-name="P25"/>
      <text:p text:style-name="P25"><draw:frame draw:style-name="fr2" draw:name="Figura4" text:anchor-type="paragraph" svg:width="16.828cm" svg:height="2.805cm" draw:z-index="3"><draw:image xlink:href="Pictures/100000000000027C0000006A0CA79D96521D5E89.jpg" xlink:type="simple" xlink:show="embed" xlink:actuate="onLoad" loext:mime-type="image/jpeg"/></draw:frame></text:p>
      <text:p text:style-name="P3"><text:span text:style-name="T277">A</text:span><text:span text:style-name="T276">lgumas tags não possuem a necessidade de conteúdo interno e por isso não possuem fechamento. </text:span><text:span text:style-name="T287">São</text:span><text:span text:style-name="T276"> </text:span><text:span text:style-name="T287">exemplos </text:span><text:span text:style-name="T276">as tags </text:span><text:span text:style-name="T277">&lt;br&gt;, </text:span><text:span text:style-name="T284">&lt;meta&gt;</text:span><text:span text:style-name="T277"> e &lt;img&gt;</text:span><text:span text:style-name="T276">.</text:span></text:p>
      <text:p text:style-name="P25"/>
      <text:p text:style-name="P3"><text:soft-page-break/><text:span text:style-name="T279">A</text:span><text:span text:style-name="T276">s </text:span><text:span text:style-name="T302">CSS</text:span><text:span text:style-name="T284"> – </text:span><text:span text:style-name="T291">Cascading Style Sheets</text:span><text:span text:style-name="T276"> (Folhas de Estilo em Cascata) - são usadas para configurar um </text:span><text:span text:style-name="T298">resultado visual</text:span><text:span text:style-name="T276"> dos elementos HTML, </text:span><text:span text:style-name="T280">e</text:span><text:span text:style-name="T277">ssas</text:span><text:span text:style-name="T276"> configurações são realizadas através dos seletores:</text:span></text:p>
      <text:p text:style-name="P25"/>
      <text:p text:style-name="P25"><draw:frame draw:style-name="fr1" draw:name="Figura5" text:anchor-type="paragraph" svg:x="4.496cm" svg:y="-0.411cm" svg:width="8.017cm" svg:height="5.038cm" draw:z-index="4"><draw:image xlink:href="Pictures/100000000000014B000000D097FE9682166C1AB8.jpg" xlink:type="simple" xlink:show="embed" xlink:actuate="onLoad" loext:mime-type="image/jpe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><text:span text:style-name="T312">CSS tem </text:span><text:span text:style-name="T261">seletores</text:span><text:span text:style-name="T312">, e dentro de seletores têm </text:span><text:span text:style-name="T261">declarações</text:span><text:span text:style-name="T312">, e cada declaração é composta por um par de </text:span><text:span text:style-name="T261">propriedade </text:span><text:span text:style-name="T322">:</text:span><text:span text:style-name="T316"> </text:span><text:span text:style-name="T261">valor</text:span><text:span text:style-name="T312"> (</text:span>separados por <text:span text:style-name="T317">[:]</text:span><text:span text:style-name="T313">)</text:span></text:p>
      <text:p text:style-name="P26"/>
      <text:p text:style-name="P28">Agrupamos todas as declarações CSS de um mesmo elemento dentro de um <text:span text:style-name="T311">seletor. A</text:span>s chaves delimitam <text:span text:style-name="T312">as</text:span> declarações relativas ao seletor<text:span text:style-name="T258"> { }</text:span>. </text:p>
      <text:p text:style-name="P25"/>
      <text:p text:style-name="P3"><text:span text:style-name="T279">Toda declaração CSS deve terminar com</text:span><text:span text:style-name="T276"> ponto e vírgula </text:span><text:span text:style-name="T278">(</text:span><text:span text:style-name="T320">;</text:span><text:span text:style-name="T278">)</text:span><text:span text:style-name="T276">.</text:span></text:p>
      <text:p text:style-name="P30"/>
      <text:p text:style-name="P34"><text:span text:style-name="T329"><text:tab/>&lt;head&gt;</text:span> <text:span text:style-name="T346">tag que marca</text:span> a área de configurações</text:p>
      <text:p text:style-name="P34"><text:span text:style-name="T329"><text:tab/>&lt;body&gt;</text:span> <text:span text:style-name="T346">tag que marca</text:span> a área de conteúdo</text:p>
      <text:p text:style-name="P30"/>
      <text:p text:style-name="P4"><text:span text:style-name="T282">O</text:span><text:span text:style-name="T278"> VSCode tem um </text:span><text:span text:style-name="T292">atalho</text:span><text:span text:style-name="T278"> simples para criar o código base </text:span><text:span text:style-name="T282">de um arquivo HTML:</text:span><text:span text:style-name="T278"> </text:span><text:span text:style-name="T287">digite </text:span><text:span text:style-name="T292">! + Enter </text:span><text:span text:style-name="T287">na primeira linha</text:span></text:p>
      <text:p text:style-name="P33"/>
      <text:p text:style-name="P33"><draw:frame draw:style-name="fr1" draw:name="Figura6" text:anchor-type="paragraph" svg:x="0.672cm" svg:y="0.67cm" svg:width="16.351cm" svg:height="7.964cm" draw:z-index="5"><draw:image xlink:href="Pictures/100000000000026A0000012DE9AB4EBFF31B7B51.jpg" xlink:type="simple" xlink:show="embed" xlink:actuate="onLoad" loext:mime-type="image/jpeg"/></draw:frame><text:span text:style-name="T264"><text:tab/></text:span><text:span text:style-name="T463">E</text:span>strutura básica de um documento <text:span text:style-name="T463">HTML:</text:span></text:p>
      <text:p text:style-name="P32"><draw:frame draw:style-name="fr1" draw:name="Figura7" text:anchor-type="paragraph" svg:x="0.053cm" svg:y="0.335cm" svg:width="17.59cm" svg:height="7.329cm" draw:z-index="6"><draw:image xlink:href="Pictures/10000000000002A000000118A68B573868F01964.jpg" xlink:type="simple" xlink:show="embed" xlink:actuate="onLoad" loext:mime-type="image/jpeg"/></draw:frame><text:soft-page-break/></text:p>
      <text:p text:style-name="P32"/>
      <text:p text:style-name="P32"/>
      <text:p text:style-name="P18"><text:span text:style-name="T272">Aula </text:span><text:span text:style-name="T346">03 – Primeiras tags</text:span></text:p>
      <text:p text:style-name="P31"/>
      <text:p text:style-name="P62"><text:span text:style-name="T281"><text:tab/>Ao </text:span><text:span text:style-name="T303">criar arquivos </text:span><text:span text:style-name="T304">HTML</text:span><text:span text:style-name="T281">, </text:span><text:span text:style-name="T275">us</text:span><text:span text:style-name="T281">ar</text:span><text:span text:style-name="T297"> apenas letras minúsculas, </text:span><text:span text:style-name="T300">sem</text:span><text:span text:style-name="T297"> acentos e </text:span><text:span text:style-name="T300">sem</text:span><text:span text:style-name="T297"> colocar espaços. </text:span></text:p>
      <text:p text:style-name="P31"/>
      <text:p text:style-name="P5"><text:span text:style-name="T342">&lt;br&gt;</text:span><text:span text:style-name="T288"> break row: </text:span><text:span text:style-name="T285">tag que </text:span><text:span text:style-name="T288">quebra a linha</text:span></text:p>
      <text:p text:style-name="P5"><text:span text:style-name="T341">&lt;hr&gt; </text:span><text:span text:style-name="T282">horizontal row: tag </text:span><text:span text:style-name="T289">equivalente à &lt;br&gt; porém adiciona uma </text:span><text:span text:style-name="T299">linha horizontal</text:span></text:p>
      <text:p text:style-name="P5"><text:span text:style-name="T341">&lt;p&gt;</text:span><text:span text:style-name="T282"> paragraph: tag para </text:span><text:span text:style-name="T275">criar um parágrafo </text:span></text:p>
      <text:p text:style-name="P64"><text:span text:style-name="T340">&lt;h1&gt;</text:span><text:span text:style-name="T275"> head</text:span><text:span text:style-name="T283">ing</text:span><text:span text:style-name="T275">: tag </text:span><text:span text:style-name="T283">que indica um título</text:span><text:span text:style-name="T275"> </text:span></text:p>
      <text:p text:style-name="P64"><text:span text:style-name="T340">&lt;title&gt;</text:span><text:span text:style-name="T275"> fica dentro </text:span><text:span text:style-name="T285">da</text:span><text:span text:style-name="T275"> tag &lt;head&gt;: nomeia o título da aba do navegador</text:span></text:p>
      <text:p text:style-name="P36"/>
      <text:p text:style-name="P39"/>
      <text:p text:style-name="P20">Aula <text:span text:style-name="T346">04 – Instalando um editor de código</text:span></text:p>
      <text:p text:style-name="P20"/>
      <text:p text:style-name="P40">Instalando o VSCode, <text:span text:style-name="T475">software open source</text:span> da Microsoft.</text:p>
      <text:p text:style-name="P20"/>
      <text:p text:style-name="P19">Aula <text:span text:style-name="T346">05 - Entities</text:span></text:p>
      <text:p text:style-name="P37"/>
      <text:p text:style-name="P35"/>
      <text:p text:style-name="P35"><text:span text:style-name="T221"><text:tab/>O mecanismo que permite representar caracteres </text:span><text:span text:style-name="T228">especiais</text:span><text:span text:style-name="T221"> no HTML é chamado de HTML</text:span><text:span text:style-name="T222"> </text:span><text:span text:style-name="T223">E</text:span><text:span text:style-name="T222">ntities</text:span><text:span text:style-name="T221">. Uma entity é representada por um símbolo </text:span><text:span text:style-name="T222">&amp; </text:span><text:span text:style-name="T221">seguido de um identificador e finalizado com um ponto-e</text:span><text:span text:style-name="T229">-</text:span><text:span text:style-name="T221">vírgula. </text:span><text:span text:style-name="T229">Enquanto os angle brack</text:span><text:span text:style-name="T231">e</text:span><text:span text:style-name="T229">ts (&lt; &gt;) são usados para delimitar tags, o ampersands (&amp;) é usado para identificar uma entitie HTML.</text:span></text:p>
      <text:p text:style-name="P7"><text:soft-page-break/></text:p>
      <text:p text:style-name="P85"><text:span text:style-name="T11">&amp;lt; </text:span><text:span text:style-name="T17">less than: &lt;<text:tab/>menor que</text:span></text:p>
      <text:p text:style-name="P85"><text:span text:style-name="T11">&amp;gt;</text:span><text:span text:style-name="T17"> greater than: &gt; maior que</text:span></text:p>
      <text:p text:style-name="P86"><draw:frame draw:style-name="fr3" draw:name="Figura8" text:anchor-type="paragraph" svg:width="11.06cm" svg:height="13.097cm" draw:z-index="7"><draw:image xlink:href="Pictures/10000000000001A2000001EFCD828919D73C5A61.jpg" xlink:type="simple" xlink:show="embed" xlink:actuate="onLoad" loext:mime-type="image/jpe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7"/>
      <text:p text:style-name="P76"><text:span text:style-name="T21"><text:tab/>E</text:span><text:span text:style-name="T20">ste</text:span><text:span text:style-name="T22">s</text:span><text:span text:style-name="T20"> site</text:span><text:span text:style-name="T22">s</text:span><text:span text:style-name="T20"> apresenta</text:span><text:span text:style-name="T22">m</text:span><text:span text:style-name="T20"> vários exemplos:</text:span></text:p>
      <text:p text:style-name="P78"><text:a xlink:type="simple" xlink:href="https://www.toptal.com/designers/htmlarrows/" text:style-name="Internet_20_link" text:visited-style-name="Visited_20_Internet_20_Link"><text:span text:style-name="T233">https://www.toptal.com/designers/htmlarrows/</text:span></text:a></text:p>
      <text:p text:style-name="P78"><text:a xlink:type="simple" xlink:href="https://www.w3schools.com/charsets/ref_utf_symbols.asp" text:style-name="Internet_20_link" text:visited-style-name="Visited_20_Internet_20_Link"><text:span text:style-name="T233">https://www.w3schools.com/charsets/ref_utf_symbols.asp</text:span></text:a></text:p>
      <text:p text:style-name="P183"/>
      <text:p text:style-name="P183"/>
      <text:p text:style-name="P84"><text:span text:style-name="T34"><text:tab/>Site para</text:span><text:span text:style-name="T23"> </text:span><text:span text:style-name="T249">emojis</text:span><text:span text:style-name="T23">: </text:span><text:a xlink:type="simple" xlink:href="http://emojipedia.org/" text:style-name="Internet_20_link" text:visited-style-name="Visited_20_Internet_20_Link"><text:span text:style-name="T232">emojipedia.org</text:span></text:a></text:p>
      <text:p text:style-name="P84"><text:span text:style-name="T34">No VSCode, digite </text:span><text:span text:style-name="T184">&amp;#x</text:span><text:span text:style-name="T34"> + código_do_emoji, por exemplo: </text:span><text:span text:style-name="T186">&amp;#x</text:span><text:span text:style-name="T177">1F913</text:span><text:span text:style-name="T186">;</text:span></text:p>
      <text:p text:style-name="P106"/>
      <text:p text:style-name="P88"/>
      <text:p text:style-name="P188"><text:span text:style-name="T17"><text:tab/>Para fazer </text:span><text:span text:style-name="T248">comentários</text:span><text:span text:style-name="T17"> escreva </text:span><text:span text:style-name="T182">&lt; ! - - </text:span><text:span text:style-name="T196">este é um comentário </text:span><text:span text:style-name="T182">- - &gt;</text:span></text:p>
      <text:p text:style-name="P166"/>
      <text:p text:style-name="P166"/>
      <text:p text:style-name="P166"/>
      <text:p text:style-name="P166"/>
      <text:p text:style-name="P189"><text:soft-page-break/><text:span text:style-name="T221">Aula </text:span><text:span text:style-name="T225">0</text:span><text:span text:style-name="T227">6 – </text:span><text:span text:style-name="T228">Imagens</text:span></text:p>
      <text:p text:style-name="P168"/>
      <text:p text:style-name="P89"><text:tab/>Não é porque o conteúdo está na internet que o seu uso é livre!</text:p>
      <text:p text:style-name="P89"><text:span text:style-name="T462">Um</text:span> conteúdo publicado na web é <text:span text:style-name="T348">diferente</text:span> de domínio público.</text:p>
      <text:p text:style-name="P89"><text:tab/>Não podemos usar nenhuma mídia sem a prévia autorização do seu criador, <text:span text:style-name="T462">então tenha cuidado </text:span>a<text:span text:style-name="T347">o</text:span> criar sites profissionalmente para empresas usando imagens e conteúdos que você não <text:span text:style-name="T361">tem autorização.</text:span></text:p>
      <text:p text:style-name="P90"><text:tab/>Dica: no buscador do Google, configure a pesquisa para <text:span text:style-name="T258">Creative Commons.</text:span></text:p>
      <text:p text:style-name="P107"/>
      <text:p text:style-name="P92">Banco de imagens gratuitos: Pixabay, RGBStock, <text:span text:style-name="T258">Pexels</text:span></text:p>
      <text:p text:style-name="P89"/>
      <text:p text:style-name="P220"><text:tab/><text:span text:style-name="T258">JPEG</text:span> <text:span text:style-name="T501">é um </text:span>algoritmo de compactação usado para gerar imagens fotográficas com um <text:span text:style-name="T348">tamanho</text:span> extremamente <text:span text:style-name="T348">reduzido</text:span>. </text:p>
      <text:p text:style-name="P89"/>
      <text:p text:style-name="P89"><text:tab/>A principal característica do <text:span text:style-name="T258">PNG</text:span><text:span text:style-name="T262"> <text:s/></text:span><text:span text:style-name="T501">(</text:span>e que o diferencia do JPEG<text:span text:style-name="T501">) <text:s/></text:span>é a capacidade de configurar a <text:span text:style-name="T348">opacidade</text:span> de cada pixel, deix<text:span text:style-name="T501">ando</text:span> <text:span text:style-name="T348">transparente</text:span>. </text:p>
      <text:p text:style-name="P89"/>
      <text:p text:style-name="P89"><text:tab/>De forma resumida, na hora de escolher o formato de imagem para <text:span text:style-name="T502">um </text:span>site, opte sempre pelo formato JPEG com uma <text:span text:style-name="T348">compactação</text:span> entre 30% e 50%. O formato PNG só deverá ser usado quando precisarmos de <text:span text:style-name="T367">transparência</text:span> na foto. </text:p>
      <text:p text:style-name="P89"/>
      <text:p text:style-name="P90">Tamanho é dinheiro: quanto maior o <text:span text:style-name="T360">tráfego</text:span> de dados, maior<text:span text:style-name="T360">es serão as despesas.</text:span></text:p>
      <text:p text:style-name="P90"/>
      <text:p text:style-name="P221"><text:span text:style-name="T24"><text:tab/>Nada de ficar salvando arquivos gigantes e diminuindo o tamanho da imagem com códigos, </text:span><text:span text:style-name="T25">u</text:span><text:span text:style-name="T24">ma imagem 1920x1080 de 3MB não vai ficar mais leve se você mudar a largura dela no CSS. </text:span></text:p>
      <text:p text:style-name="P90"/>
      <text:p text:style-name="P79"><text:span text:style-name="T24"><text:tab/>Os mecanismos de busca, como o Google, </text:span><text:span text:style-name="T42">penalizam</text:span><text:span text:style-name="T24"> </text:span><text:span text:style-name="T49">sites lentos e pesados</text:span><text:span text:style-name="T24">, retirando-os da primeira página de buscas. </text:span></text:p>
      <text:p text:style-name="P90"/>
      <text:p text:style-name="P209"><text:span text:style-name="T183"><text:tab/>&lt;</text:span><text:span text:style-name="T182">img <text:tab/><text:tab/>src</text:span><text:span text:style-name="T185">=</text:span><text:span text:style-name="T182">”</text:span><text:span text:style-name="T178">ipsum lorem</text:span><text:span text:style-name="T182">” <text:tab/>alt</text:span><text:span text:style-name="T185">=</text:span><text:span text:style-name="T182">”</text:span><text:span text:style-name="T178">ipsum lorem</text:span><text:span text:style-name="T182">”&gt;</text:span><text:span text:style-name="T17"> </text:span></text:p>
      <text:p text:style-name="P209"><text:span text:style-name="T26">tag </text:span><text:span text:style-name="T41">image</text:span><text:span text:style-name="T17">, </text:span><text:span text:style-name="T26">parâmetros</text:span><text:span text:style-name="T17"> </text:span><text:span text:style-name="T41">source</text:span><text:span text:style-name="T17"> </text:span><text:span text:style-name="T26">e </text:span><text:span text:style-name="T41">alternative</text:span><text:span text:style-name="T17">: </text:span><text:span text:style-name="T38">tag para </text:span><text:span text:style-name="T17">inser</text:span><text:span text:style-name="T38">ir</text:span><text:span text:style-name="T17"> </text:span><text:span text:style-name="T35">uma </text:span><text:span text:style-name="T17">imagem</text:span></text:p>
      <text:p text:style-name="P97"/>
      <text:p text:style-name="P99"><text:tab/>Um <text:span text:style-name="T258">atalho</text:span> muito prático para inserir o arquivo: tecla CONTROL + ESPAÇO</text:p>
      <text:p text:style-name="P99"/>
      <text:p text:style-name="P223"><text:span text:style-name="T26"><text:tab/>Também </text:span><text:span text:style-name="T28">podemos copiar</text:span><text:span text:style-name="T26"> a URL para referenciar uma imagem dentro de outro servidor. Para</text:span><text:span text:style-name="T17"> obter a URL completa de qualquer imagem clique com o botão direito do mouse sobre a imagem e escolha a opção “</text:span><text:span text:style-name="T39">c</text:span><text:span text:style-name="T17">opiar endereço da imagem”. </text:span></text:p>
      <text:p text:style-name="P98"/>
      <text:p text:style-name="P222"><text:span text:style-name="T24">Ao inserir imagens, o </text:span><text:span text:style-name="T12">texto alternativo</text:span><text:span text:style-name="T24"> </text:span><text:span text:style-name="T27">explica </text:span><text:span text:style-name="T37">o</text:span><text:span text:style-name="T27"> que está sendo carregad</text:span><text:span text:style-name="T37">o</text:span><text:span text:style-name="T27">, ele </text:span><text:span text:style-name="T24">é </text:span><text:span text:style-name="T37">muito</text:span><text:span text:style-name="T24"> importante po</text:span><text:span text:style-name="T37">rque</text:span><text:span text:style-name="T17"> ajuda na </text:span><text:span text:style-name="T41">indexação</text:span><text:span text:style-name="T17"> do seu site em mecanismos de </text:span><text:soft-page-break/><text:span text:style-name="T17">busca </text:span><text:span text:style-name="T28">(auxilia o Google a saber o que tem dentro da sua foto </text:span><text:span text:style-name="T39">para</text:span><text:span text:style-name="T28"> exibi-la nos resultados do </text:span><text:span text:style-name="T13">Google Imagens</text:span><text:span text:style-name="T28">). </text:span><text:span text:style-name="T40">P</text:span><text:span text:style-name="T24">roporciona</text:span><text:span text:style-name="T40">ndo</text:span><text:span text:style-name="T24"> </text:span><text:span text:style-name="T42">acessibilidade</text:span><text:span text:style-name="T24">/inclusão social.</text:span></text:p>
      <text:p text:style-name="P91"/>
      <text:p text:style-name="P63"><text:span text:style-name="T290"><text:tab/></text:span><text:span text:style-name="T301">Favicon</text:span><text:span text:style-name="T275"> é o </text:span><text:span text:style-name="T297">logotipo</text:span><text:span text:style-name="T275"> que fica ao lado esquerdo do título de uma aba no navegador, ele é um elemento de </text:span><text:span text:style-name="T305">branding</text:span><text:span text:style-name="T275"> e design para um site.</text:span></text:p>
      <text:list xml:id="list132474102" text:style-name="L3">
        <text:list-item>
          <text:p text:style-name="P227"><text:span text:style-name="T286">É aconselhável que seu formato seja do tipo </text:span><text:span text:style-name="T309">ICO</text:span><text:span text:style-name="T286"> pois, embora o formato </text:span><text:span text:style-name="T310">SVG</text:span><text:span text:style-name="T286"> seja </text:span><text:span text:style-name="T275">a melhor das opções, </text:span><text:span text:style-name="T286">infelizmente nem todo navegador é compatível com esse formato e acaba causando algumas inconsistências na exibição em outras plataformas. </text:span></text:p>
        </text:list-item>
      </text:list>
      <text:list xml:id="list960625172" text:style-name="L4">
        <text:list-item>
          <text:p text:style-name="P228"><text:span text:style-name="T24">Se quiser </text:span><text:span text:style-name="T42">baixar alguns ícones prontos</text:span><text:span text:style-name="T24">, recomendo o site </text:span><text:a xlink:type="simple" xlink:href="https://iconarchive.com/" text:style-name="Internet_20_link" text:visited-style-name="Visited_20_Internet_20_Link">IconArchive</text:a><text:span text:style-name="T24">. </text:span></text:p>
        </text:list-item>
        <text:list-item>
          <text:p text:style-name="P228"><text:span text:style-name="T24">Se você tiver o dom e muita paciência, pode </text:span><text:span text:style-name="T42">desenhar seu favicon</text:span><text:span text:style-name="T24"> no site </text:span><text:a xlink:type="simple" xlink:href="https://www.favicon.cc/" text:style-name="Internet_20_link" text:visited-style-name="Visited_20_Internet_20_Link"><text:span text:style-name="T504">favicon.cc</text:span></text:a></text:p>
        </text:list-item>
        <text:list-item>
          <text:p text:style-name="P228"><text:span text:style-name="T29">Agora, s</text:span><text:span text:style-name="T24">e seu objetivo é criar um </text:span><text:span text:style-name="T42">ícone personalizado</text:span><text:span text:style-name="T24"> para seu site baseado em imagens que você já tem, </text:span><text:span text:style-name="T40">utilize</text:span><text:span text:style-name="T24"> o site </text:span><text:a xlink:type="simple" xlink:href="https://favicon.io/" text:style-name="Internet_20_link" text:visited-style-name="Visited_20_Internet_20_Link">favicon.io</text:a><text:span text:style-name="T12"> </text:span></text:p>
        </text:list-item>
      </text:list>
      <text:p text:style-name="P8"/>
      <text:p text:style-name="P212"><text:span text:style-name="T181">&lt;link rel="</text:span><text:span text:style-name="T221">shortcut icon</text:span><text:span text:style-name="T181">" href="</text:span><text:span text:style-name="T171">favicon.ico</text:span><text:span text:style-name="T181">" type="</text:span><text:span text:style-name="T221">image/x-icon</text:span><text:span text:style-name="T181">"&gt; </text:span><text:span text:style-name="T230">tag para importar um favicon. Para isso, </text:span><text:span text:style-name="T221">digit</text:span><text:span text:style-name="T230">e</text:span><text:span text:style-name="T221"> </text:span><text:span text:style-name="T222">link</text:span><text:span text:style-name="T221"> dentro da &lt;head&gt;, acima da tag &lt;title&gt; e escolha a opção “</text:span><text:span text:style-name="T224">link:favicon</text:span><text:span text:style-name="T226">”, </text:span><text:span text:style-name="T230">assim </text:span><text:span text:style-name="T226">o editor VSCode criará automaticamente a tag. No parâmetro “</text:span><text:span text:style-name="T224">href</text:span><text:span text:style-name="T226">”: digite </text:span><text:span text:style-name="T257">CONTROL </text:span><text:span text:style-name="T226">+</text:span><text:span text:style-name="T257"> ESPAÇO</text:span><text:span text:style-name="T226"> e escolha o favicon (que deve estar dentro do root – pasta principal- </text:span><text:span text:style-name="T228">do projeto</text:span><text:span text:style-name="T226">)</text:span></text:p>
      <text:p text:style-name="P94"/>
      <text:p text:style-name="P94"/>
      <text:p text:style-name="P94"/>
      <text:p text:style-name="P190"><text:span text:style-name="T226">Aula </text:span><text:span text:style-name="T225">0</text:span><text:span text:style-name="T227">7 – </text:span><text:span text:style-name="T228">Hierarquia de textos</text:span></text:p>
      <text:p text:style-name="P169"/>
      <text:p text:style-name="P95"><text:span text:style-name="T258"><text:tab/></text:span><text:span text:style-name="T465">Lorem Ipsum</text:span><text:span text:style-name="T258"> </text:span>é um texto que serve como modelo para simular conteúdo.</text:p>
      <text:p text:style-name="P95"><text:span text:style-name="T267">Atalho</text:span><text:span text:style-name="T503">: para gerar esse texto automaticamente</text:span> <text:span text:style-name="T475">no VSCode </text:span>digite, <text:span text:style-name="T363">d</text:span>entro de um parágrafo recém-criado, apenas a palavra <text:span text:style-name="T497">lorem</text:span> e pressione <text:span text:style-name="T495">Enter</text:span>. </text:p>
      <text:p text:style-name="P93"/>
      <text:p text:style-name="P80"><text:span text:style-name="T32"><text:tab/>Os títulos </text:span><text:span text:style-name="T40">(</text:span><text:span text:style-name="T32">headings</text:span><text:span text:style-name="T40">)</text:span><text:span text:style-name="T32"> </text:span><text:span text:style-name="T154">&lt;h1&gt;</text:span><text:span text:style-name="T15"> … </text:span><text:span text:style-name="T154">&lt;h6&gt;</text:span><text:span text:style-name="T32"> servem para organizar o conteúdo e possuem hierarquia </text:span><text:span text:style-name="T33">com até </text:span><text:span text:style-name="T16">6 </text:span><text:span text:style-name="T14">níveis</text:span><text:span text:style-name="T30"> de assunto. Essa tag é um dos </text:span><text:span text:style-name="T48">primeiros parâmetros</text:span><text:span text:style-name="T30"> analisados pelos </text:span><text:span text:style-name="T43">motores de busca</text:span><text:span text:style-name="T30">, portanto um bom título é vital para que sua página seja </text:span><text:span text:style-name="T37">bem-vista</text:span><text:span text:style-name="T30"> pelos buscadores.</text:span></text:p>
      <text:p text:style-name="P96"/>
      <text:p text:style-name="P213"><text:span text:style-name="T14"><text:tab/></text:span><text:span text:style-name="T47">SEO</text:span><text:span text:style-name="T30"> (Search Engine Optimization) – </text:span><text:span text:style-name="T31">ou Otimização dos mecanismos de buscas - é um </text:span><text:span text:style-name="T44">conjunto de técnicas para tornar os sites mais relevantes para os mecanismos de busca</text:span><text:span text:style-name="T31">, fazendo com que eles apareçam na primeira página do Google. Dentre os fatores para posicionamento de SEO estão: qualidade do conteúdo, autoridade do domínio, performance da página, arquitetura do site, backlinks, etc.</text:span></text:p>
      <text:p text:style-name="P104"/>
      <text:p text:style-name="P104"/>
      <text:p text:style-name="P170"><text:soft-page-break/>Aula 08 – <text:span text:style-name="T462">Tags semânticas</text:span></text:p>
      <text:p text:style-name="P170"/>
      <text:p text:style-name="P100"><text:tab/>O HTML 5 tornou-se mais <text:span text:style-name="T465">semântico</text:span>, se importando mais com o <text:span text:style-name="T348">significado das palavras</text:span> do que com a forma.</text:p>
      <text:p text:style-name="P100"/>
      <text:p text:style-name="P101"><text:tab/>As tags ficam obsoletas com o passar do tempo. No VSCode, tags <text:span text:style-name="T462">obsoletas </text:span>ficam em vermelho como forma de aviso.</text:p>
      <text:p text:style-name="P101"/>
      <text:p text:style-name="P102"><text:tab/><text:span text:style-name="T267">A</text:span><text:span text:style-name="T258">talho</text:span> muito importante é o <text:span text:style-name="T258">Wrap with abbreviator</text:span> <text:span text:style-name="T495">Control</text:span> + <text:span text:style-name="T495">Shift</text:span> + <text:span text:style-name="T495">P</text:span>. Com ele, você <text:span text:style-name="T503">delimita</text:span> um trecho selecionado <text:span text:style-name="T503">com uma tag escolhida.</text:span></text:p>
      <text:p text:style-name="P105"><text:tab/><text:span text:style-name="T267">A</text:span><text:span text:style-name="T258">talho</text:span> para corrigir tabulação ou i<text:span text:style-name="T428">n</text:span>dentação: selecione o trecho e aperte Shift + Tab para mover a seleção para a esquerda, ou apenas Tab para mover a seleção para a direita.</text:p>
      <text:p text:style-name="P105"><text:tab/><text:span text:style-name="T268">A</text:span><text:span text:style-name="T263">talho</text:span><text:span text:style-name="T462"> para fazer várias edições simultâneas, crie vários cursores através da tecla ALT.</text:span></text:p>
      <text:p text:style-name="P101"/>
      <text:p text:style-name="P100">Tags semânticas:</text:p>
      <text:p text:style-name="P100"/>
      <text:p text:style-name="P100"><text:span text:style-name="T329">&lt;strong&gt;</text:span> <text:span text:style-name="T377">negrito</text:span></text:p>
      <text:p text:style-name="P100"><text:span text:style-name="T329">&lt;em&gt;</text:span> emphasis: <text:span text:style-name="T365">itálico</text:span></text:p>
      <text:p text:style-name="P100"><text:span text:style-name="T329">&lt;mark&gt;</text:span> <text:span text:style-name="T369">delimita</text:span> um texto (assim como uma caneta marca-texto)</text:p>
      <text:p text:style-name="P100"><text:span text:style-name="T329">&lt;del&gt;</text:span> delete: deixa o texto <text:span text:style-name="T364">tachado</text:span></text:p>
      <text:p text:style-name="P108"><text:span text:style-name="T329">&lt;ins&gt;</text:span> insert: <text:span text:style-name="T348">sublinha</text:span> o texto; o texto inserido é o op<text:span text:style-name="T462">o</text:span>sto do texto deletado</text:p>
      <text:p text:style-name="P108"><text:span text:style-name="T329">&lt;sup&gt;</text:span> sobrescrito (x<text:span text:style-name="T370">²)</text:span></text:p>
      <text:p text:style-name="P108"><text:span text:style-name="T343">&lt;sub&gt;</text:span><text:span text:style-name="T370"> subscrito (H</text:span><text:span text:style-name="T362">2</text:span><text:span text:style-name="T370">O)</text:span></text:p>
      <text:p text:style-name="P108"><text:span text:style-name="T343">&lt;code&gt;</text:span><text:span text:style-name="T370"> ideal para inserir um código-fonte pois ativa </text:span><text:span text:style-name="T374">a fonte</text:span><text:span text:style-name="T370"> </text:span><text:span text:style-name="T498">monospace</text:span><text:span text:style-name="T371">, </text:span><text:span text:style-name="T372">tornando mais fácil a leitura do código-fonte. Essa tag não </text:span><text:span text:style-name="T373">o</text:span><text:span text:style-name="T372">rganiza o código com identação, para solucionar isso utilize a tag </text:span><text:span text:style-name="T499">&lt;pre&gt;</text:span></text:p>
      <text:p text:style-name="P123"><text:span text:style-name="T338">&lt;pre</text:span><text:span text:style-name="T375">&gt; mantém o texto pré-formatado, então passa a obedecer quebras de linha, espaços e tabulações</text:span></text:p>
      <text:p text:style-name="P123"><text:span text:style-name="T338">&lt;q&gt;</text:span><text:span text:style-name="T375"> quote: usada para fazer </text:span><text:span text:style-name="T376">uma</text:span><text:span text:style-name="T375"> citação </text:span><text:span text:style-name="T376">simples </text:span><text:span text:style-name="T375">em meio a uma frase, colocando as aspas automaticamente, mas sem deslocamento</text:span></text:p>
      <text:p text:style-name="P123"><text:span text:style-name="T338">&lt;blockquote </text:span><text:span text:style-name="T441">cite</text:span><text:span text:style-name="T339">=”</text:span><text:span text:style-name="T394">ipsum lorem</text:span><text:span text:style-name="T339">“</text:span><text:span text:style-name="T338">&gt; </text:span><text:span text:style-name="T339">&lt;/blockquote&gt;</text:span><text:span text:style-name="T375"> usada para fazer citações </text:span><text:span text:style-name="T376">completas</text:span><text:span text:style-name="T375"> (em bloco), tendo um parágrafo só para si, então o texto ganha um recuo automaticamente. O parâmetro </text:span><text:span text:style-name="T441">cite</text:span><text:span text:style-name="T375"> serve para adicionar um link para o texto original.</text:span></text:p>
      <text:p text:style-name="P123"><text:span text:style-name="T329">&lt;abbr </text:span><text:span text:style-name="T330">title=”</text:span><text:span text:style-name="T391">i</text:span><text:span text:style-name="T395">psum lorem</text:span><text:span text:style-name="T330">”</text:span><text:span text:style-name="T329">&gt; </text:span><text:span text:style-name="T330">&lt;/abb</text:span><text:span text:style-name="T332">r</text:span><text:span text:style-name="T330">&gt; </text:span>abbreviation: usada sempre que quiser criar uma sigla, mostrar o seu significado ao usuário e <text:span text:style-name="T506">ao</text:span> mecanismos de busca o seu significado.</text:p>
      <text:p text:style-name="P124"><text:span text:style-name="T329">&lt;adress&gt;</text:span> esse elemento serve para inserir informações de contato, desde um simples e-mail até um endereço completo de um local físico</text:p>
      <text:p text:style-name="P124"><text:soft-page-break/></text:p>
      <text:p text:style-name="P124">O <text:span text:style-name="T351">index.</text:span><text:span text:style-name="T355">html</text:span> é a página <text:span text:style-name="T348">padrão</text:span> dentro dos diretórios nos servidores de websites que é carregada sempre que uma pasta seja solicitada e não seja especificado o nome de um arquivo específico, neste caso o próprio servidor se encarrega de procurar pelo arquivo index.html e entreg<text:span text:style-name="T506">á-lo</text:span> para o visitante. </text:p>
      <text:p text:style-name="P124"/>
      <text:p text:style-name="P124"/>
      <text:p text:style-name="P171">Aula 0<text:span text:style-name="T382">9 - Listas</text:span></text:p>
      <text:p text:style-name="P173"/>
      <text:p text:style-name="P125"><text:span text:style-name="T352">L</text:span><text:span text:style-name="T351">istas</text:span> são muito úteis, elas simplificam e sintetizam o conteúdo a ser passado e faz a demarcação de cada item para facilitar a visualização. </text:p>
      <text:p text:style-name="P127"/>
      <text:p text:style-name="P126"><text:span text:style-name="T329">&lt;ol </text:span><text:span text:style-name="T438">type</text:span><text:span text:style-name="T331">=”</text:span><text:span text:style-name="T392">a</text:span><text:span text:style-name="T331">” </text:span><text:span text:style-name="T438">start</text:span><text:span text:style-name="T331">=”</text:span><text:span text:style-name="T392">5</text:span><text:span text:style-name="T331">”</text:span><text:span text:style-name="T329">&gt; </text:span><text:span text:style-name="T331">&lt;/ol&gt;</text:span> ordered list: delimita uma <text:span text:style-name="T351">lista ordenada</text:span>. Possui um parâmetro <text:span text:style-name="T438">type</text:span>, onde <text:span text:style-name="T381">personalizamos</text:span> o tipo de marcador da lista atual. As opções de valores para esse parâmetro são:</text:p>
      <text:p text:style-name="P125">‣ <text:span text:style-name="T433">1</text:span> - Valor padrão. Cria listas numeradas. Ex: 1, 2, 3 … </text:p>
      <text:p text:style-name="P125">‣ <text:span text:style-name="T433">A</text:span> - Cria listas alfabéticas em maiúsculas. Ex: A, B, C… </text:p>
      <text:p text:style-name="P125">‣ <text:span text:style-name="T433">a</text:span> - Cria listas alfabéticas em minúsculas. Ex: a, b, c … </text:p>
      <text:p text:style-name="P125">‣ <text:span text:style-name="T433">I</text:span> - Cria listas com algarismos romanos em maiúsculas.</text:p>
      <text:p text:style-name="P125">‣ <text:span text:style-name="T433">i</text:span> - Cria listas com algarismos romanos em minúsculas.</text:p>
      <text:p text:style-name="P126"><text:tab/>Você também pode indicar o início da contagem usando o parâmetro <text:span text:style-name="T438">start</text:span>, <text:span text:style-name="T429">mas tenha atenção pois ele é um parâmetro numérico!</text:span></text:p>
      <text:p text:style-name="P125"/>
      <text:p text:style-name="P127"><text:span text:style-name="T329">&lt;li&gt;</text:span> list item: identifica cada <text:span text:style-name="T351">item da lista</text:span> (seu fechamento <text:span text:style-name="T462">é </text:span>opcional)</text:p>
      <text:p text:style-name="P127"><draw:frame draw:style-name="fr1" draw:name="Figura9" text:anchor-type="paragraph" svg:x="6.295cm" svg:y="0.198cm" svg:width="5.001cm" svg:height="4.101cm" draw:z-index="8"><draw:image xlink:href="Pictures/10000000000000BD0000009B8F1647E2D554CDC6.jpg" xlink:type="simple" xlink:show="embed" xlink:actuate="onLoad" loext:mime-type="image/jpeg"/></draw:frame>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8"><text:span text:style-name="T329">&lt;ul&gt;</text:span> unordered lists: <text:span text:style-name="T351">listas com marcadores</text:span>, são aquelas onde a ordem dos itens não influenciará no significado da lista.</text:p>
      <text:p text:style-name="P128"><text:tab/>O marcador padrão é a bolinha preta totalmente preenchida (<text:span text:style-name="T430">disc</text:span>), mas existe a opção de configurar a propriedade <text:span text:style-name="T440">type</text:span> da tag com os seguintes valores: </text:p>
      <text:p text:style-name="P128">‣ <text:span text:style-name="T440">disc</text:span> - padrão. Uma bola preta totalmente pintada </text:p>
      <text:p text:style-name="P128">‣ <text:span text:style-name="T440">circle</text:span> - Uma bola com uma borda preta e sem preenchimento </text:p>
      <text:p text:style-name="P128">‣ <text:span text:style-name="T440">square</text:span> - Um pequeno quadrado preto <text:span text:style-name="T462">pintado</text:span> </text:p>
      <text:p text:style-name="P128"/>
      <text:p text:style-name="P151"><text:tab/>É possível <text:span text:style-name="T348">aninhar</text:span> listas ou até mesmo misturar, juntando </text:p>
      <text:p text:style-name="P151"><text:soft-page-break/>listas &lt;ol&gt; com &lt;ul&gt;, <text:span text:style-name="T462">uma prática muito utilizada na criação de menus.</text:span></text:p>
      <text:p text:style-name="P152"/>
      <text:p text:style-name="P81"><text:span text:style-name="T117">Lista de Definição</text:span><text:span text:style-name="T72"> é como se fosse um dicionário, temos os termos e as suas descrições. É uma lista sem demarcadores.</text:span></text:p>
      <text:p text:style-name="P129"/>
      <text:p text:style-name="P191"><text:span text:style-name="T188">&lt;</text:span><text:span text:style-name="T187">dl&gt; </text:span><text:span text:style-name="T71">definition list: delimita a lista de definição</text:span></text:p>
      <text:p text:style-name="P191"><text:span text:style-name="T187">&lt;dt&gt; </text:span><text:span text:style-name="T71">definition term: termo</text:span></text:p>
      <text:p text:style-name="P191"><text:span text:style-name="T187">&lt;dd&gt;</text:span><text:span text:style-name="T71"> definition description: definição do termo</text:span></text:p>
      <text:p text:style-name="P130"><draw:frame draw:style-name="fr1" draw:name="Figura10" text:anchor-type="paragraph" svg:x="-0.28cm" svg:y="0.159cm" svg:width="17.568cm" svg:height="5.794cm" draw:z-index="9"><draw:image xlink:href="Pictures/1000000000000298000000DB0E998DD805F5B9A8.jpg" xlink:type="simple" xlink:show="embed" xlink:actuate="onLoad" loext:mime-type="image/jpeg"/></draw:frame></text:p>
      <text:p text:style-name="P130"/>
      <text:p text:style-name="P172"><text:span text:style-name="T383">Aula </text:span><text:span text:style-name="T384">10 - </text:span><text:span text:style-name="T385">Links</text:span></text:p>
      <text:p text:style-name="P174"/>
      <text:p text:style-name="P82"><text:span text:style-name="T189">&lt;a href=”</text:span><text:span text:style-name="T172">https://google.com</text:span><text:span text:style-name="T189">”&gt;</text:span><text:span text:style-name="T73"> </text:span><text:span text:style-name="T74">ancor, hypertext reference: </text:span><text:span text:style-name="T73">tag para criar link</text:span></text:p>
      <text:p text:style-name="P131"/>
      <text:p text:style-name="P131">O <text:span text:style-name="T389">atributo</text:span> <text:span text:style-name="T440">hreflang</text:span> indica o idioma principal do site: </text:p>
      <text:p text:style-name="P131">&lt;a href=”https://google.com” <text:span text:style-name="T440">hreflang</text:span>=”en”&gt;</text:p>
      <text:p text:style-name="P131"/>
      <text:p text:style-name="P133"><text:span text:style-name="T431"><text:tab/>No</text:span> <text:span text:style-name="T389">atributo</text:span> <text:span text:style-name="T440">target</text:span><text:span text:style-name="T389">, o parâmetro </text:span><text:span text:style-name="T433">”</text:span><text:span text:style-name="T393">_blank</text:span><text:span text:style-name="T433">” </text:span><text:span text:style-name="T348">abre o link em uma nova </text:span><text:span text:style-name="T356">aba</text:span>, assim não fecha a guia atual <text:span text:style-name="T389">(atenção para o underline), já o parâmetro </text:span><text:span text:style-name="T433">”</text:span><text:span text:style-name="T393">_self</text:span><text:span text:style-name="T433">”</text:span> <text:span text:style-name="T348">sobrepõe a </text:span><text:span text:style-name="T356">página</text:span><text:span text:style-name="T348"> atual</text:span> quando clicado. <text:span text:style-name="T431">Esse parâmetro self </text:span>já vem configurado como padrão ao criarmos um hiperlink. <text:span text:style-name="T462">Cuidado para não esquecer o underline!</text:span></text:p>
      <text:p text:style-name="P132"/>
      <text:p text:style-name="P83"><text:span text:style-name="T75">O atributo </text:span><text:span text:style-name="T208">rel</text:span><text:span text:style-name="T75">: </text:span></text:p>
      <text:p text:style-name="P134">‣<text:span text:style-name="T390">next</text:span> indica que o link <text:span text:style-name="T462">aponta</text:span> para a <text:span text:style-name="T348">próxima</text:span> parte do documento atual </text:p>
      <text:p text:style-name="P134">‣<text:span text:style-name="T390">prev</text:span> indica que o link <text:span text:style-name="T462">aponta</text:span> para a parte <text:span text:style-name="T348">anterior</text:span> do documento atual </text:p>
      <text:p text:style-name="P134">‣<text:span text:style-name="T390">author</text:span> indica que é <text:span text:style-name="T462">o</text:span> link <text:span text:style-name="T462">aponta para</text:span> o <text:span text:style-name="T348">site do autor</text:span> do artigo atual </text:p>
      <text:p text:style-name="P134">‣<text:span text:style-name="T390">external</text:span> indica que é um link <text:span text:style-name="T462">de</text:span> <text:span text:style-name="T348">outro site</text:span>, não faz<text:span text:style-name="T462">endo</text:span> parte do site <text:span text:style-name="T462">atual</text:span></text:p>
      <text:p text:style-name="P83"><text:span text:style-name="T75">‣</text:span><text:span text:style-name="T173">nofollow</text:span><text:span text:style-name="T75"> indica que é um link para um site </text:span><text:span text:style-name="T76">que </text:span><text:span text:style-name="T114">não tem o seu aval</text:span><text:span text:style-name="T75">, como </text:span><text:span text:style-name="T79">exemplo, </text:span><text:span text:style-name="T75">um link </text:span><text:span text:style-name="T76">patrocinado</text:span><text:span text:style-name="T75">. </text:span><text:span text:style-name="T76">Esse atributo i</text:span><text:span text:style-name="T75">nstrui os mecanismos de pesquisa a </text:span><text:span text:style-name="T113">não</text:span><text:span text:style-name="T75"> contar es</text:span><text:span text:style-name="T79">s</text:span><text:span text:style-name="T75">e hyperlink como ponto </text:span><text:span text:style-name="T76">de relevância </text:span><text:span text:style-name="T75">no PageRank d</text:span><text:span text:style-name="T76">o</text:span><text:span text:style-name="T75"> </text:span><text:span text:style-name="T76">seu </text:span><text:span text:style-name="T75">site ou blog. </text:span></text:p>
      <text:p text:style-name="P140"/>
      <text:p text:style-name="P140"><text:soft-page-break/></text:p>
      <text:p text:style-name="P137"><text:span text:style-name="T258"><text:tab/></text:span><text:span text:style-name="T351">Link interno</text:span> faz <text:span text:style-name="T462">ligação</text:span> com outra página do <text:span text:style-name="T462">mesmo</text:span> site, que está dentro do mesmo servidor.</text:p>
      <text:p text:style-name="P136"><draw:frame draw:style-name="fr1" draw:name="Figura12" text:anchor-type="paragraph" svg:x="3.741cm" svg:y="0.45cm" svg:width="10.107cm" svg:height="1.588cm" draw:z-index="11"><draw:image xlink:href="Pictures/100000000000017E0000003C92CE8630621F8761.jpg" xlink:type="simple" xlink:show="embed" xlink:actuate="onLoad" loext:mime-type="image/jpeg"/></draw:frame></text:p>
      <text:p text:style-name="P136"/>
      <text:p text:style-name="P136"/>
      <text:p text:style-name="P136"/>
      <text:p text:style-name="P136"><text:tab/>Note que não é necessário nem indicar a URL completa nesses casos. </text:p>
      <text:p text:style-name="P134"/>
      <text:p text:style-name="P134"/>
      <text:p text:style-name="P135"><text:tab/>Quando criar <text:span text:style-name="T353">L</text:span><text:span text:style-name="T351">inks externos</text:span>, ou seja, que não pertençam ao seu site, é recomend<text:span text:style-name="T507">ável</text:span> utilizar os atributos <text:span text:style-name="T258">target=”_blank”</text:span> e <text:span text:style-name="T258">rel=”external”</text:span></text:p>
      <text:p text:style-name="P141"><draw:frame draw:style-name="fr1" draw:name="Figura11" text:anchor-type="paragraph" svg:x="1.122cm" svg:y="0.238cm" svg:width="15.346cm" svg:height="1.64cm" draw:z-index="10"><draw:image xlink:href="Pictures/10000000000002440000003EB650762BFD83D060.jpg" xlink:type="simple" xlink:show="embed" xlink:actuate="onLoad" loext:mime-type="image/jpeg"/></draw:frame></text:p>
      <text:p text:style-name="P141">Note que o fechamento da tag <text:span text:style-name="T495">&lt;/a&gt;</text:span> vem depois do <text:span text:style-name="T315">texto-nome</text:span> do link, exemplo:</text:p>
      <text:p text:style-name="P178">acesse o meu <text:span text:style-name="T397">&lt;</text:span><text:span text:style-name="T403">a</text:span> <text:span text:style-name="T409">href</text:span>=<text:span text:style-name="T417">"https://www.youtube.com/watch?v=naFQrPhD09I"</text:span> </text:p>
      <text:p text:style-name="P182"><text:span text:style-name="T410">target</text:span><text:span text:style-name="T425">=</text:span><text:span text:style-name="T418">"_self"</text:span><text:span text:style-name="T425"> </text:span><text:span text:style-name="T410">rel</text:span><text:span text:style-name="T425">=</text:span><text:span text:style-name="T418">"external"</text:span><text:span text:style-name="T398">&gt;</text:span><text:span text:style-name="T423">canal no youtube</text:span><text:span text:style-name="T398">&lt;/</text:span><text:span text:style-name="T404">a</text:span><text:span text:style-name="T398">&gt;</text:span></text:p>
      <text:p text:style-name="P184"/>
      <text:p text:style-name="P139"><text:tab/>Nestes casos, devemos indicar a URL <text:span text:style-name="T348">completa</text:span>, <text:span text:style-name="T479">pois t</text:span><text:span text:style-name="T273">odo link externo precisa </text:span><text:span text:style-name="T274">começar</text:span><text:span text:style-name="T273"> com </text:span>o protocolo <text:span text:style-name="T258">http://</text:span> ou <text:span text:style-name="T258">http</text:span><text:span text:style-name="T476">s</text:span><text:span text:style-name="T258">://</text:span> <text:span text:style-name="T480">mais </text:span>o caminho que leve <text:span text:style-name="T424">a</text:span> uma página específica, se for necessário. </text:p>
      <text:p text:style-name="P142"/>
      <text:p text:style-name="P145"><text:span text:style-name="T465"><text:tab/></text:span><text:span text:style-name="T351">Link para download</text:span>: <text:span text:style-name="T462">são</text:span> necessário<text:span text:style-name="T462">s</text:span> <text:span text:style-name="T427">2 atributos: </text:span></text:p>
      <text:list xml:id="list987899809" text:style-name="L5">
        <text:list-item>
          <text:p text:style-name="P232">O atributo <text:span text:style-name="T433">download</text:span> indica o nome do arquivo</text:p>
        </text:list-item>
        <text:list-item>
          <text:p text:style-name="P229"><text:span text:style-name="T79">O atributo</text:span><text:span text:style-name="T78"> </text:span><text:span text:style-name="T201">type</text:span><text:span text:style-name="T78"> </text:span><text:span text:style-name="T77">indica a extensão do arquivo</text:span></text:p>
        </text:list-item>
      </text:list>
      <text:p text:style-name="P144"><draw:frame draw:style-name="fr3" draw:name="Figura13" text:anchor-type="paragraph" svg:width="17.489cm" svg:height="5.398cm" draw:z-index="12"><draw:image xlink:href="Pictures/1000000000000295000000CC2DF447966AF1A22D.jpg" xlink:type="simple" xlink:show="embed" xlink:actuate="onLoad" loext:mime-type="image/jpeg"/></draw:frame><text:tab/>Consulte a lista oficial da <text:a xlink:type="simple" xlink:href="https://www.iana.org/assignments/media-types/media-types.xhtml" text:style-name="Internet_20_link" text:visited-style-name="Visited_20_Internet_20_Link">IANA.org</text:a> para conhecer mais <text:span text:style-name="T258">media types</text:span>.</text:p>
      <text:p text:style-name="P138"/>
      <text:p text:style-name="P217"><text:span text:style-name="T465"><text:tab/></text:span><text:span text:style-name="T351">Servidores Web</text:span><text:span text:style-name="T348"> </text:span>são computadores que armazenam páginas, arquivos HTML. Seu sistema operacional <text:span text:style-name="T507">geralmente </text:span>é o <text:span text:style-name="T258">Linux</text:span>. Para <text:span text:style-name="T426">acessar arquivos de outra pasta,</text:span> <text:soft-page-break/><text:span text:style-name="T348">navega</text:span><text:span text:style-name="T357">ndo</text:span><text:span text:style-name="T348"> entre pastas</text:span> de hierarquia superior(anterior) use o <text:span text:style-name="T327">../</text:span><text:span text:style-name="T315"> </text:span>ponto-ponto-barra.</text:p>
      <text:p text:style-name="P216"/>
      <text:p text:style-name="P143"/>
      <text:p text:style-name="P175">Aula <text:span text:style-name="T382">11 – Inserindo mídias</text:span></text:p>
      <text:p text:style-name="P175"/>
      <text:p text:style-name="P146"><text:span text:style-name="T432"><text:tab/>Para tornar um site mais </text:span><text:span text:style-name="T358">responsivo</text:span><text:span text:style-name="T432">, que se adapta a vários tamanhos de janela, disponibilize</text:span> múltiplas imagens para tamanhos de telas diferentes. <text:span text:style-name="T432">Para isso, crie a tag </text:span><text:span text:style-name="T333">&lt;picture&gt;</text:span><text:span text:style-name="T432"> (que permite criar vários </text:span><text:span text:style-name="T333">&lt;source&gt;</text:span><text:span text:style-name="T432">) e dentro dela coloque tamanhos diferentes de imagens:</text:span></text:p>
      <text:p text:style-name="P167"/>
      <text:p text:style-name="P180"><text:span text:style-name="T397">&lt;</text:span><text:span text:style-name="T403">picture</text:span><text:span text:style-name="T397">&gt;</text:span></text:p>
      <text:p text:style-name="P67">            <text:span text:style-name="T399">&lt;</text:span><text:span text:style-name="T405">source</text:span><text:span text:style-name="T445"> </text:span><text:span text:style-name="T411">media</text:span><text:span text:style-name="T445">=</text:span><text:span text:style-name="T419">"(max-width: 750px)"</text:span><text:span text:style-name="T445"> </text:span><text:span text:style-name="T411">srcset</text:span><text:span text:style-name="T445">=</text:span><text:span text:style-name="T419">"imagens/foto-p.png"</text:span><text:span text:style-name="T445"> </text:span><text:span text:style-name="T411">type</text:span><text:span text:style-name="T445">=</text:span><text:span text:style-name="T419">"image/png"</text:span><text:span text:style-name="T399">&gt;</text:span></text:p>
      <text:p text:style-name="P67">            <text:span text:style-name="T399">&lt;</text:span><text:span text:style-name="T405">source</text:span><text:span text:style-name="T445"> </text:span><text:span text:style-name="T411">media</text:span><text:span text:style-name="T445">=</text:span><text:span text:style-name="T419">"(max-width: 1050px)"</text:span><text:span text:style-name="T445"> </text:span><text:span text:style-name="T411">srcset</text:span><text:span text:style-name="T445">=</text:span><text:span text:style-name="T419">"imagens/foto-m.png"</text:span><text:span text:style-name="T445"> </text:span><text:span text:style-name="T411">type</text:span><text:span text:style-name="T445">=</text:span><text:span text:style-name="T419">"image/png"</text:span><text:span text:style-name="T399">&gt;</text:span></text:p>
      <text:p text:style-name="P67">            <text:span text:style-name="T399">&lt;</text:span><text:span text:style-name="T405">img</text:span><text:span text:style-name="T445"> </text:span><text:span text:style-name="T411">src</text:span><text:span text:style-name="T445">=</text:span><text:span text:style-name="T419">"imagens/foto-g.png"</text:span><text:span text:style-name="T445"> </text:span><text:span text:style-name="T411">alt</text:span><text:span text:style-name="T445">=</text:span><text:span text:style-name="T419">"apresentando uma imagem flexível"</text:span><text:span text:style-name="T399">&gt;</text:span></text:p>
      <text:p text:style-name="P67">        <text:span text:style-name="T399">&lt;/</text:span><text:span text:style-name="T405">picture</text:span><text:span text:style-name="T399">&gt;</text:span></text:p>
      <text:p text:style-name="P147"/>
      <text:p text:style-name="P148">Note que a tag possui três atributos:</text:p>
      <text:p text:style-name="P148">‣ <text:span text:style-name="T438">type</text:span> vai indicar o <text:span text:style-name="T348">media type</text:span> da imagem que usamos</text:p>
      <text:p text:style-name="P148">‣ <text:span text:style-name="T438">srcset</text:span> vai configurar o <text:span text:style-name="T359">caminho</text:span><text:span text:style-name="T348"> d</text:span><text:span text:style-name="T357">o arquivo</text:span> que será carregad<text:span text:style-name="T462">o</text:span> quando o tamanho <text:span text:style-name="T508">máximo </text:span>indicado for atingido</text:p>
      <text:p text:style-name="P148">‣ <text:span text:style-name="T438">media</text:span> indica o <text:span text:style-name="T348">tamanho</text:span> máximo <text:span text:style-name="T462">ou mínimo </text:span>a ser considerado para carregar a imagem indicada no atributo <text:span text:style-name="T495">srcset</text:span>. </text:p>
      <text:p text:style-name="P148"/>
      <text:p text:style-name="P148"><text:tab/>ATENÇÃO! Você pode até colocar o valor exato de 1000px na propriedade max-width, mas vai perceber que um valor ligeiramente acima vai gerar resultados mais interessantes. <text:span text:style-name="T443">(porque uma folga de 50px faz com que não apareça a chata barra de rolagem).</text:span></text:p>
      <text:p text:style-name="P148"><text:tab/>É <text:span text:style-name="T349">importante</text:span> que exist<text:span text:style-name="T442">a</text:span> uma ordem entre os <text:span text:style-name="T442">&lt;source&gt;</text:span> e <text:span text:style-name="T442">que </text:span>os itens mais acima sejam os menores tamanhos para max-width e os seguintes sejam maiores, de <text:span text:style-name="T348">forma crescente</text:span>. O <text:span text:style-name="T348">último item</text:span> deve ser a <text:span text:style-name="T348">imagem padrão</text:span>.</text:p>
      <text:p text:style-name="P149"><text:tab/>Moral da história: Adapte o tamanho de suas imagens ao tamanho da tela de seus usuários! (princípio da UX)</text:p>
      <text:p text:style-name="P149"/>
      <text:p text:style-name="P149"/>
      <text:p text:style-name="P149"/>
      <text:p text:style-name="P149"/>
      <text:p text:style-name="P149"/>
      <text:p text:style-name="P154"><text:soft-page-break/><text:span text:style-name="T449"><text:tab/>O</text:span>s navegadores aceitam 3 tipos de formatos de áudio: <text:span text:style-name="T258">MP3</text:span>, <text:span text:style-name="T258">WAV</text:span> e <text:span text:style-name="T258">OGG</text:span>. <text:span text:style-name="T449">Sendo o WAV o mais pesado e o OGG o mais leve, com licença Open Source.</text:span></text:p>
      <text:p text:style-name="P149"/>
      <text:p text:style-name="P150"><text:tab/>Dentro da tag <text:span text:style-name="T334">&lt;audio&gt;</text:span>, adicion<text:span text:style-name="T462">e</text:span> vários <text:span text:style-name="T334">&lt;source&gt;</text:span><text:span text:style-name="T444"> </text:span>com formatos diferentes do mesmo áudio. Coloque na parte de cima o seu formato favorito. Os demais só serão carregados caso o de cima falhe. <text:span text:style-name="T462">E se</text:span> todos falh<text:span text:style-name="T462">arem</text:span>, cri<text:span text:style-name="T462">e</text:span> um parágrafo que permit<text:span text:style-name="T462">a</text:span> o download do arquivo MP3 para ouvir no player padrão do dispositivo:</text:p>
      <text:p text:style-name="P150"/>
      <text:p text:style-name="P179"><text:span text:style-name="T397">&lt;</text:span><text:span text:style-name="T403">h3</text:span><text:span text:style-name="T397">&gt;</text:span><text:span text:style-name="T468">1ª maneira</text:span>, <text:span text:style-name="T449">mais simples</text:span>:</text:p>
      <text:p text:style-name="P70"><text:span text:style-name="T399">&lt;</text:span><text:span text:style-name="T405">audio</text:span><text:span text:style-name="T445"> </text:span><text:span text:style-name="T411">src</text:span><text:span text:style-name="T445">=</text:span><text:span text:style-name="T419">"midias/happy-mistake.mp3" </text:span><text:span text:style-name="T411">autoplay</text:span><text:span text:style-name="T445"> </text:span><text:span text:style-name="T411">loop</text:span><text:span text:style-name="T445"> </text:span><text:span text:style-name="T411">controls</text:span><text:span text:style-name="T399">&gt;&lt;/</text:span><text:span text:style-name="T405">audio</text:span><text:span text:style-name="T399">&gt;</text:span></text:p>
      <text:p text:style-name="P74"/>
      <text:p text:style-name="P71"><text:span text:style-name="T399">&lt;</text:span><text:span text:style-name="T405">h3</text:span><text:span text:style-name="T399">&gt;</text:span><text:span text:style-name="T469">2ª maneira</text:span><text:span text:style-name="T445">, </text:span><text:span text:style-name="T446">com redundância de várias tags &lt;source&gt; caso o navegador não consiga reproduzir algum formato:</text:span></text:p>
      <text:p text:style-name="P69"><text:span text:style-name="T399">&lt;</text:span><text:span text:style-name="T405">audio</text:span><text:span text:style-name="T445"> </text:span><text:span text:style-name="T411">controls</text:span><text:span text:style-name="T399">&gt;</text:span></text:p>
      <text:p text:style-name="P69"><text:span text:style-name="T399">&lt;</text:span><text:span text:style-name="T405">source</text:span><text:span text:style-name="T445"> </text:span><text:span text:style-name="T411">src</text:span><text:span text:style-name="T445">=</text:span><text:span text:style-name="T419">"midias/Trimmed &amp; Taught - Dan Lebowitz.mp3"</text:span><text:span text:style-name="T445"> </text:span><text:span text:style-name="T411">type</text:span><text:span text:style-name="T445">=</text:span><text:span text:style-name="T419">"audio/mpeg"</text:span><text:span text:style-name="T399">&gt;</text:span></text:p>
      <text:p text:style-name="P69"><text:span text:style-name="T399">&lt;</text:span><text:span text:style-name="T405">source</text:span><text:span text:style-name="T445"> </text:span><text:span text:style-name="T411">src</text:span><text:span text:style-name="T445">=</text:span><text:span text:style-name="T419">"midias/Trimmed &amp; Taught - Dan Lebowitz.wav"</text:span><text:span text:style-name="T445"> </text:span><text:span text:style-name="T411">type</text:span><text:span text:style-name="T445">=</text:span><text:span text:style-name="T419">"audio/wav"</text:span><text:span text:style-name="T399">&gt;</text:span></text:p>
      <text:p text:style-name="P69"><text:span text:style-name="T399">&lt;</text:span><text:span text:style-name="T405">source</text:span><text:span text:style-name="T445"> </text:span><text:span text:style-name="T411">src</text:span><text:span text:style-name="T445">=</text:span><text:span text:style-name="T419">"midias/Trimmed &amp; Taught - Dan Lebowitz.ogg"</text:span><text:span text:style-name="T445"> </text:span><text:span text:style-name="T411">type</text:span><text:span text:style-name="T445">=</text:span><text:span text:style-name="T419">"audio/ogg"</text:span><text:span text:style-name="T399">&gt;</text:span></text:p>
      <text:p text:style-name="P72"> <text:span text:style-name="T399">&lt;</text:span><text:span text:style-name="T405">p</text:span><text:span text:style-name="T399">&gt;</text:span><text:span text:style-name="T445">Infelizmente o seu navegador não consegue reproduzir formatos de áudio.</text:span></text:p>
      <text:p text:style-name="P72"><text:span text:style-name="T445">Clique </text:span><text:span text:style-name="T399">&lt;</text:span><text:span text:style-name="T405">a</text:span><text:span text:style-name="T445"> </text:span><text:span text:style-name="T411">href</text:span><text:span text:style-name="T445">=</text:span><text:span text:style-name="T419">"midias/Trimmed &amp; Taught - Dan Lebowitz.mp3"</text:span><text:span text:style-name="T445"> </text:span></text:p>
      <text:p text:style-name="P72"><text:span text:style-name="T411">downloa</text:span><text:span text:style-name="T412">d</text:span><text:span text:style-name="T445">=</text:span><text:span text:style-name="T419">"Trimmed &amp; Taught - Dan Lebowitz.mp3"</text:span><text:span text:style-name="T445"> </text:span></text:p>
      <text:p text:style-name="P72"><text:span text:style-name="T411">target</text:span><text:span text:style-name="T445">=</text:span><text:span text:style-name="T419">"_blank"</text:span><text:span text:style-name="T445"> </text:span><text:span text:style-name="T411">type</text:span><text:span text:style-name="T445">=</text:span><text:span text:style-name="T419">"audio/mpeg"</text:span><text:span text:style-name="T399">&gt;</text:span><text:span text:style-name="T445">aqui</text:span><text:span text:style-name="T399">&lt;/</text:span><text:span text:style-name="T405">a</text:span><text:span text:style-name="T399">&gt;</text:span><text:span text:style-name="T445"> para fazer o download do MP3</text:span><text:span text:style-name="T399">&lt;/</text:span><text:span text:style-name="T405">p</text:span><text:span text:style-name="T399">&gt;</text:span></text:p>
      <text:p text:style-name="P69"><text:span text:style-name="T399">&lt;/</text:span><text:span text:style-name="T405">audio</text:span><text:span text:style-name="T399">&gt; &lt;/</text:span><text:span text:style-name="T405">h3</text:span><text:span text:style-name="T399">&gt;</text:span></text:p>
      <text:p text:style-name="P150"><text:s/></text:p>
      <text:p text:style-name="P153"/>
      <text:p text:style-name="P154"><text:span text:style-name="T449">O</text:span>s principais atributos da tag <text:span text:style-name="T335">&lt;audio&gt;</text:span><text:span text:style-name="T449"> são</text:span>:</text:p>
      <text:list xml:id="list2363585290" text:style-name="L6">
        <text:list-header>
          <text:p text:style-name="P235"/>
        </text:list-header>
        <text:list-item>
          <text:p text:style-name="P236"><text:span text:style-name="T209">controls</text:span><text:span text:style-name="T81">: vai apresentar o player na tela. Caso não seja colocado na tag, o controle será transparente e o usuário não poderá interagir com ele.</text:span></text:p>
        </text:list-item>
        <text:list-item>
          <text:p text:style-name="P236"><text:span text:style-name="T210">a</text:span><text:span text:style-name="T209">utoplay</text:span><text:span text:style-name="T81">: vai iniciar a reprodução do áudio assim que a página for carregada. </text:span></text:p>
        </text:list-item>
        <text:list-item>
          <text:p text:style-name="P236"><text:span text:style-name="T210">l</text:span><text:span text:style-name="T209">oop</text:span><text:span text:style-name="T81">: vai fazer com que o áudio seja repetido eternamente assim que terminar a sua reprodução.</text:span></text:p>
        </text:list-item>
        <text:list-item>
          <text:p text:style-name="P236"><text:span text:style-name="T209">preload</text:span><text:span text:style-name="T81">: indica se o áudio será pré-carregado ou não e aceita três valores:</text:span></text:p>
        </text:list-item>
      </text:list>
      <text:list xml:id="list526104508" text:style-name="L7">
        <text:list-item>
          <text:list>
            <text:list-item>
              <text:p text:style-name="P237"><text:span text:style-name="T243">metadata</text:span><text:span text:style-name="T234">:</text:span><text:span text:style-name="T81"> vai carregar apenas as informações sobre o arquivo (tamanho, tempo, informações de direitos, etc)</text:span></text:p>
            </text:list-item>
            <text:list-item>
              <text:p text:style-name="P237"><text:span text:style-name="T243">none</text:span><text:span text:style-name="T234">:</text:span><text:span text:style-name="T81"> não vai carregar absolutamente nada até que o usuário clique no botão play ou um script inicie a reprodução</text:span></text:p>
            </text:list-item>
            <text:list-item>
              <text:p text:style-name="P237"><text:span text:style-name="T243">auto</text:span><text:span text:style-name="T234">:</text:span><text:span text:style-name="T81"> (padrão) vai carregar o arquivo de áudio inteiro assim que a página for carregada, mesmo que o usuário nunca aperte o play</text:span></text:p>
            </text:list-item>
          </text:list>
        </text:list-item>
      </text:list>
      <text:p text:style-name="P155"/>
      <text:p text:style-name="P202"><text:soft-page-break/><text:span text:style-name="T81">D</text:span><text:span text:style-name="T80">icas:</text:span></text:p>
      <text:p text:style-name="P192"><text:span text:style-name="T81"><text:tab/>U</text:span><text:span text:style-name="T82">m bom </text:span><text:span text:style-name="T83">lugar</text:span><text:span text:style-name="T82"> para baixar </text:span><text:span text:style-name="T108">áudio</text:span><text:span text:style-name="T109">s sem direitos autorais</text:span><text:span text:style-name="T82"> é </text:span><text:span text:style-name="T83">n</text:span><text:span text:style-name="T82">a </text:span><text:span text:style-name="T102">biblioteca de áudio</text:span><text:span text:style-name="T82"> do </text:span><text:a xlink:type="simple" xlink:href="https://studio.youtube.com/channel/UCGws3f7eBAgkZmpy8Dzi_LA/music" text:style-name="Internet_20_link" text:visited-style-name="Visited_20_Internet_20_Link"><text:span text:style-name="T505">Youtube Studio</text:span></text:a><text:span text:style-name="T82">.</text:span></text:p>
      <text:p text:style-name="P201"><text:span text:style-name="T81"><text:tab/>U</text:span><text:span text:style-name="T80">m bom site para baixar vídeo</text:span><text:span text:style-name="T83">s </text:span><text:span text:style-name="T109">sem direitos autorais</text:span><text:span text:style-name="T80"> é o </text:span><text:a xlink:type="simple" xlink:href="https://www.pexels.com/pt-br/videos/" text:style-name="Internet_20_link" text:visited-style-name="Visited_20_Internet_20_Link"><text:span text:style-name="T505">Pexels</text:span></text:a><text:span text:style-name="T80">.</text:span></text:p>
      <text:p text:style-name="P202"><text:span text:style-name="T80"><text:tab/>Um bom programa, Open Source, para </text:span><text:span text:style-name="T106">edição de imagens</text:span><text:span text:style-name="T80"> é o </text:span><text:span text:style-name="T101">GIMP</text:span><text:span text:style-name="T80">. </text:span></text:p>
      <text:p text:style-name="P202"><text:span text:style-name="T80"><text:tab/>Um bom programa, Open Source, para </text:span><text:span text:style-name="T106">converter</text:span><text:span text:style-name="T80"> e diminuir o tamanho de vídeos é o </text:span><text:span text:style-name="T101">HandBrake</text:span><text:span text:style-name="T80">.</text:span></text:p>
      <text:p text:style-name="P159"/>
      <text:p text:style-name="P204"><text:span text:style-name="T80"><text:tab/>O padrão de vídeos para a web mais popular </text:span><text:span text:style-name="T86">e, portanto, mais recomendado</text:span><text:span text:style-name="T80"> é o padrão </text:span><text:span text:style-name="T101">MPEG</text:span><text:span text:style-name="T80">: mp4 ou </text:span><text:span text:style-name="T106">m4v</text:span></text:p>
      <text:p text:style-name="P203"><text:span text:style-name="T80"><text:tab/>O formato </text:span><text:span text:style-name="T101">W</text:span><text:span text:style-name="T103">E</text:span><text:span text:style-name="T101">BM</text:span><text:span text:style-name="T80"> é bem leve e também possui compatibilidade com a maioria dos navegadores porém sua qualidade é sofrível.</text:span></text:p>
      <text:p text:style-name="P205"><text:span text:style-name="T80"><text:tab/>O formato </text:span><text:span text:style-name="T101">OGV</text:span><text:span text:style-name="T80"> é o mais leve </text:span><text:span text:style-name="T98">mas</text:span><text:span text:style-name="T80"> é compatível </text:span><text:span text:style-name="T98">somente</text:span><text:span text:style-name="T80"> com o Google Chrome, </text:span><text:span text:style-name="T84">não sendo compatível com o Safari(Iphone)</text:span></text:p>
      <text:p text:style-name="P156"/>
      <text:p text:style-name="P206"><text:span text:style-name="T84"><text:tab/>A</text:span><text:span text:style-name="T80">ssim como na inserção de áudio, a inserção de vídeo é semelhante, através da tag </text:span><text:span text:style-name="T190">&lt;video&gt;</text:span><text:span text:style-name="T80">, contendo a tag &lt;source&gt;</text:span></text:p>
      <text:p text:style-name="P156"/>
      <text:p text:style-name="P210"><text:span text:style-name="T237">&lt;p&gt;</text:span><text:span text:style-name="T244">Forma simples:</text:span><text:span text:style-name="T237">&lt;/p&gt;</text:span></text:p>
      <text:p text:style-name="P68">        <text:span text:style-name="T399">&lt;</text:span><text:span text:style-name="T405">video</text:span><text:span text:style-name="T445"> </text:span><text:span text:style-name="T411">src</text:span><text:span text:style-name="T445">=</text:span><text:span text:style-name="T419">"midias/Beach Waves And Sunset.mp4"</text:span><text:span text:style-name="T445"> </text:span><text:span text:style-name="T411">width</text:span><text:span text:style-name="T445">=</text:span><text:span text:style-name="T419">"500"</text:span><text:span text:style-name="T445"> </text:span><text:span text:style-name="T411">controls</text:span><text:span text:style-name="T445"> </text:span></text:p>
      <text:p text:style-name="P68"><text:span text:style-name="T411">autoplay</text:span><text:span text:style-name="T445"> </text:span><text:span text:style-name="T413">loop</text:span><text:span text:style-name="T447"> </text:span><text:span text:style-name="T411">poster</text:span><text:span text:style-name="T445">=</text:span><text:span text:style-name="T419">"imagens/tumblr por do sol.jpg"</text:span><text:span text:style-name="T399">&gt;&lt;/</text:span><text:span text:style-name="T405">video</text:span><text:span text:style-name="T399">&gt;</text:span></text:p>
      <text:p text:style-name="P73"/>
      <text:p text:style-name="P66"><text:span text:style-name="T397">&lt;</text:span><text:span text:style-name="T403">p</text:span><text:span text:style-name="T397">&gt;</text:span><text:span text:style-name="T468">Forma com a redundância de várias tags</text:span> <text:span text:style-name="T403">&amp;lt;</text:span>source<text:span text:style-name="T403">&amp;gt;</text:span>:<text:span text:style-name="T397">&lt;/</text:span><text:span text:style-name="T403">p</text:span><text:span text:style-name="T397">&gt;</text:span></text:p>
      <text:p text:style-name="P67">        <text:span text:style-name="T399">&lt;</text:span><text:span text:style-name="T405">video</text:span><text:span text:style-name="T445"> </text:span><text:span text:style-name="T411">controls</text:span><text:span text:style-name="T445"> </text:span><text:span text:style-name="T411">width</text:span><text:span text:style-name="T445">=</text:span><text:span text:style-name="T419">"600"</text:span><text:span text:style-name="T399">&gt;</text:span></text:p>
      <text:p text:style-name="P67">            <text:span text:style-name="T448">&lt;!--ordene por tamanho do arquivo!--&gt;</text:span></text:p>
      <text:p text:style-name="P67">            <text:span text:style-name="T399">&lt;</text:span><text:span text:style-name="T405">source</text:span><text:span text:style-name="T445"> </text:span><text:span text:style-name="T411">src</text:span><text:span text:style-name="T445">=</text:span><text:span text:style-name="T419">"midias/Beach Waves And Sunset.mp4"</text:span><text:span text:style-name="T445"> </text:span><text:span text:style-name="T411">type</text:span><text:span text:style-name="T445">=</text:span><text:span text:style-name="T419">"video/mp4"</text:span><text:span text:style-name="T399">&gt;</text:span></text:p>
      <text:p text:style-name="P67">            <text:span text:style-name="T399">&lt;</text:span><text:span text:style-name="T405">source</text:span><text:span text:style-name="T445"> </text:span><text:span text:style-name="T411">src</text:span><text:span text:style-name="T445">=</text:span><text:span text:style-name="T419">"midias/Beach Waves And Sunset.ogv"</text:span><text:span text:style-name="T445"> </text:span><text:span text:style-name="T411">type</text:span><text:span text:style-name="T445">=</text:span><text:span text:style-name="T419">"video/ogg"</text:span><text:span text:style-name="T399">&gt;</text:span><text:span text:style-name="T445"> </text:span><text:span text:style-name="T448">&lt;!--mediatype OGG!--&gt;</text:span></text:p>
      <text:p text:style-name="P67">            <text:span text:style-name="T399">&lt;</text:span><text:span text:style-name="T405">source</text:span><text:span text:style-name="T445"> </text:span><text:span text:style-name="T411">src</text:span><text:span text:style-name="T445">=</text:span><text:span text:style-name="T419">"midias/Beach Waves And Sunset.webm"</text:span><text:span text:style-name="T445"> </text:span><text:span text:style-name="T411">type</text:span><text:span text:style-name="T445">=</text:span><text:span text:style-name="T419">"video/webm"</text:span><text:span text:style-name="T399">&gt;</text:span></text:p>
      <text:p text:style-name="P67">            <text:span text:style-name="T399">&lt;</text:span><text:span text:style-name="T405">p</text:span><text:span text:style-name="T399">&gt;</text:span><text:span text:style-name="T445">Seu navegador não tem compatibilidade com reprodução de videos</text:span><text:span text:style-name="T399">&lt;/</text:span><text:span text:style-name="T405">p</text:span><text:span text:style-name="T399">&gt;</text:span><text:span text:style-name="T445">   </text:span><text:span text:style-name="T448">&lt;!--só aparece esse parágrafo se o navegador não conseguir executar nenhum dos formatos acima--&gt;</text:span></text:p>
      <text:p text:style-name="P67">        <text:span text:style-name="T399">&lt;/</text:span><text:span text:style-name="T405">video</text:span><text:span text:style-name="T399">&gt;</text:span></text:p>
      <text:p text:style-name="P73"/>
      <text:p text:style-name="P157"><text:span text:style-name="T450"><text:tab/>A</text:span>lguns atributos importantes:</text:p>
      <text:list xml:id="list555191996" text:style-name="L8">
        <text:list-item>
          <text:p text:style-name="P246"><text:span text:style-name="T211">width</text:span><text:span text:style-name="T199">:</text:span><text:span text:style-name="T84"> vai indicar a largura que o vídeo vai ter na tela. </text:span><text:span text:style-name="T85">E</text:span><text:span text:style-name="T84">xemplo: 600</text:span><text:span text:style-name="T105">px</text:span><text:span text:style-name="T84">.</text:span></text:p>
        </text:list-item>
        <text:list-item>
          <text:p text:style-name="P246"><text:span text:style-name="T212">p</text:span><text:span text:style-name="T211">oster</text:span><text:span text:style-name="T84">: </text:span><text:span text:style-name="T85">é a tumblr, </text:span><text:span text:style-name="T84">configura </text:span><text:span text:style-name="T98">a</text:span><text:span text:style-name="T84"> imagem que vai aparecer como capa enquanto o visitante não reproduzir o vídeo</text:span></text:p>
        </text:list-item>
        <text:list-item>
          <text:p text:style-name="P246"><text:span text:style-name="T211">controls</text:span><text:span text:style-name="T84">: </text:span><text:span text:style-name="T98">mostra</text:span><text:span text:style-name="T85"> </text:span><text:span text:style-name="T84">os controles do vídeo</text:span></text:p>
        </text:list-item>
        <text:list-item>
          <text:p text:style-name="P246"><text:span text:style-name="T211">autoplay</text:span><text:span text:style-name="T84">: </text:span><text:span text:style-name="T85">reproduz </text:span><text:span text:style-name="T84">automaticamente, assim que a página for carregada. </text:span></text:p>
        </text:list-item>
      </text:list>
      <text:p text:style-name="P156"><text:soft-page-break/></text:p>
      <text:p text:style-name="P158"><text:tab/>É possível <text:span text:style-name="T451">inserir</text:span> vídeos de outros servidores (como Youtube, Vimeo) para dentro do seu site. <text:span text:style-name="T451">A</text:span> vantagem é que os vídeos não consumirão sua banda de internet. <text:span text:style-name="T451">Para isso, bastar escolher a opção incorporar, dentro do botão compartilhar, e copiar o código HTML personalizado para dentro de seu site.</text:span></text:p>
      <text:p text:style-name="P158"/>
      <text:p text:style-name="P165"><text:span text:style-name="T344"><text:tab/>&lt;</text:span><text:span text:style-name="T345">Iframe</text:span><text:span text:style-name="T336"> <text:s/></text:span><text:span text:style-name="T435">src="</text:span><text:span text:style-name="T396">https://www.com.br</text:span><text:span text:style-name="T435">"</text:span><text:span text:style-name="T344">&gt;</text:span><text:span text:style-name="T386"> é uma tag que permite incluir um elemento HTML </text:span><text:span text:style-name="T388">aninhado</text:span><text:span text:style-name="T386"> dentro de outro objeto HTML principal. Com esse recurso é possível carregar somente um documento específico de outro site ou até mesmo o site inteiro. </text:span><text:span text:style-name="T387">Essa tag é muito utilizada na incorporação de vídeos.</text:span></text:p>
      <text:p text:style-name="P160"/>
      <text:p text:style-name="P160"/>
      <text:p text:style-name="P160"/>
      <text:p text:style-name="P160"/>
      <text:p text:style-name="P160"/>
      <text:p text:style-name="P186">Aula 12 – introdução às CSS</text:p>
      <text:p text:style-name="P162"/>
      <text:p text:style-name="P160"/>
      <text:p text:style-name="P163"><text:tab/>Existem 3 formas de aplicar CSS nas <text:span text:style-name="T455">HTMLs</text:span>: Inline, Local ou Externo.</text:p>
      <text:p text:style-name="P163"/>
      <text:p text:style-name="P193"><text:span text:style-name="T87"><text:tab/>A forma </text:span><text:span text:style-name="T115">Inline</text:span><text:span text:style-name="T87"> é a </text:span><text:span text:style-name="T93">mais simples</text:span><text:span text:style-name="T87">, devendo ser aplicada somente para </text:span><text:span text:style-name="T110">pequenas </text:span><text:span text:style-name="T111">configurações</text:span><text:span text:style-name="T110"> </text:span><text:span text:style-name="T112">pontuais</text:span><text:span text:style-name="T88">, </text:span><text:span text:style-name="T93">caso contrário,</text:span><text:span text:style-name="T89"> o </text:span><text:span text:style-name="T93">código</text:span><text:span text:style-name="T89"> fica</text:span><text:span text:style-name="T93">rá </text:span><text:span text:style-name="T89">poluído </text:span><text:span text:style-name="T97">e confuso</text:span><text:span text:style-name="T88">. Ess</text:span><text:span text:style-name="T91">a </text:span><text:span text:style-name="T93">forma de CSS é inserida como parâmetro</text:span><text:span text:style-name="T94">s</text:span><text:span text:style-name="T93"> dentro das tags, na área do &lt;body&gt; e</text:span><text:span text:style-name="T88"> prevalece</text:span><text:span text:style-name="T93">m</text:span><text:span text:style-name="T88"> sobre </text:span><text:span text:style-name="T92">quaisquer outras </text:span><text:span text:style-name="T88">configurações gerais </text:span><text:span text:style-name="T93">de estilos </text:span><text:span text:style-name="T88">(</text:span><text:span text:style-name="T92">seja</text:span><text:span text:style-name="T93">m elas</text:span><text:span text:style-name="T92"> na &lt;head&gt; ou &lt;link&gt;</text:span><text:span text:style-name="T88">). </text:span><text:span text:style-name="T93">Para isso, adicione o parâmetro </text:span><text:span text:style-name="T200">style</text:span><text:span text:style-name="T99"> </text:span><text:span text:style-name="T100">e digite as declarações como no exemplo a seguir:</text:span></text:p>
      <text:p text:style-name="P200"><text:span text:style-name="T400">&lt;</text:span><text:span text:style-name="T406">h1</text:span><text:span text:style-name="T456"> </text:span><text:span text:style-name="T414">style</text:span><text:span text:style-name="T456">=</text:span><text:span text:style-name="T420">"color:mediumblue; font-size: 1.5em</text:span><text:span text:style-name="T400">&gt; </text:span><text:span text:style-name="T456">Capítulo 1</text:span><text:span text:style-name="T400">&lt;/</text:span><text:span text:style-name="T406">h1</text:span><text:span text:style-name="T400">&gt;</text:span></text:p>
      <text:p text:style-name="P211"/>
      <text:p text:style-name="P161"><text:span text:style-name="T454">P</text:span>ara as configurações <text:span text:style-name="T354">L</text:span><text:span text:style-name="T351">ocais</text:span> de um documento, <text:span text:style-name="T454">p</text:span>odemos <text:span text:style-name="T453">aplicar o estilo </text:span>adiciona<text:span text:style-name="T453">ndo </text:span>uma tag <text:span text:style-name="T337">&lt;style&gt;</text:span>,<text:span text:style-name="T452"> dentro da área &lt;head&gt;, e então estilizar cada conjunto de tags, como no exemplo abaixo:</text:span></text:p>
      <text:p text:style-name="P161"/>
      <text:p text:style-name="P181"><text:span text:style-name="T397">&lt;</text:span><text:span text:style-name="T403">style</text:span><text:span text:style-name="T397">&gt;</text:span></text:p>
      <text:p text:style-name="P67">        <text:span text:style-name="T460">body</text:span><text:span text:style-name="T445"> {</text:span></text:p>
      <text:p text:style-name="P67">            <text:span text:style-name="T411">background-color</text:span><text:span text:style-name="T445">: </text:span><text:span text:style-name="T419">lightsteelblue</text:span><text:span text:style-name="T445">;</text:span></text:p>
      <text:p text:style-name="P67">            <text:span text:style-name="T411">font-family</text:span><text:span text:style-name="T445">: </text:span><text:span text:style-name="T419">Arial</text:span><text:span text:style-name="T445">, </text:span><text:span text:style-name="T419">Helvetica</text:span><text:span text:style-name="T445">, </text:span><text:span text:style-name="T419">sans-serif</text:span><text:span text:style-name="T445">;</text:span></text:p>
      <text:p text:style-name="P67">            <text:span text:style-name="T411">font-size</text:span><text:span text:style-name="T445">: </text:span><text:span text:style-name="T461">20px</text:span><text:span text:style-name="T445">;</text:span></text:p>
      <text:p text:style-name="P67">        <text:span text:style-name="T445">}</text:span></text:p>
      <text:p text:style-name="P67">        <text:span text:style-name="T460">h1</text:span><text:span text:style-name="T445"> {</text:span></text:p>
      <text:p text:style-name="P67">            <text:span text:style-name="T411">color</text:span><text:span text:style-name="T445">: </text:span><text:span text:style-name="T419">darkblue</text:span><text:span text:style-name="T445">;</text:span></text:p>
      <text:p text:style-name="P67"><text:soft-page-break/>            <text:span text:style-name="T411">background-color</text:span><text:span text:style-name="T445">: </text:span><text:span text:style-name="T419">lightblue</text:span><text:span text:style-name="T445">;</text:span></text:p>
      <text:p text:style-name="P67">        <text:span text:style-name="T445">}</text:span></text:p>
      <text:p text:style-name="P67">        <text:span text:style-name="T460">h2</text:span><text:span text:style-name="T445"> {</text:span></text:p>
      <text:p text:style-name="P67">            <text:span text:style-name="T411">color</text:span><text:span text:style-name="T445">: </text:span><text:span text:style-name="T419">darkred</text:span><text:span text:style-name="T445">;</text:span></text:p>
      <text:p text:style-name="P67">        <text:span text:style-name="T445">}</text:span></text:p>
      <text:p text:style-name="P67">        <text:span text:style-name="T460">p</text:span><text:span text:style-name="T445"> {</text:span></text:p>
      <text:p text:style-name="P67">            <text:span text:style-name="T411">text-align</text:span><text:span text:style-name="T445">: </text:span><text:span text:style-name="T419">justify</text:span><text:span text:style-name="T445">;</text:span></text:p>
      <text:p text:style-name="P67">        <text:span text:style-name="T445">}</text:span></text:p>
      <text:p text:style-name="P67">    <text:span text:style-name="T399">&lt;/</text:span><text:span text:style-name="T405">style</text:span><text:span text:style-name="T399">&gt;</text:span></text:p>
      <text:p text:style-name="P161"/>
      <text:p text:style-name="P161"/>
      <text:p text:style-name="P194"><text:span text:style-name="T94"><text:tab/>M</text:span><text:span text:style-name="T90">anter as </text:span><text:span text:style-name="T94">CSS</text:span><text:span text:style-name="T90"> fora do código HTML, além de uma maior organização, faz com que tudo seja reaproveitado de maneira mais eficiente nas outras páginas do site. Para isso, utilizamos a tag </text:span><text:span text:style-name="T191">&lt;link&gt;</text:span><text:span text:style-name="T89"> </text:span><text:span text:style-name="T90">especialmente configurada para trabalhar com arquivos </text:span><text:span text:style-name="T116">externos</text:span><text:span text:style-name="T90"> de estilo. Essa tag deve ser colocada dentro da área </text:span><text:span text:style-name="T89">&lt;head&gt; </text:span><text:span text:style-name="T90">do documento HTML. Opte </text:span><text:span text:style-name="T95">por</text:span><text:span text:style-name="T90"> </text:span><text:span text:style-name="T95">essa</text:span><text:span text:style-name="T90"> técnica </text:span><text:span text:style-name="T95">(</text:span><text:span text:style-name="T90">CSS external style</text:span><text:span text:style-name="T95">)</text:span><text:span text:style-name="T90"> sempre que seu estilo for usado em várias páginas dentro do </text:span><text:span text:style-name="T98">mesmo </text:span><text:span text:style-name="T90">site </text:span><text:span text:style-name="T95">porque, ao usar </text:span><text:span text:style-name="T98">ess</text:span><text:span text:style-name="T95">a tag &lt;link&gt;,</text:span><text:span text:style-name="T90"> você pode compartilhar </text:span><text:span text:style-name="T95">um</text:span><text:span text:style-name="T90"> mesmo estilo entre </text:span><text:span text:style-name="T95">as páginas</text:span><text:span text:style-name="T90">, </text:span><text:span text:style-name="T98">reaproveitando código e </text:span><text:span text:style-name="T90">não </text:span><text:span text:style-name="T95">precisando</text:span><text:span text:style-name="T90"> </text:span><text:span text:style-name="T95">alterar</text:span><text:span text:style-name="T90"> vários arquivos quando o seu cliente solicitar uma pequena mudança no tom de uma determinada cor, por exemplo. </text:span><text:span text:style-name="T98">A</text:span><text:span text:style-name="T95">baixo, foi criado um arquivo com extensão </text:span><text:span text:style-name="T104">.css</text:span><text:span text:style-name="T95"> que </text:span><text:span text:style-name="T96">configura o estilo dos </text:span><text:span text:style-name="T107">seletores</text:span><text:span text:style-name="T95">.</text:span></text:p>
      <text:p text:style-name="P161"/>
      <text:p text:style-name="P207"><text:span text:style-name="T95">Nota:</text:span><text:span text:style-name="T238"> </text:span><text:span text:style-name="T247">/*</text:span><text:span text:style-name="T245">Assim são feitos os comentários em CSS</text:span><text:span text:style-name="T247">*/</text:span></text:p>
      <text:p text:style-name="P207"/>
      <text:p text:style-name="P208"><text:span text:style-name="T240">@charset </text:span><text:span text:style-name="T239">"UTF8"</text:span><text:span text:style-name="T241">;</text:span><text:span text:style-name="T242"> </text:span><text:span text:style-name="T246">/*evita incompatibilidade com acentos nas palavras*/</text:span></text:p>
      <text:p text:style-name="P65"><text:span text:style-name="T459">body</text:span> {</text:p>
      <text:p text:style-name="P67">    <text:span text:style-name="T411">background-color</text:span><text:span text:style-name="T445">: </text:span><text:span text:style-name="T419">lightgoldenrodyellow</text:span><text:span text:style-name="T445">;</text:span></text:p>
      <text:p text:style-name="P67">    <text:span text:style-name="T411">font-family</text:span><text:span text:style-name="T445">: </text:span><text:span text:style-name="T419">Arial</text:span><text:span text:style-name="T445">, </text:span><text:span text:style-name="T419">Helvetica</text:span><text:span text:style-name="T445">, </text:span><text:span text:style-name="T419">sans-serif</text:span><text:span text:style-name="T445">;</text:span></text:p>
      <text:p text:style-name="P67">    <text:span text:style-name="T411">font-size</text:span><text:span text:style-name="T445">: </text:span><text:span text:style-name="T461">20px</text:span><text:span text:style-name="T445">;</text:span></text:p>
      <text:p text:style-name="P65">}</text:p>
      <text:p text:style-name="P65"><text:span text:style-name="T459">h1</text:span> {</text:p>
      <text:p text:style-name="P67">    <text:span text:style-name="T411">color</text:span><text:span text:style-name="T445">: </text:span><text:span text:style-name="T419">maroon</text:span><text:span text:style-name="T445">;</text:span></text:p>
      <text:p text:style-name="P67">    <text:span text:style-name="T411">background-color</text:span><text:span text:style-name="T445">: </text:span><text:span text:style-name="T419">goldenrod</text:span><text:span text:style-name="T445">;</text:span></text:p>
      <text:p text:style-name="P65">}</text:p>
      <text:p text:style-name="P65"><text:span text:style-name="T459">h2</text:span> {</text:p>
      <text:p text:style-name="P67">    <text:span text:style-name="T411">color</text:span><text:span text:style-name="T445">: </text:span><text:span text:style-name="T419">darkred</text:span><text:span text:style-name="T445">;</text:span></text:p>
      <text:p text:style-name="P65">}</text:p>
      <text:p text:style-name="P65"><text:span text:style-name="T459">p</text:span> {</text:p>
      <text:p text:style-name="P67">    <text:span text:style-name="T411">text-align</text:span><text:span text:style-name="T445">: </text:span><text:span text:style-name="T419">justify</text:span><text:span text:style-name="T445">;</text:span></text:p>
      <text:p text:style-name="P65">}</text:p>
      <text:p text:style-name="P185"><text:soft-page-break/></text:p>
      <text:p text:style-name="P164"><text:tab/>Após criar o documento CSS, conecte-o <text:span text:style-name="T462">à</text:span> &lt;head&gt; da página HTML através da tag:<text:tab/><text:span text:style-name="T401">&lt;</text:span><text:span text:style-name="T407">link</text:span><text:span text:style-name="T457"> </text:span><text:span text:style-name="T415">rel</text:span><text:span text:style-name="T457">=</text:span><text:span text:style-name="T421">"stylesheet"</text:span><text:span text:style-name="T457"> </text:span><text:span text:style-name="T415">href</text:span><text:span text:style-name="T457">=</text:span><text:span text:style-name="T421">"style.css"</text:span><text:span text:style-name="T401">&gt;</text:span></text:p>
      <text:p text:style-name="P103"/>
      <text:p text:style-name="P109"><text:tab/><text:span text:style-name="T269">A</text:span><text:span text:style-name="T265">talho</text:span><text:span text:style-name="T470"> para criar uma pasta dedicada aos estilos CSS: crie na&lt;head&gt; um</text:span><text:span text:style-name="T366"> </text:span><text:span text:style-name="T368">link:css</text:span><text:span text:style-name="T470">, como exemplo: </text:span><text:span text:style-name="T402">&lt;</text:span><text:span text:style-name="T408">link</text:span><text:span text:style-name="T458"> </text:span><text:span text:style-name="T416">rel</text:span><text:span text:style-name="T458">=</text:span><text:span text:style-name="T422">"stylesheet"</text:span><text:span text:style-name="T458"> </text:span><text:span text:style-name="T416">href</text:span><text:span text:style-name="T458">=</text:span><text:span text:style-name="T422">"</text:span><text:span text:style-name="T471">estilo/</text:span><text:span text:style-name="T422">style.css"</text:span><text:span text:style-name="T402">&gt;</text:span></text:p>
      <text:p text:style-name="P110">;<text:span text:style-name="T472">com o cursor em cima desse link, </text:span>aperte <text:span text:style-name="T509">CONTROL</text:span> + <text:span text:style-name="T510">ESPAÇO</text:span> e o VSCode vai acusar que não conseguiu encontrar a pasta, perguntando se deseja criá-la.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76">Aprendizado do curso antigo</text:p>
      <text:p text:style-name="P176"/>
      <text:p text:style-name="P177">HTML</text:p>
      <text:p text:style-name="P197"><text:span text:style-name="T192">&lt;/hgroup&gt;</text:span><text:span text:style-name="T118"> </text:span><text:span text:style-name="T119">essa tag </text:span><text:span text:style-name="T118">agrupa títulos semelhantes, </text:span><text:span text:style-name="T119">com a</text:span><text:span text:style-name="T118"> mesma semântica, por exemplo: *titulo "Game of thrones" + subtítulo "Ch</text:span><text:span text:style-name="T122">r</text:span><text:span text:style-name="T118">onicles of </text:span><text:span text:style-name="T122">f</text:span><text:span text:style-name="T118">ire and bood"</text:span></text:p>
      <text:p text:style-name="P112"/>
      <text:p text:style-name="P197"><text:span text:style-name="T235">Tags </text:span><text:span text:style-name="T236">estruturais</text:span><text:span text:style-name="T121">, para melhor visualização e otimização de SEO</text:span><text:span text:style-name="T120">:</text:span><text:span text:style-name="T118"><text:line-break/></text:span><text:span text:style-name="T192">&lt;/header&gt; </text:span><text:span text:style-name="T123">utilizad</text:span><text:span text:style-name="T125">a</text:span><text:span text:style-name="T123"> para representar cabeçalhos, sejam eles de um site, artigo ou seção.</text:span></text:p>
      <text:p text:style-name="P197"><text:span text:style-name="Strong_20_Emphasis"><text:span text:style-name="T193">&lt;/main&gt;</text:span></text:span><text:span text:style-name="Strong_20_Emphasis"><text:span text:style-name="T123"> </text:span></text:span><text:span text:style-name="T123"><text:s/>representa o conteúdo principal, relacionado diretamente com o tópico central da página</text:span></text:p>
      <text:p text:style-name="P198"><text:span text:style-name="T250">&lt;footer&gt;</text:span><text:span text:style-name="T123"> rodapé</text:span></text:p>
      <text:p text:style-name="P198"><text:span text:style-name="T250">&lt;section&gt;</text:span><text:span text:style-name="T123"> </text:span><text:span text:style-name="T126">identifica uma seção de conteúdo</text:span></text:p>
      <text:p text:style-name="P198"><text:span text:style-name="T250">&lt;article&gt; </text:span><text:span text:style-name="T126">define um artigo, utilizada para separar o conteúdo da página </text:span><text:span text:style-name="T123"><text:line-break/></text:span><text:span text:style-name="T250">&lt;aside&gt;</text:span><text:span text:style-name="T123"> </text:span><text:span text:style-name="T134">tag semântica para um </text:span><text:span text:style-name="T123">conteúdo lateral, próximo ao conteúdo principal. </text:span><text:span text:style-name="T134">Contém explicações, glossário, avisos, links relacionados, perfil do autor, etc.</text:span></text:p>
      <text:p text:style-name="P199"><text:span text:style-name="T250">&lt;nav</text:span><text:span text:style-name="T202"> </text:span><text:span text:style-name="T213">id</text:span><text:span text:style-name="T202">= "</text:span><text:span text:style-name="T174">menu</text:span><text:span text:style-name="T202">"</text:span><text:span text:style-name="T250">&gt; </text:span><text:span text:style-name="T123">define </text:span><text:span text:style-name="T129">uma área</text:span><text:span text:style-name="T123"> </text:span><text:span text:style-name="T134">com elementos </text:span><text:span text:style-name="T123">de navegação, muito utilizad</text:span><text:span text:style-name="T129">a</text:span><text:span text:style-name="T123"> em conjunto com listas e na criação de menus. </text:span><text:span text:style-name="T124">Em azul, o parâmetro </text:span><text:span text:style-name="T213">id</text:span><text:span text:style-name="T148"> </text:span><text:span text:style-name="T124">atribui o nome </text:span><text:span text:style-name="T175">menu</text:span><text:span text:style-name="T124"> à tag </text:span><text:span text:style-name="T151">nav</text:span><text:span text:style-name="T124"> a fim de identificá-la nas </text:span><text:span text:style-name="T148">CSS</text:span><text:span text:style-name="T124">.</text:span></text:p>
      <text:p text:style-name="P198"><text:span text:style-name="T250">&lt;div&gt;</text:span><text:span text:style-name="T127"> não possui um valor semântico </text:span><text:span text:style-name="T133">mas é</text:span><text:span text:style-name="T127"> muito utilizada para organizar melhor o conteúdo, defini</text:span><text:span text:style-name="T128">ndo</text:span><text:span text:style-name="T127"> </text:span><text:span text:style-name="T136">divisões lógicas</text:span><text:span text:style-name="T140">.</text:span><text:span text:style-name="T123"><text:line-break/>(Aprender os parâmetros dessas tags)</text:span></text:p>
      <text:p text:style-name="P197"><text:soft-page-break/><text:span text:style-name="T118"><text:line-break/></text:span><text:span text:style-name="T251">&lt;wbr&gt;</text:span><text:span text:style-name="T118"> word breaker: permite </text:span><text:span text:style-name="T119">dividir uma</text:span><text:span text:style-name="T118"> palavra ao reduzir a tela, assim </text:span><text:span text:style-name="T119">ela</text:span><text:span text:style-name="T118"> pode ser quebrada para a próxima linha (muito </text:span><text:span text:style-name="T119">útil</text:span><text:span text:style-name="T118"> para grandes endereços de sites)<text:line-break/></text:span><text:span text:style-name="T203">&amp;shy;</text:span><text:span text:style-name="T118"> soft hyphen: semelhante à tag </text:span><text:span text:style-name="T152">&lt;wbr&gt;</text:span><text:span text:style-name="T118"> porém adiciona um hífen </text:span><text:span text:style-name="T119">(</text:span><text:span text:style-name="T118">ideal para divisão silábica de palavras grandes</text:span><text:span text:style-name="T119">)</text:span><text:span text:style-name="T118"><text:line-break/></text:span><text:span text:style-name="T204">&amp;nbsp;</text:span><text:span text:style-name="T118"> non-break spaces: adiciona um </text:span><text:span text:style-name="T139">espaço em branco</text:span><text:span text:style-name="T118"> lateral (</text:span><text:span text:style-name="T119">já que simples espaços ou enters são desconsiderados</text:span><text:span text:style-name="T118">)<text:line-break/></text:span><text:span text:style-name="T251">&lt;/figcaption&gt;</text:span><text:span text:style-name="T118"> adiciona uma </text:span><text:span text:style-name="T139">legenda</text:span><text:span text:style-name="T118"> à imagem. </text:span><text:span text:style-name="T119">E</text:span><text:span text:style-name="T118">ssa tag costuma ficar dentro da tag que abriga imagens </text:span><text:span text:style-name="T153">&lt;img&gt;</text:span><text:span text:style-name="T118"> </text:span><text:span text:style-name="T119">ou</text:span><text:span text:style-name="T118"> </text:span><text:span text:style-name="T153">&lt;figure&gt;</text:span></text:p>
      <text:p text:style-name="P117"/>
      <text:p text:style-name="P117"/>
      <text:p text:style-name="P225"><text:span text:style-name="T324">C</text:span><text:span text:style-name="T323">riando </text:span><text:span text:style-name="T318">tabelas</text:span><text:span text:style-name="T323"> </text:span><text:span text:style-name="T324">HTML</text:span><text:span text:style-name="T323">:</text:span><text:span text:style-name="T377"><text:line-break/></text:span><text:span text:style-name="T478">&lt;table</text:span><text:span text:style-name="T377"> </text:span><text:span text:style-name="T482">id="tabela azul"</text:span><text:span text:style-name="T478">&gt;</text:span><text:span text:style-name="T377"> cria tabela, já com uma identificação para as CSS<text:line-break/></text:span><text:span text:style-name="T478">&lt;caption&gt;</text:span><text:span text:style-name="T377"> designa o título da tabela<text:line-break/></text:span><text:span text:style-name="T478">&lt;tr&gt;</text:span><text:span text:style-name="T377"> table </text:span><text:span text:style-name="T349">rows</text:span><text:span text:style-name="T377">, delimita as linhas<text:line-break/></text:span><text:span text:style-name="T478">&lt;td&gt;</text:span><text:span text:style-name="T377"> table </text:span><text:span text:style-name="T349">data</text:span><text:span text:style-name="T377">, delimita as células dentro de cada linha<text:line-break/>&lt;td</text:span><text:span text:style-name="T481"> </text:span><text:span text:style-name="T483">rowspan</text:span><text:span text:style-name="T481">="2"</text:span><text:span text:style-name="T377">&gt; </text:span><text:span text:style-name="T378">expansão</text:span><text:span text:style-name="T377"> em linha: </text:span><text:span text:style-name="T378">esse parâmetro é</text:span><text:span text:style-name="T377"> específico para a <text:line-break/>tag </text:span><text:span text:style-name="T498">&lt;td&gt;</text:span><text:span text:style-name="T377"> </text:span><text:span text:style-name="T378">e</text:span><text:span text:style-name="T377"> faz a célula ocupar mais de uma </text:span><text:span text:style-name="T349">linha</text:span><text:span text:style-name="T377">.<text:line-break/>&lt;td </text:span><text:span text:style-name="T483">colspan</text:span><text:span text:style-name="T481">="2"</text:span><text:span text:style-name="T377">&gt; </text:span><text:span text:style-name="T378">expansão</text:span><text:span text:style-name="T377"> em </text:span><text:span text:style-name="T378">coluna</text:span><text:span text:style-name="T377">: faz a célula ocupar mais de uma </text:span><text:span text:style-name="T350">coluna</text:span><text:span text:style-name="T377">.</text:span></text:p>
      <text:p text:style-name="P116"/>
      <text:p text:style-name="P116"/>
      <text:p text:style-name="P111"><text:span text:style-name="T325">Criando </text:span><text:span text:style-name="T319">formulários</text:span><text:span text:style-name="T325"> HTML</text:span><text:span text:style-name="T379"> </text:span><text:span text:style-name="T378">para </text:span><text:span text:style-name="T466">receber dados do usuário</text:span><text:span text:style-name="T467">:</text:span></text:p>
      <text:p text:style-name="P224"><text:span text:style-name="Strong_20_Emphasis"><text:span text:style-name="T252">&lt;/form&gt;</text:span></text:span><text:span text:style-name="Strong_20_Emphasis"><text:span text:style-name="T140"> </text:span></text:span><text:span text:style-name="T140">inicia um formulário, delimit</text:span><text:span text:style-name="T142">ando</text:span><text:span text:style-name="T140"> </text:span><text:span text:style-name="T142">sua</text:span><text:span text:style-name="T140"> área. Essa tag possui </text:span><text:span text:style-name="T142">2</text:span><text:span text:style-name="T140"> parâmetros importantes:</text:span></text:p>
      <text:list xml:id="list533677965" text:style-name="L9">
        <text:list-item>
          <text:p text:style-name="P238"><text:span text:style-name="T214">method = "</text:span><text:span text:style-name="T216">get</text:span><text:span text:style-name="T214">"</text:span><text:span text:style-name="T140">: mais veloz </text:span><text:span text:style-name="T143">porém</text:span><text:span text:style-name="T140"> menos seguro pois todos os dados de todos os objetos que estiverem no formulário vão ser colocados na URL assim que enviar esse formulário.</text:span></text:p>
        </text:list-item>
        <text:list-item>
          <text:p text:style-name="P238"><text:span text:style-name="T214">method = "</text:span><text:span text:style-name="T216">post</text:span><text:span text:style-name="T214">"</text:span><text:span text:style-name="T140">: mais lento porém mais seguro pois os dados serão enviados diretamente por pacotes dentro da solicitação </text:span><text:span text:style-name="T143">e </text:span><text:span text:style-name="T140">não pela URL.</text:span></text:p>
        </text:list-item>
      </text:list>
      <text:p text:style-name="P111"><text:span text:style-name="Strong_20_Emphasis"><text:span text:style-name="T485"/></text:span></text:p>
      <text:p text:style-name="P122"><text:span text:style-name="T477">&lt;/fieldset&gt;</text:span> indica um conjunto de campos. Exemplo: identificação, endereço, pagamento.<text:span text:style-name="T477">&lt;/legend&gt;</text:span> representa o título do campo de preenchimento ou, em outras palavras, representa um rótulo para o conteúdo do seu ancestral &lt;fieldset&gt;<text:line-break/><text:line-break/><text:span text:style-name="T477">&lt;input&gt;</text:span> é usada para criar controles interativos (objetos) para formulários. Essa tag não tem fechamento. <text:span text:style-name="T493">Os parâmetros:</text:span></text:p>
      <text:list xml:id="list4255554965" text:style-name="L10">
        <text:list-item>
          <text:p text:style-name="P239"><text:span text:style-name="T216">placeholder</text:span><text:span text:style-name="T140">: é o texto mostrado antes de digitar na textbox</text:span></text:p>
        </text:list-item>
        <text:list-item>
          <text:p text:style-name="P240"><text:span text:style-name="T217">min</text:span><text:span text:style-name="T207">: </text:span><text:span text:style-name="T140">limita um valor mínimo </text:span><text:span text:style-name="T147">à</text:span><text:span text:style-name="T140"> caixa de texto</text:span></text:p>
        </text:list-item>
        <text:list-item>
          <text:p text:style-name="P245"><text:span text:style-name="T215">max</text:span><text:span text:style-name="T205">: </text:span><text:span text:style-name="T140">limita um valor máximo à caixa de texto</text:span></text:p>
        </text:list-item>
        <text:list-item>
          <text:p text:style-name="P245"><text:span text:style-name="T215">required</text:span><text:span text:style-name="T205">: </text:span><text:span text:style-name="T140">com essa cláusula, exige que o campo seja preenchido</text:span></text:p>
        </text:list-item>
        <text:list-item>
          <text:p text:style-name="P239"><text:soft-page-break/><text:span text:style-name="T216">list</text:span><text:span text:style-name="T140">: se liga a tag &lt;datalist&gt;</text:span></text:p>
        </text:list-item>
      </text:list>
      <text:p text:style-name="P77"><text:span text:style-name="T252">&lt;datalist&gt;</text:span><text:span text:style-name="T140"> cria uma lista de preenchimento automático em um &lt;input&gt; para ajudar o usuário a não digitar de maneira incorreta. </text:span><text:span text:style-name="T143">Como exemplo, países.</text:span><text:span text:style-name="T140"><text:line-break/><text:line-break/></text:span><text:span text:style-name="T252">&lt;label&gt;</text:span><text:span text:style-name="T140"> </text:span><text:span text:style-name="T145">além de i</text:span><text:span text:style-name="T146">nforma</text:span><text:span text:style-name="T145">r</text:span><text:span text:style-name="T146"> para que serve cada campo do </text:span><text:span text:style-name="T145">f</text:span><text:span text:style-name="T146">ormulário, </text:span><text:span text:style-name="T140">é usad</text:span><text:span text:style-name="T145">a</text:span><text:span text:style-name="T140"> para referenciar um objeto, ligando-se ao parâmetro </text:span><text:span text:style-name="T216">id</text:span><text:span text:style-name="T140"> da tag &lt;input&gt;, com isso toda a palavra ou frase se torna uma área de interação </text:span><text:span text:style-name="T149">clicável</text:span><text:span text:style-name="T140">. Além de seu valor prático, tem também um valor semântico, melhorando o SEO.<text:line-break/><text:line-break/></text:span><text:span text:style-name="T252">&lt;select&gt;</text:span><text:span text:style-name="T140"> cria caixas combinadas (</text:span><text:span text:style-name="T143">lista</text:span><text:span text:style-name="T140"> de escolha) combina</text:span><text:span text:style-name="T143">da</text:span><text:span text:style-name="T140"> com a tag &lt;option&gt;<text:line-break/></text:span><text:span text:style-name="T252">&lt;option</text:span><text:span text:style-name="T140"> </text:span><text:span text:style-name="T214">value="</text:span><text:span text:style-name="T176">RJ</text:span><text:span text:style-name="T214">"</text:span><text:span text:style-name="T206"> </text:span><text:span text:style-name="T214">selected</text:span><text:span text:style-name="T252">&gt;</text:span><text:span text:style-name="T140">. mostra as escolhas da tag &lt;select&gt;. </text:span><text:span text:style-name="T143">Os parâmetros:</text:span></text:p>
      <text:list xml:id="list1570123942" text:style-name="L11">
        <text:list-item>
          <text:p text:style-name="P241"><text:span text:style-name="T216">value</text:span><text:span text:style-name="T140">: envia somente o valor RJ ao banco de dados</text:span></text:p>
        </text:list-item>
        <text:list-item>
          <text:p text:style-name="P242"><text:span text:style-name="T216">selected</text:span><text:span text:style-name="T140">: já deixa a opção como </text:span><text:span text:style-name="T145">marcada/</text:span><text:span text:style-name="T140">selecionada</text:span></text:p>
        </text:list-item>
      </text:list>
      <text:p text:style-name="P218"><text:span text:style-name="T252">&lt;optgroup</text:span><text:span text:style-name="T140"> label="Região Sudeste"</text:span><text:span text:style-name="T252">&gt;</text:span><text:span text:style-name="T140"> separa em áreas um grupo de tags &lt;option&gt;<text:line-break/><text:line-break/></text:span><text:span text:style-name="T252">&lt;textarea&gt;</text:span><text:span text:style-name="T140"> são </text:span><text:span text:style-name="T145">como </text:span><text:span text:style-name="T140">objetos textbox </text:span><text:span text:style-name="T145">só que </text:span><text:span text:style-name="T140">maiores, usados para </text:span><text:span text:style-name="Strong_20_Emphasis"><text:span text:style-name="T144">cria</text:span></text:span><text:span text:style-name="Strong_20_Emphasis"><text:span text:style-name="T143">r</text:span></text:span><text:span text:style-name="Strong_20_Emphasis"><text:span text:style-name="T144"> um </text:span></text:span><text:span text:style-name="T144">campo de preenchimento de </text:span><text:span text:style-name="T138">textos</text:span></text:p>
      <text:p text:style-name="P120"><text:line-break/></text:p>
      <text:p text:style-name="P119"><text:span text:style-name="T314">Criando tags </text:span><text:span text:style-name="T315">contêineres</text:span> <text:span text:style-name="T464">para formatação de CSS:</text:span></text:p>
      <text:p text:style-name="P196"><text:span text:style-name="T250">&lt;span&gt;</text:span><text:span text:style-name="T127"> Apesar de ter uma funcionalidade e características parecidas com os parágrafos, costumam ser utilizadas apenas para </text:span><text:span text:style-name="T136">pequenas informações</text:span><text:span text:style-name="T127">, como </text:span><text:span text:style-name="T136">legendas</text:span><text:span text:style-name="T127"> de um formulário, legendas de uma imagem, etc. Também pode ser utilizada para formar um </text:span><text:span text:style-name="T136">container </text:span><text:span text:style-name="T137">genérico</text:span><text:span text:style-name="T136"> inline</text:span><text:span text:style-name="T127">, um </text:span><text:span text:style-name="T136">seletor de estilo</text:span><text:span text:style-name="T127"> que pode ser usado para aplicar CSS dentro de um </text:span><text:span text:style-name="T136">trecho específico</text:span><text:span text:style-name="T127">.</text:span></text:p>
      <text:p text:style-name="P195"><text:span text:style-name="T252">&lt;div&gt;</text:span><text:span text:style-name="T140"> organiza as informações </text:span><text:span text:style-name="T141">ao</text:span><text:span text:style-name="T140"> delimit</text:span><text:span text:style-name="T141">á-l</text:span><text:span text:style-name="T140">as dentro de um layout, permitindo </text:span><text:span text:style-name="T136">aplicação particular de CSS,</text:span><text:span text:style-name="T140"> centraliza</text:span><text:span text:style-name="T141">ndo </text:span><text:span text:style-name="T140">blocos de conteúdo, cria</text:span><text:span text:style-name="T141">ndo</text:span><text:span text:style-name="T140"> efeitos de coluna,</text:span><text:span text:style-name="T141"> </text:span><text:span text:style-name="T140">diferentes áreas de cor e muito mais.</text:span></text:p>
      <text:p text:style-name="P119"/>
      <text:p text:style-name="P119"/>
      <text:p text:style-name="P121"><text:span text:style-name="T314">Criando</text:span> <text:span text:style-name="T315">mapas de imagens</text:span><text:span text:style-name="T314">:</text:span></text:p>
      <text:p text:style-name="P121"><text:span text:style-name="T477">&lt;map&gt;</text:span> é usada com a tag <text:span text:style-name="T477">&lt;area&gt;</text:span> para definir um mapa de imagem (a área clicável do link). Existem 3 tipos de área: retângulo (<text:span text:style-name="T438">rect</text:span>), círculo(<text:span text:style-name="T438">circle</text:span>) e polígono(<text:span text:style-name="T438">poly</text:span>).<text:line-break/>Dentro de um mapa, existem áreas. Dentro de cada área é preciso informar os <text:span text:style-name="T512">4</text:span> seguintes atributos:</text:p>
      <text:list xml:id="list3196349095" text:style-name="L12">
        <text:list-item>
          <text:p text:style-name="P233">formato (shape),</text:p>
        </text:list-item>
        <text:list-item>
          <text:p text:style-name="P233">as coordenadas desse shape,</text:p>
        </text:list-item>
        <text:list-item>
          <text:p text:style-name="P233">o arquivo que será aberto</text:p>
        </text:list-item>
        <text:list-item>
          <text:p text:style-name="P233"><text:soft-page-break/>o alvo (target)</text:p>
        </text:list-item>
      </text:list>
      <text:p text:style-name="P11"/>
      <text:p text:style-name="P75"><text:span text:style-name="T130">P</text:span><text:span text:style-name="T131">a</text:span><text:span text:style-name="T130">sso a passo para criar um mapa</text:span><text:span text:style-name="T131"> de imagens:</text:span></text:p>
      <text:list xml:id="list749633125" text:style-name="L13">
        <text:list-item>
          <text:p text:style-name="P243"><text:span text:style-name="T130">L</text:span><text:span text:style-name="T131">ink a imagem ao mapa através do parâmetro </text:span><text:span text:style-name="T218">usemap</text:span><text:span text:style-name="T131">. Exemplo:<text:line-break/></text:span><text:span text:style-name="T253">&lt;img src="imagens/glass.jpg" </text:span><text:span text:style-name="T255">usemap</text:span><text:span text:style-name="T253">="#meumapa"/&gt;</text:span></text:p>
        </text:list-item>
        <text:list-item>
          <text:p text:style-name="P243"><text:span text:style-name="T130">U</text:span><text:span text:style-name="T131">se a tag &lt;map&gt;. Exemplo:<text:line-break/></text:span><text:span text:style-name="T255">&lt;map</text:span><text:span text:style-name="T253"> name="meumapa"</text:span><text:span text:style-name="T255">&gt;</text:span></text:p>
        </text:list-item>
        <text:list-item>
          <text:p text:style-name="P247"><text:span text:style-name="T130">U</text:span><text:span text:style-name="T131">se a tag &lt;area&gt; para descrever o </text:span><text:span text:style-name="T219">shape</text:span><text:span text:style-name="T131">, as </text:span><text:span text:style-name="T218">coords</text:span><text:span text:style-name="T131">, o </text:span><text:span text:style-name="T219">href</text:span><text:span text:style-name="T131"> </text:span><text:span text:style-name="T130">usando uma</text:span><text:span text:style-name="T131"> </text:span><text:span text:style-name="T135">#</text:span><text:span text:style-name="T131"> para abri-</text:span><text:span text:style-name="T130">lo</text:span><text:span text:style-name="T131"> diretamente posicionado no artigo escolhido através do id, e também o </text:span><text:span text:style-name="T218">target</text:span><text:span text:style-name="T131"> que indica onde abrir, geralmente em um &lt;iframe&gt;.<text:line-break/>Exemplo:</text:span><text:span text:style-name="T253">&lt;area </text:span><text:span text:style-name="T255">shape</text:span><text:span text:style-name="T253">="rect" </text:span><text:span text:style-name="T255">coords</text:span><text:span text:style-name="T253">="179,202,170,160" </text:span><text:span text:style-name="T255">href</text:span><text:span text:style-name="T253">="glass.html#tela" </text:span><text:span text:style-name="T255">target</text:span><text:span text:style-name="T253">="janela"/&gt;</text:span></text:p>
        </text:list-item>
        <text:list-item>
          <text:p text:style-name="P244"><text:span text:style-name="T132">F</text:span><text:span text:style-name="T131">eche a tag &lt;/map&gt;</text:span></text:p>
        </text:list-item>
        <text:list-item>
          <text:p text:style-name="P248"><text:span text:style-name="T132">I</text:span><text:span text:style-name="T131">ndique o iframe. Exemplo:</text:span><text:span text:style-name="T150"><text:line-break/></text:span><text:span text:style-name="T256">&lt;iframe</text:span><text:span text:style-name="T254"> src="glass.html" name="janela" id="specs"</text:span><text:span text:style-name="T256">&gt; &lt;/iframe&gt;</text:span><text:span text:style-name="T254"><text:line-break/></text:span></text:p>
        </text:list-item>
      </text:list>
      <text:p text:style-name="P219"/>
      <text:p text:style-name="P10"/>
      <text:p text:style-name="P115"><text:span text:style-name="T326">CSS</text:span><text:line-break/></text:p>
      <text:p text:style-name="P214"><text:span text:style-name="T492">C</text:span>uidado ao escrever os parâmetros porque <text:span text:style-name="T511">ESPAÇO</text:span> indica mudança de parâmetro</text:p>
      <text:p text:style-name="P113"/>
      <text:p text:style-name="P113"><text:span text:style-name="T479">O</text:span> site <text:a xlink:type="simple" xlink:href="https://expressprefixr.herokuapp.com/" text:style-name="Internet_20_link" text:visited-style-name="Visited_20_Internet_20_Link">prefixr</text:a> reduz consideravelmente o código CSS e ajuda <text:span text:style-name="T479">também</text:span> na retrocompatibilidade de navegadores.<text:line-break/><text:line-break/>No CSS existem 2 tipos de <text:span text:style-name="T258">posicionamento</text:span>: <text:span text:style-name="T348">absoluto</text:span> e <text:span text:style-name="T348">relativo</text:span>(dentro do container)<text:line-break/><text:line-break/><text:span text:style-name="T513">N</text:span>o CSS, <text:span text:style-name="T479">uma</text:span> hash(#) identifica a "id", <text:span text:style-name="T489">já o ponto(.) identifica uma classe</text:span><text:line-break/></text:p>
      <text:p text:style-name="P114"><text:span text:style-name="T438">padding</text:span>: é o parâmetro <text:span text:style-name="T490">que define o espaço </text:span><text:span text:style-name="T348">interno</text:span> <text:span text:style-name="T490">do objeto</text:span><text:line-break/><text:span text:style-name="T438">margin</text:span>: é o parâmetro <text:span text:style-name="T490">que define o espaço </text:span><text:span text:style-name="T348">externo</text:span> do objeto<text:line-break/><text:line-break/><text:span text:style-name="T258">@</text:span><text:span text:style-name="T496">font-face {}</text:span>: use esse comando no topo do documento CSS para <text:span text:style-name="T479">importar</text:span> uma fonte que está dentro do projeto.<text:line-break/><text:line-break/>O <text:a xlink:type="simple" xlink:href="https://fonts.google.com/" text:style-name="Internet_20_link" text:visited-style-name="Visited_20_Internet_20_Link">Google </text:a><text:a xlink:type="simple" xlink:href="https://fonts.google.com/" text:style-name="Internet_20_link" text:visited-style-name="Visited_20_Internet_20_Link"><text:span text:style-name="T479">F</text:span></text:a><text:a xlink:type="simple" xlink:href="https://fonts.google.com/" text:style-name="Internet_20_link" text:visited-style-name="Visited_20_Internet_20_Link">onts</text:a> é um <text:span text:style-name="T479">ótimo </text:span>repositório de fontes.<text:line-break/><text:line-break/>Caso o navegador do usuário esteja desatualizado e não reconheça a fonte <text:soft-page-break/>importada, ele <text:span text:style-name="T479">então </text:span>apresentará a sua fonte padrão<text:line-break/></text:p>
      <text:p text:style-name="P114"><text:span text:style-name="T473">Diferença entre </text:span><text:span text:style-name="T474">id</text:span><text:span text:style-name="T473"> e </text:span><text:span text:style-name="T474">class</text:span><text:span text:style-name="T473">:</text:span><text:line-break/><text:span text:style-name="T484">T</text:span><text:span text:style-name="T377">anto para HTML quanto para CSS, um </text:span><text:span text:style-name="T328">id</text:span><text:span text:style-name="T377"> só pode ser aplicado para um </text:span><text:span text:style-name="T380">único </text:span><text:span text:style-name="T377">objeto e não para vários. Para resolver isso e identificar vários objetos existe a </text:span><text:span text:style-name="T328">class</text:span><text:span text:style-name="T377">, que define a formatação de vários objetos.</text:span></text:p>
      <text:p text:style-name="P118"/>
      <text:p text:style-name="P187">3 formas de representar cores:</text:p>
      <text:list xml:id="list1431103133" text:style-name="L14">
        <text:list-item>
          <text:p text:style-name="P234"><text:span text:style-name="T434">HSB</text:span><text:span text:style-name="T377"> (matiz, saturação e luminosidade). Podendo apresentar ou não o parâmetro de </text:span><text:span text:style-name="T349">opacidade/transparência</text:span><text:span text:style-name="T377">, sendo 1 = 100% e 0.5 = 50%. Por exemplo: </text:span><text:span text:style-name="T436">color: hsla(202º, 82%, 76%, 0.6);</text:span></text:p>
        </text:list-item>
        <text:list-item>
          <text:p text:style-name="P234"><text:span text:style-name="T434">RGB</text:span><text:span text:style-name="T377"> (red, green, blue) Podendo apresentar ou não o parâmetro de </text:span><text:span text:style-name="T349">opacidade</text:span><text:span text:style-name="T377">, por exemplo: </text:span><text:span text:style-name="T436">color: rgba(35, 137, 195, 0.3);</text:span></text:p>
        </text:list-item>
        <text:list-item>
          <text:p text:style-name="P234"><text:span text:style-name="T436">Código</text:span><text:span text:style-name="T377"> </text:span><text:span text:style-name="T434">Hexadecimal</text:span><text:span text:style-name="T377">. Por exemplo: </text:span><text:span text:style-name="T437">#002233</text:span></text:p>
        </text:list-item>
      </text:list>
      <text:p text:style-name="P15"/>
      <text:p text:style-name="P12"><text:span text:style-name="T315">Webkit</text:span> é um motor de renderização HTML usado pelos navegadores. Ele suporta várias propriedades CSS personalizadas, permitindo fazer zoom, dar perspectivas, rotacionar, ajustar tamanho, inclinar ou traduzir elementos.<text:line-break/>O prefixo -webkit- quer dizer que só os browsers que têm estrutura do webkit é que vão usar/ler/aplicar essa reg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MonOSPACE" svg:font-family="MonOSPACE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10-06T14:44:35.249000000</dc:date>
    <meta:editing-duration>P5DT20H20M32S</meta:editing-duration>
    <meta:editing-cycles>49</meta:editing-cycles>
    <meta:document-statistic meta:table-count="0" meta:image-count="13" meta:object-count="0" meta:page-count="22" meta:paragraph-count="314" meta:word-count="5009" meta:character-count="31555" meta:non-whitespace-character-count="26422"/>
  </office:meta>
</office:document-meta>
</file>